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 fo:border="none"/>
      <style:paragraph-properties fo:text-align="center" fo:margin-left="0pt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757.9pt" svg:height="547.14pt" svg:x="576.45pt" svg:y="23.47pt">
            <loext:p/>
            <draw:object draw:notify-on-update-of-ranges="Hoja1.B2:Hoja1.B437 Hoja1.C1:Hoja1.C1 Hoja1.C2:Hoja1.C437 Hoja1.E2:Hoja1.E34 Hoja1.F1:Hoja1.F1 Hoja1.F2:Hoja1.F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style-name="ce3" office:value-type="string" calcext:value-type="string">
            <text:p>Solution Time</text:p>
          </table:table-cell>
          <table:table-cell table:style-name="ce3" office:value-type="string" calcext:value-type="string">
            <text:p>Solution Imposed displacement</text:p>
          </table:table-cell>
          <table:table-cell table:style-name="ce3" office:value-type="string" calcext:value-type="string">
            <text:p>Solution displacement</text:p>
          </table:table-cell>
          <table:table-cell table:style-name="ce7"/>
          <table:table-cell table:style-name="ce3" office:value-type="string" calcext:value-type="string">
            <text:p>Reference Imposed displacement</text:p>
          </table:table-cell>
          <table:table-cell table:style-name="ce3" office:value-type="string" calcext:value-type="string">
            <text:p>Reference displacement</text:p>
          </table:table-cell>
          <table:table-cell table:number-columns-repeated="10"/>
        </table:table-row>
        <table:table-row table:style-name="ro2">
          <table:table-cell table:style-name="ce4" office:value-type="float" office:value="0.00050000002" calcext:value-type="float">
            <text:p>5.0000E-04</text:p>
          </table:table-cell>
          <table:table-cell table:style-name="ce4" table:formula="of:=0.4*[.A2]" office:value-type="float" office:value="0.000200000008" calcext:value-type="float">
            <text:p>2.0000E-04</text:p>
          </table:table-cell>
          <table:table-cell table:style-name="ce4" office:value-type="float" office:value="-0.00015056069" calcext:value-type="float">
            <text:p>-1.5056E-04</text:p>
          </table:table-cell>
          <table:table-cell/>
          <table:table-cell table:style-name="ce4" office:value-type="float" office:value="0.00530856951199061" calcext:value-type="float">
            <text:p>5.3086E-03</text:p>
          </table:table-cell>
          <table:table-cell table:style-name="ce4" office:value-type="float" office:value="-0.00273124205345538" calcext:value-type="float">
            <text:p>-2.7312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1" calcext:value-type="float">
            <text:p>1.0000E-03</text:p>
          </table:table-cell>
          <table:table-cell table:style-name="ce4" table:formula="of:=0.4*[.A3]" office:value-type="float" office:value="0.0004" calcext:value-type="float">
            <text:p>4.0000E-04</text:p>
          </table:table-cell>
          <table:table-cell table:style-name="ce4" office:value-type="float" office:value="-0.00029403801" calcext:value-type="float">
            <text:p>-2.9404E-04</text:p>
          </table:table-cell>
          <table:table-cell/>
          <table:table-cell table:style-name="ce4" office:value-type="float" office:value="0.00706343882513596" calcext:value-type="float">
            <text:p>7.0634E-03</text:p>
          </table:table-cell>
          <table:table-cell table:style-name="ce4" office:value-type="float" office:value="-0.00402702377367759" calcext:value-type="float">
            <text:p>-4.0270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15" calcext:value-type="float">
            <text:p>1.5000E-03</text:p>
          </table:table-cell>
          <table:table-cell table:style-name="ce4" table:formula="of:=0.4*[.A4]" office:value-type="float" office:value="0.0006" calcext:value-type="float">
            <text:p>6.0000E-04</text:p>
          </table:table-cell>
          <table:table-cell table:style-name="ce4" office:value-type="float" office:value="-0.00043125064" calcext:value-type="float">
            <text:p>-4.3125E-04</text:p>
          </table:table-cell>
          <table:table-cell/>
          <table:table-cell table:style-name="ce4" office:value-type="float" office:value="0.00938298076232002" calcext:value-type="float">
            <text:p>9.3830E-03</text:p>
          </table:table-cell>
          <table:table-cell table:style-name="ce4" office:value-type="float" office:value="-0.00462800576657289" calcext:value-type="float">
            <text:p>-4.6280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20000001" calcext:value-type="float">
            <text:p>2.0000E-03</text:p>
          </table:table-cell>
          <table:table-cell table:style-name="ce4" table:formula="of:=0.4*[.A5]" office:value-type="float" office:value="0.00080000004" calcext:value-type="float">
            <text:p>8.0000E-04</text:p>
          </table:table-cell>
          <table:table-cell table:style-name="ce4" office:value-type="float" office:value="-0.00056573987" calcext:value-type="float">
            <text:p>-5.6574E-04</text:p>
          </table:table-cell>
          <table:table-cell/>
          <table:table-cell table:style-name="ce4" office:value-type="float" office:value="0.0111352147768381" calcext:value-type="float">
            <text:p>1.1135E-02</text:p>
          </table:table-cell>
          <table:table-cell table:style-name="ce4" office:value-type="float" office:value="-0.00497036715231651" calcext:value-type="float">
            <text:p>-4.9704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24999999" calcext:value-type="float">
            <text:p>2.5000E-03</text:p>
          </table:table-cell>
          <table:table-cell table:style-name="ce4" table:formula="of:=0.4*[.A6]" office:value-type="float" office:value="0.00099999996" calcext:value-type="float">
            <text:p>1.0000E-03</text:p>
          </table:table-cell>
          <table:table-cell table:style-name="ce4" office:value-type="float" office:value="-0.00069674256" calcext:value-type="float">
            <text:p>-6.9674E-04</text:p>
          </table:table-cell>
          <table:table-cell/>
          <table:table-cell table:style-name="ce4" office:value-type="float" office:value="0.0135060252509523" calcext:value-type="float">
            <text:p>1.3506E-02</text:p>
          </table:table-cell>
          <table:table-cell table:style-name="ce4" office:value-type="float" office:value="-0.00548454701294707" calcext:value-type="float">
            <text:p>-5.4845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3" calcext:value-type="float">
            <text:p>3.0000E-03</text:p>
          </table:table-cell>
          <table:table-cell table:style-name="ce4" table:formula="of:=0.4*[.A7]" office:value-type="float" office:value="0.0012" calcext:value-type="float">
            <text:p>1.2000E-03</text:p>
          </table:table-cell>
          <table:table-cell table:style-name="ce4" office:value-type="float" office:value="-0.00082396396" calcext:value-type="float">
            <text:p>-8.2396E-04</text:p>
          </table:table-cell>
          <table:table-cell/>
          <table:table-cell table:style-name="ce4" office:value-type="float" office:value="0.0157726216429889" calcext:value-type="float">
            <text:p>1.5773E-02</text:p>
          </table:table-cell>
          <table:table-cell table:style-name="ce4" office:value-type="float" office:value="-0.00556560910707526" calcext:value-type="float">
            <text:p>-5.5656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35000001" calcext:value-type="float">
            <text:p>3.5000E-03</text:p>
          </table:table-cell>
          <table:table-cell table:style-name="ce4" table:formula="of:=0.4*[.A8]" office:value-type="float" office:value="0.00140000004" calcext:value-type="float">
            <text:p>1.4000E-03</text:p>
          </table:table-cell>
          <table:table-cell table:style-name="ce4" office:value-type="float" office:value="-0.00095033221" calcext:value-type="float">
            <text:p>-9.5033E-04</text:p>
          </table:table-cell>
          <table:table-cell/>
          <table:table-cell table:style-name="ce4" office:value-type="float" office:value="0.0185032701660238" calcext:value-type="float">
            <text:p>1.8503E-02</text:p>
          </table:table-cell>
          <table:table-cell table:style-name="ce4" office:value-type="float" office:value="-0.00581887234529953" calcext:value-type="float">
            <text:p>-5.8189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40000002" calcext:value-type="float">
            <text:p>4.0000E-03</text:p>
          </table:table-cell>
          <table:table-cell table:style-name="ce4" table:formula="of:=0.4*[.A9]" office:value-type="float" office:value="0.00160000008" calcext:value-type="float">
            <text:p>1.6000E-03</text:p>
          </table:table-cell>
          <table:table-cell table:style-name="ce4" office:value-type="float" office:value="-0.001075009" calcext:value-type="float">
            <text:p>-1.0750E-03</text:p>
          </table:table-cell>
          <table:table-cell/>
          <table:table-cell table:style-name="ce4" office:value-type="float" office:value="0.021388203445054" calcext:value-type="float">
            <text:p>2.1388E-02</text:p>
          </table:table-cell>
          <table:table-cell table:style-name="ce4" office:value-type="float" office:value="-0.00598507833845299" calcext:value-type="float">
            <text:p>-5.9851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44999998" calcext:value-type="float">
            <text:p>4.5000E-03</text:p>
          </table:table-cell>
          <table:table-cell table:style-name="ce4" table:formula="of:=0.4*[.A10]" office:value-type="float" office:value="0.00179999992" calcext:value-type="float">
            <text:p>1.8000E-03</text:p>
          </table:table-cell>
          <table:table-cell table:style-name="ce4" office:value-type="float" office:value="-0.0011960062" calcext:value-type="float">
            <text:p>-1.1960E-03</text:p>
          </table:table-cell>
          <table:table-cell/>
          <table:table-cell table:style-name="ce4" office:value-type="float" office:value="0.0251988452600561" calcext:value-type="float">
            <text:p>2.5199E-02</text:p>
          </table:table-cell>
          <table:table-cell table:style-name="ce4" office:value-type="float" office:value="-0.00562894086118171" calcext:value-type="float">
            <text:p>-5.6289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49999999" calcext:value-type="float">
            <text:p>5.0000E-03</text:p>
          </table:table-cell>
          <table:table-cell table:style-name="ce4" table:formula="of:=0.4*[.A11]" office:value-type="float" office:value="0.00199999996" calcext:value-type="float">
            <text:p>2.0000E-03</text:p>
          </table:table-cell>
          <table:table-cell table:style-name="ce4" office:value-type="float" office:value="-0.0013159099" calcext:value-type="float">
            <text:p>-1.3159E-03</text:p>
          </table:table-cell>
          <table:table-cell/>
          <table:table-cell table:style-name="ce4" office:value-type="float" office:value="0.0288036942095302" calcext:value-type="float">
            <text:p>2.8804E-02</text:p>
          </table:table-cell>
          <table:table-cell table:style-name="ce4" office:value-type="float" office:value="-0.00535998818538425" calcext:value-type="float">
            <text:p>-5.3600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55" calcext:value-type="float">
            <text:p>5.5000E-03</text:p>
          </table:table-cell>
          <table:table-cell table:style-name="ce4" table:formula="of:=0.4*[.A12]" office:value-type="float" office:value="0.0022" calcext:value-type="float">
            <text:p>2.2000E-03</text:p>
          </table:table-cell>
          <table:table-cell table:style-name="ce4" office:value-type="float" office:value="-0.0014344134" calcext:value-type="float">
            <text:p>-1.4344E-03</text:p>
          </table:table-cell>
          <table:table-cell/>
          <table:table-cell table:style-name="ce4" office:value-type="float" office:value="0.0331289379746532" calcext:value-type="float">
            <text:p>3.3129E-02</text:p>
          </table:table-cell>
          <table:table-cell table:style-name="ce4" office:value-type="float" office:value="-0.00482922599235923" calcext:value-type="float">
            <text:p>-4.8292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60000001" calcext:value-type="float">
            <text:p>6.0000E-03</text:p>
          </table:table-cell>
          <table:table-cell table:style-name="ce4" table:formula="of:=0.4*[.A13]" office:value-type="float" office:value="0.00240000004" calcext:value-type="float">
            <text:p>2.4000E-03</text:p>
          </table:table-cell>
          <table:table-cell table:style-name="ce4" office:value-type="float" office:value="-0.001550353" calcext:value-type="float">
            <text:p>-1.5504E-03</text:p>
          </table:table-cell>
          <table:table-cell/>
          <table:table-cell table:style-name="ce4" office:value-type="float" office:value="0.0356518770513404" calcext:value-type="float">
            <text:p>3.5652E-02</text:p>
          </table:table-cell>
          <table:table-cell table:style-name="ce4" office:value-type="float" office:value="-0.00447627742516378" calcext:value-type="float">
            <text:p>-4.4763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65000001" calcext:value-type="float">
            <text:p>6.5000E-03</text:p>
          </table:table-cell>
          <table:table-cell table:style-name="ce4" table:formula="of:=0.4*[.A14]" office:value-type="float" office:value="0.00260000004" calcext:value-type="float">
            <text:p>2.6000E-03</text:p>
          </table:table-cell>
          <table:table-cell table:style-name="ce4" office:value-type="float" office:value="-0.0016629878" calcext:value-type="float">
            <text:p>-1.6630E-03</text:p>
          </table:table-cell>
          <table:table-cell/>
          <table:table-cell table:style-name="ce4" office:value-type="float" office:value="0.0393072758199372" calcext:value-type="float">
            <text:p>3.9307E-02</text:p>
          </table:table-cell>
          <table:table-cell table:style-name="ce4" office:value-type="float" office:value="-0.00386049888951652" calcext:value-type="float">
            <text:p>-3.8605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70000002" calcext:value-type="float">
            <text:p>7.0000E-03</text:p>
          </table:table-cell>
          <table:table-cell table:style-name="ce4" table:formula="of:=0.4*[.A15]" office:value-type="float" office:value="0.00280000008" calcext:value-type="float">
            <text:p>2.8000E-03</text:p>
          </table:table-cell>
          <table:table-cell table:style-name="ce4" office:value-type="float" office:value="-0.0017751401" calcext:value-type="float">
            <text:p>-1.7751E-03</text:p>
          </table:table-cell>
          <table:table-cell/>
          <table:table-cell table:style-name="ce4" office:value-type="float" office:value="0.0434248101387125" calcext:value-type="float">
            <text:p>4.3425E-02</text:p>
          </table:table-cell>
          <table:table-cell table:style-name="ce4" office:value-type="float" office:value="-0.0027235248910718" calcext:value-type="float">
            <text:p>-2.7235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74999998" calcext:value-type="float">
            <text:p>7.5000E-03</text:p>
          </table:table-cell>
          <table:table-cell table:style-name="ce4" table:formula="of:=0.4*[.A16]" office:value-type="float" office:value="0.00299999992" calcext:value-type="float">
            <text:p>3.0000E-03</text:p>
          </table:table-cell>
          <table:table-cell table:style-name="ce4" office:value-type="float" office:value="-0.0018867853" calcext:value-type="float">
            <text:p>-1.8868E-03</text:p>
          </table:table-cell>
          <table:table-cell/>
          <table:table-cell table:style-name="ce4" office:value-type="float" office:value="0.046458997149086" calcext:value-type="float">
            <text:p>4.6459E-02</text:p>
          </table:table-cell>
          <table:table-cell table:style-name="ce4" office:value-type="float" office:value="-0.000982507546058962" calcext:value-type="float">
            <text:p>-9.8251E-04</text:p>
          </table:table-cell>
          <table:table-cell table:number-columns-repeated="9"/>
          <table:table-cell table:style-name="ce2"/>
        </table:table-row>
        <table:table-row table:style-name="ro2">
          <table:table-cell table:style-name="ce4" office:value-type="float" office:value="0.0080000004" calcext:value-type="float">
            <text:p>8.0000E-03</text:p>
          </table:table-cell>
          <table:table-cell table:style-name="ce4" table:formula="of:=0.4*[.A17]" office:value-type="float" office:value="0.00320000016" calcext:value-type="float">
            <text:p>3.2000E-03</text:p>
          </table:table-cell>
          <table:table-cell table:style-name="ce4" office:value-type="float" office:value="-0.0019959558" calcext:value-type="float">
            <text:p>-1.9960E-03</text:p>
          </table:table-cell>
          <table:table-cell/>
          <table:table-cell table:style-name="ce4" office:value-type="float" office:value="0.0492818811240747" calcext:value-type="float">
            <text:p>4.9282E-02</text:p>
          </table:table-cell>
          <table:table-cell table:style-name="ce4" office:value-type="float" office:value="0.00266484024229895" calcext:value-type="float">
            <text:p>2.6648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85000005" calcext:value-type="float">
            <text:p>8.5000E-03</text:p>
          </table:table-cell>
          <table:table-cell table:style-name="ce4" table:formula="of:=0.4*[.A18]" office:value-type="float" office:value="0.0034000002" calcext:value-type="float">
            <text:p>3.4000E-03</text:p>
          </table:table-cell>
          <table:table-cell table:style-name="ce4" office:value-type="float" office:value="-0.0021021396" calcext:value-type="float">
            <text:p>-2.1021E-03</text:p>
          </table:table-cell>
          <table:table-cell/>
          <table:table-cell table:style-name="ce4" office:value-type="float" office:value="0.0504569847392252" calcext:value-type="float">
            <text:p>5.0457E-02</text:p>
          </table:table-cell>
          <table:table-cell table:style-name="ce4" office:value-type="float" office:value="0.00613475707403639" calcext:value-type="float">
            <text:p>6.1348E-03</text:p>
          </table:table-cell>
          <table:table-cell table:number-columns-repeated="10"/>
        </table:table-row>
        <table:table-row table:style-name="ro2">
          <table:table-cell table:style-name="ce4" office:value-type="float" office:value="0.0089999996" calcext:value-type="float">
            <text:p>9.0000E-03</text:p>
          </table:table-cell>
          <table:table-cell table:style-name="ce4" table:formula="of:=0.4*[.A19]" office:value-type="float" office:value="0.00359999984" calcext:value-type="float">
            <text:p>3.6000E-03</text:p>
          </table:table-cell>
          <table:table-cell table:style-name="ce4" office:value-type="float" office:value="-0.0022076347" calcext:value-type="float">
            <text:p>-2.2076E-03</text:p>
          </table:table-cell>
          <table:table-cell/>
          <table:table-cell table:style-name="ce4" office:value-type="float" office:value="0.0511668383603651" calcext:value-type="float">
            <text:p>5.1167E-02</text:p>
          </table:table-cell>
          <table:table-cell table:style-name="ce4" office:value-type="float" office:value="0.0102102479291784" calcext:value-type="float">
            <text:p>1.0210E-02</text:p>
          </table:table-cell>
          <table:table-cell table:number-columns-repeated="10"/>
        </table:table-row>
        <table:table-row table:style-name="ro2">
          <table:table-cell table:style-name="ce4" office:value-type="float" office:value="0.0094999997" calcext:value-type="float">
            <text:p>9.5000E-03</text:p>
          </table:table-cell>
          <table:table-cell table:style-name="ce4" table:formula="of:=0.4*[.A20]" office:value-type="float" office:value="0.00379999988" calcext:value-type="float">
            <text:p>3.8000E-03</text:p>
          </table:table-cell>
          <table:table-cell table:style-name="ce4" office:value-type="float" office:value="-0.0023121731" calcext:value-type="float">
            <text:p>-2.3122E-03</text:p>
          </table:table-cell>
          <table:table-cell/>
          <table:table-cell table:style-name="ce4" office:value-type="float" office:value="0.0522877985673558" calcext:value-type="float">
            <text:p>5.2288E-02</text:p>
          </table:table-cell>
          <table:table-cell table:style-name="ce4" office:value-type="float" office:value="0.0146334575389914" calcext:value-type="float">
            <text:p>1.4633E-02</text:p>
          </table:table-cell>
          <table:table-cell table:number-columns-repeated="10"/>
        </table:table-row>
        <table:table-row table:style-name="ro2">
          <table:table-cell table:style-name="ce4" office:value-type="float" office:value="0.0099999998" calcext:value-type="float">
            <text:p>1.0000E-02</text:p>
          </table:table-cell>
          <table:table-cell table:style-name="ce4" table:formula="of:=0.4*[.A21]" office:value-type="float" office:value="0.00399999992" calcext:value-type="float">
            <text:p>4.0000E-03</text:p>
          </table:table-cell>
          <table:table-cell table:style-name="ce4" office:value-type="float" office:value="-0.0024156424" calcext:value-type="float">
            <text:p>-2.4156E-03</text:p>
          </table:table-cell>
          <table:table-cell/>
          <table:table-cell table:style-name="ce4" office:value-type="float" office:value="0.0530994705445485" calcext:value-type="float">
            <text:p>5.3099E-02</text:p>
          </table:table-cell>
          <table:table-cell table:style-name="ce4" office:value-type="float" office:value="0.0191425763862479" calcext:value-type="float">
            <text:p>1.9143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05" calcext:value-type="float">
            <text:p>1.0500E-02</text:p>
          </table:table-cell>
          <table:table-cell table:style-name="ce4" table:formula="of:=0.4*[.A22]" office:value-type="float" office:value="0.0042" calcext:value-type="float">
            <text:p>4.2000E-03</text:p>
          </table:table-cell>
          <table:table-cell table:style-name="ce4" office:value-type="float" office:value="-0.0025161593" calcext:value-type="float">
            <text:p>-2.5162E-03</text:p>
          </table:table-cell>
          <table:table-cell/>
          <table:table-cell table:style-name="ce4" office:value-type="float" office:value="0.0539128195299586" calcext:value-type="float">
            <text:p>5.3913E-02</text:p>
          </table:table-cell>
          <table:table-cell table:style-name="ce4" office:value-type="float" office:value="0.0230449732024725" calcext:value-type="float">
            <text:p>2.3045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1" calcext:value-type="float">
            <text:p>1.1000E-02</text:p>
          </table:table-cell>
          <table:table-cell table:style-name="ce4" table:formula="of:=0.4*[.A23]" office:value-type="float" office:value="0.0044" calcext:value-type="float">
            <text:p>4.4000E-03</text:p>
          </table:table-cell>
          <table:table-cell table:style-name="ce4" office:value-type="float" office:value="-0.0026145682" calcext:value-type="float">
            <text:p>-2.6146E-03</text:p>
          </table:table-cell>
          <table:table-cell/>
          <table:table-cell table:style-name="ce4" office:value-type="float" office:value="0.0550881627177116" calcext:value-type="float">
            <text:p>5.5088E-02</text:p>
          </table:table-cell>
          <table:table-cell table:style-name="ce4" office:value-type="float" office:value="0.0264282154583483" calcext:value-type="float">
            <text:p>2.642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15" calcext:value-type="float">
            <text:p>1.1500E-02</text:p>
          </table:table-cell>
          <table:table-cell table:style-name="ce4" table:formula="of:=0.4*[.A24]" office:value-type="float" office:value="0.0046" calcext:value-type="float">
            <text:p>4.6000E-03</text:p>
          </table:table-cell>
          <table:table-cell table:style-name="ce4" office:value-type="float" office:value="-0.0027123576" calcext:value-type="float">
            <text:p>-2.7124E-03</text:p>
          </table:table-cell>
          <table:table-cell/>
          <table:table-cell table:style-name="ce4" office:value-type="float" office:value="0.0560572338947318" calcext:value-type="float">
            <text:p>5.6057E-02</text:p>
          </table:table-cell>
          <table:table-cell table:style-name="ce4" office:value-type="float" office:value="0.0298976220644736" calcext:value-type="float">
            <text:p>2.989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2" calcext:value-type="float">
            <text:p>1.2000E-02</text:p>
          </table:table-cell>
          <table:table-cell table:style-name="ce4" table:formula="of:=0.4*[.A25]" office:value-type="float" office:value="0.0048" calcext:value-type="float">
            <text:p>4.8000E-03</text:p>
          </table:table-cell>
          <table:table-cell table:style-name="ce4" office:value-type="float" office:value="-0.0028095525" calcext:value-type="float">
            <text:p>-2.8096E-03</text:p>
          </table:table-cell>
          <table:table-cell/>
          <table:table-cell table:style-name="ce4" office:value-type="float" office:value="0.0571321961620469" calcext:value-type="float">
            <text:p>5.7132E-02</text:p>
          </table:table-cell>
          <table:table-cell table:style-name="ce4" office:value-type="float" office:value="0.0323271888730646" calcext:value-type="float">
            <text:p>3.2327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25" calcext:value-type="float">
            <text:p>1.2500E-02</text:p>
          </table:table-cell>
          <table:table-cell table:style-name="ce4" table:formula="of:=0.4*[.A26]" office:value-type="float" office:value="0.005" calcext:value-type="float">
            <text:p>5.0000E-03</text:p>
          </table:table-cell>
          <table:table-cell table:style-name="ce4" office:value-type="float" office:value="-0.0029054841" calcext:value-type="float">
            <text:p>-2.9055E-03</text:p>
          </table:table-cell>
          <table:table-cell/>
          <table:table-cell table:style-name="ce4" office:value-type="float" office:value="0.0585669964782827" calcext:value-type="float">
            <text:p>5.8567E-02</text:p>
          </table:table-cell>
          <table:table-cell table:style-name="ce4" office:value-type="float" office:value="0.035017672304062" calcext:value-type="float">
            <text:p>3.501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3" calcext:value-type="float">
            <text:p>1.3000E-02</text:p>
          </table:table-cell>
          <table:table-cell table:style-name="ce4" table:formula="of:=0.4*[.A27]" office:value-type="float" office:value="0.0052" calcext:value-type="float">
            <text:p>5.2000E-03</text:p>
          </table:table-cell>
          <table:table-cell table:style-name="ce4" office:value-type="float" office:value="-0.0029986871" calcext:value-type="float">
            <text:p>-2.9987E-03</text:p>
          </table:table-cell>
          <table:table-cell/>
          <table:table-cell table:style-name="ce4" office:value-type="float" office:value="0.0604629740542872" calcext:value-type="float">
            <text:p>6.0463E-02</text:p>
          </table:table-cell>
          <table:table-cell table:style-name="ce4" office:value-type="float" office:value="0.0385760495013036" calcext:value-type="float">
            <text:p>3.8576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35" calcext:value-type="float">
            <text:p>1.3500E-02</text:p>
          </table:table-cell>
          <table:table-cell table:style-name="ce4" table:formula="of:=0.4*[.A28]" office:value-type="float" office:value="0.0054" calcext:value-type="float">
            <text:p>5.4000E-03</text:p>
          </table:table-cell>
          <table:table-cell table:style-name="ce4" office:value-type="float" office:value="-0.0030904473" calcext:value-type="float">
            <text:p>-3.0904E-03</text:p>
          </table:table-cell>
          <table:table-cell/>
          <table:table-cell table:style-name="ce4" office:value-type="float" office:value="0.0623601494933039" calcext:value-type="float">
            <text:p>6.2360E-02</text:p>
          </table:table-cell>
          <table:table-cell table:style-name="ce4" office:value-type="float" office:value="0.0417010538192368" calcext:value-type="float">
            <text:p>4.1701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4" calcext:value-type="float">
            <text:p>1.4000E-02</text:p>
          </table:table-cell>
          <table:table-cell table:style-name="ce4" table:formula="of:=0.4*[.A29]" office:value-type="float" office:value="0.0056" calcext:value-type="float">
            <text:p>5.6000E-03</text:p>
          </table:table-cell>
          <table:table-cell table:style-name="ce4" office:value-type="float" office:value="-0.003181356" calcext:value-type="float">
            <text:p>-3.1814E-03</text:p>
          </table:table-cell>
          <table:table-cell/>
          <table:table-cell table:style-name="ce4" office:value-type="float" office:value="0.0646193191346638" calcext:value-type="float">
            <text:p>6.4619E-02</text:p>
          </table:table-cell>
          <table:table-cell table:style-name="ce4" office:value-type="float" office:value="0.044306903576821" calcext:value-type="float">
            <text:p>4.4307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45" calcext:value-type="float">
            <text:p>1.4500E-02</text:p>
          </table:table-cell>
          <table:table-cell table:style-name="ce4" table:formula="of:=0.4*[.A30]" office:value-type="float" office:value="0.0058" calcext:value-type="float">
            <text:p>5.8000E-03</text:p>
          </table:table-cell>
          <table:table-cell table:style-name="ce4" office:value-type="float" office:value="-0.003271244" calcext:value-type="float">
            <text:p>-3.2712E-03</text:p>
          </table:table-cell>
          <table:table-cell/>
          <table:table-cell table:style-name="ce4" office:value-type="float" office:value="0.0662618288972473" calcext:value-type="float">
            <text:p>6.6262E-02</text:p>
          </table:table-cell>
          <table:table-cell table:style-name="ce4" office:value-type="float" office:value="0.0463911752023987" calcext:value-type="float">
            <text:p>4.6391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5" calcext:value-type="float">
            <text:p>1.5000E-02</text:p>
          </table:table-cell>
          <table:table-cell table:style-name="ce4" table:formula="of:=0.4*[.A31]" office:value-type="float" office:value="0.006" calcext:value-type="float">
            <text:p>6.0000E-03</text:p>
          </table:table-cell>
          <table:table-cell table:style-name="ce4" office:value-type="float" office:value="-0.0033597306" calcext:value-type="float">
            <text:p>-3.3597E-03</text:p>
          </table:table-cell>
          <table:table-cell/>
          <table:table-cell table:style-name="ce4" office:value-type="float" office:value="0.0688329220670324" calcext:value-type="float">
            <text:p>6.8833E-02</text:p>
          </table:table-cell>
          <table:table-cell table:style-name="ce4" office:value-type="float" office:value="0.0479576953880609" calcext:value-type="float">
            <text:p>4.795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55" calcext:value-type="float">
            <text:p>1.5500E-02</text:p>
          </table:table-cell>
          <table:table-cell table:style-name="ce4" table:formula="of:=0.4*[.A32]" office:value-type="float" office:value="0.0062" calcext:value-type="float">
            <text:p>6.2000E-03</text:p>
          </table:table-cell>
          <table:table-cell table:style-name="ce4" office:value-type="float" office:value="-0.0034459271" calcext:value-type="float">
            <text:p>-3.4459E-03</text:p>
          </table:table-cell>
          <table:table-cell/>
          <table:table-cell table:style-name="ce4" office:value-type="float" office:value="0.0714020986559977" calcext:value-type="float">
            <text:p>7.1402E-02</text:p>
          </table:table-cell>
          <table:table-cell table:style-name="ce4" office:value-type="float" office:value="0.0502176121806165" calcext:value-type="float">
            <text:p>5.021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6000001" calcext:value-type="float">
            <text:p>1.6000E-02</text:p>
          </table:table-cell>
          <table:table-cell table:style-name="ce4" table:formula="of:=0.4*[.A33]" office:value-type="float" office:value="0.0064000004" calcext:value-type="float">
            <text:p>6.4000E-03</text:p>
          </table:table-cell>
          <table:table-cell table:style-name="ce4" office:value-type="float" office:value="-0.0035306336" calcext:value-type="float">
            <text:p>-3.5306E-03</text:p>
          </table:table-cell>
          <table:table-cell/>
          <table:table-cell table:style-name="ce4" office:value-type="float" office:value="0.072842648714693" calcext:value-type="float">
            <text:p>7.2843E-02</text:p>
          </table:table-cell>
          <table:table-cell table:style-name="ce4" office:value-type="float" office:value="0.0508279057909333" calcext:value-type="float">
            <text:p>5.0828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65" calcext:value-type="float">
            <text:p>1.6500E-02</text:p>
          </table:table-cell>
          <table:table-cell table:style-name="ce4" table:formula="of:=0.4*[.A34]" office:value-type="float" office:value="0.0066" calcext:value-type="float">
            <text:p>6.6000E-03</text:p>
          </table:table-cell>
          <table:table-cell table:style-name="ce4" office:value-type="float" office:value="-0.0036144776" calcext:value-type="float">
            <text:p>-3.6145E-03</text:p>
          </table:table-cell>
          <table:table-cell/>
          <table:table-cell table:style-name="ce4" office:value-type="float" office:value="0.0747970820057018" calcext:value-type="float">
            <text:p>7.4797E-02</text:p>
          </table:table-cell>
          <table:table-cell table:style-name="ce4" office:value-type="float" office:value="0.0518728478445889" calcext:value-type="float">
            <text:p>5.1873E-02</text:p>
          </table:table-cell>
          <table:table-cell table:number-columns-repeated="10"/>
        </table:table-row>
        <table:table-row table:style-name="ro2">
          <table:table-cell table:style-name="ce4" office:value-type="float" office:value="0.017000001" calcext:value-type="float">
            <text:p>1.7000E-02</text:p>
          </table:table-cell>
          <table:table-cell table:style-name="ce4" table:formula="of:=0.4*[.A35]" office:value-type="float" office:value="0.0068000004" calcext:value-type="float">
            <text:p>6.8000E-03</text:p>
          </table:table-cell>
          <table:table-cell table:style-name="ce4" office:value-type="float" office:value="-0.003697607" calcext:value-type="float">
            <text:p>-3.697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175" calcext:value-type="float">
            <text:p>1.7500E-02</text:p>
          </table:table-cell>
          <table:table-cell table:style-name="ce4" table:formula="of:=0.4*[.A36]" office:value-type="float" office:value="0.007" calcext:value-type="float">
            <text:p>7.0000E-03</text:p>
          </table:table-cell>
          <table:table-cell table:style-name="ce4" office:value-type="float" office:value="-0.0037795145" calcext:value-type="float">
            <text:p>-3.779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17999999" calcext:value-type="float">
            <text:p>1.8000E-02</text:p>
          </table:table-cell>
          <table:table-cell table:style-name="ce4" table:formula="of:=0.4*[.A37]" office:value-type="float" office:value="0.0071999996" calcext:value-type="float">
            <text:p>7.2000E-03</text:p>
          </table:table-cell>
          <table:table-cell table:style-name="ce4" office:value-type="float" office:value="-0.0038591204" calcext:value-type="float">
            <text:p>-3.859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185" calcext:value-type="float">
            <text:p>1.8500E-02</text:p>
          </table:table-cell>
          <table:table-cell table:style-name="ce4" table:formula="of:=0.4*[.A38]" office:value-type="float" office:value="0.0074" calcext:value-type="float">
            <text:p>7.4000E-03</text:p>
          </table:table-cell>
          <table:table-cell table:style-name="ce4" office:value-type="float" office:value="-0.0039371564" calcext:value-type="float">
            <text:p>-3.93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18999999" calcext:value-type="float">
            <text:p>1.9000E-02</text:p>
          </table:table-cell>
          <table:table-cell table:style-name="ce4" table:formula="of:=0.4*[.A39]" office:value-type="float" office:value="0.0075999996" calcext:value-type="float">
            <text:p>7.6000E-03</text:p>
          </table:table-cell>
          <table:table-cell table:style-name="ce4" office:value-type="float" office:value="-0.004014275" calcext:value-type="float">
            <text:p>-4.014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195" calcext:value-type="float">
            <text:p>1.9500E-02</text:p>
          </table:table-cell>
          <table:table-cell table:style-name="ce4" table:formula="of:=0.4*[.A40]" office:value-type="float" office:value="0.0078" calcext:value-type="float">
            <text:p>7.8000E-03</text:p>
          </table:table-cell>
          <table:table-cell table:style-name="ce4" office:value-type="float" office:value="-0.0040902453" calcext:value-type="float">
            <text:p>-4.090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" calcext:value-type="float">
            <text:p>2.0000E-02</text:p>
          </table:table-cell>
          <table:table-cell table:style-name="ce4" table:formula="of:=0.4*[.A41]" office:value-type="float" office:value="0.008" calcext:value-type="float">
            <text:p>8.0000E-03</text:p>
          </table:table-cell>
          <table:table-cell table:style-name="ce4" office:value-type="float" office:value="-0.0041649677" calcext:value-type="float">
            <text:p>-4.165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0500001" calcext:value-type="float">
            <text:p>2.0500E-02</text:p>
          </table:table-cell>
          <table:table-cell table:style-name="ce4" table:formula="of:=0.4*[.A42]" office:value-type="float" office:value="0.0082000004" calcext:value-type="float">
            <text:p>8.2000E-03</text:p>
          </table:table-cell>
          <table:table-cell table:style-name="ce4" office:value-type="float" office:value="-0.0042380984" calcext:value-type="float">
            <text:p>-4.238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1" calcext:value-type="float">
            <text:p>2.1000E-02</text:p>
          </table:table-cell>
          <table:table-cell table:style-name="ce4" table:formula="of:=0.4*[.A43]" office:value-type="float" office:value="0.0084" calcext:value-type="float">
            <text:p>8.4000E-03</text:p>
          </table:table-cell>
          <table:table-cell table:style-name="ce4" office:value-type="float" office:value="-0.0043093436" calcext:value-type="float">
            <text:p>-4.309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1500001" calcext:value-type="float">
            <text:p>2.1500E-02</text:p>
          </table:table-cell>
          <table:table-cell table:style-name="ce4" table:formula="of:=0.4*[.A44]" office:value-type="float" office:value="0.0086000004" calcext:value-type="float">
            <text:p>8.6000E-03</text:p>
          </table:table-cell>
          <table:table-cell table:style-name="ce4" office:value-type="float" office:value="-0.0043793749" calcext:value-type="float">
            <text:p>-4.379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2" calcext:value-type="float">
            <text:p>2.2000E-02</text:p>
          </table:table-cell>
          <table:table-cell table:style-name="ce4" table:formula="of:=0.4*[.A45]" office:value-type="float" office:value="0.0088" calcext:value-type="float">
            <text:p>8.8000E-03</text:p>
          </table:table-cell>
          <table:table-cell table:style-name="ce4" office:value-type="float" office:value="-0.004448717" calcext:value-type="float">
            <text:p>-4.44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2500001" calcext:value-type="float">
            <text:p>2.2500E-02</text:p>
          </table:table-cell>
          <table:table-cell table:style-name="ce4" table:formula="of:=0.4*[.A46]" office:value-type="float" office:value="0.0090000004" calcext:value-type="float">
            <text:p>9.0000E-03</text:p>
          </table:table-cell>
          <table:table-cell table:style-name="ce4" office:value-type="float" office:value="-0.0045171995" calcext:value-type="float">
            <text:p>-4.51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3" calcext:value-type="float">
            <text:p>2.3000E-02</text:p>
          </table:table-cell>
          <table:table-cell table:style-name="ce4" table:formula="of:=0.4*[.A47]" office:value-type="float" office:value="0.0092" calcext:value-type="float">
            <text:p>9.2000E-03</text:p>
          </table:table-cell>
          <table:table-cell table:style-name="ce4" office:value-type="float" office:value="-0.0045845164" calcext:value-type="float">
            <text:p>-4.584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3499999" calcext:value-type="float">
            <text:p>2.3500E-02</text:p>
          </table:table-cell>
          <table:table-cell table:style-name="ce4" table:formula="of:=0.4*[.A48]" office:value-type="float" office:value="0.0093999996" calcext:value-type="float">
            <text:p>9.4000E-03</text:p>
          </table:table-cell>
          <table:table-cell table:style-name="ce4" office:value-type="float" office:value="-0.0046501281" calcext:value-type="float">
            <text:p>-4.650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4" calcext:value-type="float">
            <text:p>2.4000E-02</text:p>
          </table:table-cell>
          <table:table-cell table:style-name="ce4" table:formula="of:=0.4*[.A49]" office:value-type="float" office:value="0.0096" calcext:value-type="float">
            <text:p>9.6000E-03</text:p>
          </table:table-cell>
          <table:table-cell table:style-name="ce4" office:value-type="float" office:value="-0.0047139828" calcext:value-type="float">
            <text:p>-4.714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4499999" calcext:value-type="float">
            <text:p>2.4500E-02</text:p>
          </table:table-cell>
          <table:table-cell table:style-name="ce4" table:formula="of:=0.4*[.A50]" office:value-type="float" office:value="0.0097999996" calcext:value-type="float">
            <text:p>9.8000E-03</text:p>
          </table:table-cell>
          <table:table-cell table:style-name="ce4" office:value-type="float" office:value="-0.0047769942" calcext:value-type="float">
            <text:p>-4.777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5" calcext:value-type="float">
            <text:p>2.5000E-02</text:p>
          </table:table-cell>
          <table:table-cell table:style-name="ce4" table:formula="of:=0.4*[.A51]" office:value-type="float" office:value="0.01" calcext:value-type="float">
            <text:p>1.0000E-02</text:p>
          </table:table-cell>
          <table:table-cell table:style-name="ce4" office:value-type="float" office:value="-0.004839085" calcext:value-type="float">
            <text:p>-4.839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55" calcext:value-type="float">
            <text:p>2.5500E-02</text:p>
          </table:table-cell>
          <table:table-cell table:style-name="ce4" table:formula="of:=0.4*[.A52]" office:value-type="float" office:value="0.0102" calcext:value-type="float">
            <text:p>1.0200E-02</text:p>
          </table:table-cell>
          <table:table-cell table:style-name="ce4" office:value-type="float" office:value="-0.0048997961" calcext:value-type="float">
            <text:p>-4.899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6000001" calcext:value-type="float">
            <text:p>2.6000E-02</text:p>
          </table:table-cell>
          <table:table-cell table:style-name="ce4" table:formula="of:=0.4*[.A53]" office:value-type="float" office:value="0.0104000004" calcext:value-type="float">
            <text:p>1.0400E-02</text:p>
          </table:table-cell>
          <table:table-cell table:style-name="ce4" office:value-type="float" office:value="-0.0049593067" calcext:value-type="float">
            <text:p>-4.959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65" calcext:value-type="float">
            <text:p>2.6500E-02</text:p>
          </table:table-cell>
          <table:table-cell table:style-name="ce4" table:formula="of:=0.4*[.A54]" office:value-type="float" office:value="0.0106" calcext:value-type="float">
            <text:p>1.0600E-02</text:p>
          </table:table-cell>
          <table:table-cell table:style-name="ce4" office:value-type="float" office:value="-0.0050172117" calcext:value-type="float">
            <text:p>-5.01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7000001" calcext:value-type="float">
            <text:p>2.7000E-02</text:p>
          </table:table-cell>
          <table:table-cell table:style-name="ce4" table:formula="of:=0.4*[.A55]" office:value-type="float" office:value="0.0108000004" calcext:value-type="float">
            <text:p>1.0800E-02</text:p>
          </table:table-cell>
          <table:table-cell table:style-name="ce4" office:value-type="float" office:value="-0.0050736102" calcext:value-type="float">
            <text:p>-5.073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75" calcext:value-type="float">
            <text:p>2.7500E-02</text:p>
          </table:table-cell>
          <table:table-cell table:style-name="ce4" table:formula="of:=0.4*[.A56]" office:value-type="float" office:value="0.011" calcext:value-type="float">
            <text:p>1.1000E-02</text:p>
          </table:table-cell>
          <table:table-cell table:style-name="ce4" office:value-type="float" office:value="-0.0051289937" calcext:value-type="float">
            <text:p>-5.129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8000001" calcext:value-type="float">
            <text:p>2.8000E-02</text:p>
          </table:table-cell>
          <table:table-cell table:style-name="ce4" table:formula="of:=0.4*[.A57]" office:value-type="float" office:value="0.0112000004" calcext:value-type="float">
            <text:p>1.1200E-02</text:p>
          </table:table-cell>
          <table:table-cell table:style-name="ce4" office:value-type="float" office:value="-0.0051836306" calcext:value-type="float">
            <text:p>-5.183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85" calcext:value-type="float">
            <text:p>2.8500E-02</text:p>
          </table:table-cell>
          <table:table-cell table:style-name="ce4" table:formula="of:=0.4*[.A58]" office:value-type="float" office:value="0.0114" calcext:value-type="float">
            <text:p>1.1400E-02</text:p>
          </table:table-cell>
          <table:table-cell table:style-name="ce4" office:value-type="float" office:value="-0.0052372687" calcext:value-type="float">
            <text:p>-5.237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8999999" calcext:value-type="float">
            <text:p>2.9000E-02</text:p>
          </table:table-cell>
          <table:table-cell table:style-name="ce4" table:formula="of:=0.4*[.A59]" office:value-type="float" office:value="0.0115999996" calcext:value-type="float">
            <text:p>1.1600E-02</text:p>
          </table:table-cell>
          <table:table-cell table:style-name="ce4" office:value-type="float" office:value="-0.0052895853" calcext:value-type="float">
            <text:p>-5.289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95" calcext:value-type="float">
            <text:p>2.9500E-02</text:p>
          </table:table-cell>
          <table:table-cell table:style-name="ce4" table:formula="of:=0.4*[.A60]" office:value-type="float" office:value="0.0118" calcext:value-type="float">
            <text:p>1.1800E-02</text:p>
          </table:table-cell>
          <table:table-cell table:style-name="ce4" office:value-type="float" office:value="-0.0053402721" calcext:value-type="float">
            <text:p>-5.34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29999999" calcext:value-type="float">
            <text:p>3.0000E-02</text:p>
          </table:table-cell>
          <table:table-cell table:style-name="ce4" table:formula="of:=0.4*[.A61]" office:value-type="float" office:value="0.0119999996" calcext:value-type="float">
            <text:p>1.2000E-02</text:p>
          </table:table-cell>
          <table:table-cell table:style-name="ce4" office:value-type="float" office:value="-0.005389899" calcext:value-type="float">
            <text:p>-5.38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05" calcext:value-type="float">
            <text:p>3.0500E-02</text:p>
          </table:table-cell>
          <table:table-cell table:style-name="ce4" table:formula="of:=0.4*[.A62]" office:value-type="float" office:value="0.0122" calcext:value-type="float">
            <text:p>1.2200E-02</text:p>
          </table:table-cell>
          <table:table-cell table:style-name="ce4" office:value-type="float" office:value="-0.0054385425" calcext:value-type="float">
            <text:p>-5.438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0999999" calcext:value-type="float">
            <text:p>3.1000E-02</text:p>
          </table:table-cell>
          <table:table-cell table:style-name="ce4" table:formula="of:=0.4*[.A63]" office:value-type="float" office:value="0.0123999996" calcext:value-type="float">
            <text:p>1.2400E-02</text:p>
          </table:table-cell>
          <table:table-cell table:style-name="ce4" office:value-type="float" office:value="-0.005486236" calcext:value-type="float">
            <text:p>-5.486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1500001" calcext:value-type="float">
            <text:p>3.1500E-02</text:p>
          </table:table-cell>
          <table:table-cell table:style-name="ce4" table:formula="of:=0.4*[.A64]" office:value-type="float" office:value="0.0126000004" calcext:value-type="float">
            <text:p>1.2600E-02</text:p>
          </table:table-cell>
          <table:table-cell table:style-name="ce4" office:value-type="float" office:value="-0.005532681" calcext:value-type="float">
            <text:p>-5.532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2000002" calcext:value-type="float">
            <text:p>3.2000E-02</text:p>
          </table:table-cell>
          <table:table-cell table:style-name="ce4" table:formula="of:=0.4*[.A65]" office:value-type="float" office:value="0.0128000008" calcext:value-type="float">
            <text:p>1.2800E-02</text:p>
          </table:table-cell>
          <table:table-cell table:style-name="ce4" office:value-type="float" office:value="-0.0055772946" calcext:value-type="float">
            <text:p>-5.577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2499999" calcext:value-type="float">
            <text:p>3.2500E-02</text:p>
          </table:table-cell>
          <table:table-cell table:style-name="ce4" table:formula="of:=0.4*[.A66]" office:value-type="float" office:value="0.0129999996" calcext:value-type="float">
            <text:p>1.3000E-02</text:p>
          </table:table-cell>
          <table:table-cell table:style-name="ce4" office:value-type="float" office:value="-0.0056207334" calcext:value-type="float">
            <text:p>-5.620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3" calcext:value-type="float">
            <text:p>3.3000E-02</text:p>
          </table:table-cell>
          <table:table-cell table:style-name="ce4" table:formula="of:=0.4*[.A67]" office:value-type="float" office:value="0.0132" calcext:value-type="float">
            <text:p>1.3200E-02</text:p>
          </table:table-cell>
          <table:table-cell table:style-name="ce4" office:value-type="float" office:value="-0.0056631914" calcext:value-type="float">
            <text:p>-5.663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3500001" calcext:value-type="float">
            <text:p>3.3500E-02</text:p>
          </table:table-cell>
          <table:table-cell table:style-name="ce4" table:formula="of:=0.4*[.A68]" office:value-type="float" office:value="0.0134000004" calcext:value-type="float">
            <text:p>1.3400E-02</text:p>
          </table:table-cell>
          <table:table-cell table:style-name="ce4" office:value-type="float" office:value="-0.0057047219" calcext:value-type="float">
            <text:p>-5.704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4000002" calcext:value-type="float">
            <text:p>3.4000E-02</text:p>
          </table:table-cell>
          <table:table-cell table:style-name="ce4" table:formula="of:=0.4*[.A69]" office:value-type="float" office:value="0.0136000008" calcext:value-type="float">
            <text:p>1.3600E-02</text:p>
          </table:table-cell>
          <table:table-cell table:style-name="ce4" office:value-type="float" office:value="-0.0057453299" calcext:value-type="float">
            <text:p>-5.745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4499999" calcext:value-type="float">
            <text:p>3.4500E-02</text:p>
          </table:table-cell>
          <table:table-cell table:style-name="ce4" table:formula="of:=0.4*[.A70]" office:value-type="float" office:value="0.0137999996" calcext:value-type="float">
            <text:p>1.3800E-02</text:p>
          </table:table-cell>
          <table:table-cell table:style-name="ce4" office:value-type="float" office:value="-0.0057847979" calcext:value-type="float">
            <text:p>-5.784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5" calcext:value-type="float">
            <text:p>3.5000E-02</text:p>
          </table:table-cell>
          <table:table-cell table:style-name="ce4" table:formula="of:=0.4*[.A71]" office:value-type="float" office:value="0.014" calcext:value-type="float">
            <text:p>1.4000E-02</text:p>
          </table:table-cell>
          <table:table-cell table:style-name="ce4" office:value-type="float" office:value="-0.0058231652" calcext:value-type="float">
            <text:p>-5.823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5500001" calcext:value-type="float">
            <text:p>3.5500E-02</text:p>
          </table:table-cell>
          <table:table-cell table:style-name="ce4" table:formula="of:=0.4*[.A72]" office:value-type="float" office:value="0.0142000004" calcext:value-type="float">
            <text:p>1.4200E-02</text:p>
          </table:table-cell>
          <table:table-cell table:style-name="ce4" office:value-type="float" office:value="-0.0058601703" calcext:value-type="float">
            <text:p>-5.860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5999998" calcext:value-type="float">
            <text:p>3.6000E-02</text:p>
          </table:table-cell>
          <table:table-cell table:style-name="ce4" table:formula="of:=0.4*[.A73]" office:value-type="float" office:value="0.0143999992" calcext:value-type="float">
            <text:p>1.4400E-02</text:p>
          </table:table-cell>
          <table:table-cell table:style-name="ce4" office:value-type="float" office:value="-0.0058961823" calcext:value-type="float">
            <text:p>-5.896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6499999" calcext:value-type="float">
            <text:p>3.6500E-02</text:p>
          </table:table-cell>
          <table:table-cell table:style-name="ce4" table:formula="of:=0.4*[.A74]" office:value-type="float" office:value="0.0145999996" calcext:value-type="float">
            <text:p>1.4600E-02</text:p>
          </table:table-cell>
          <table:table-cell table:style-name="ce4" office:value-type="float" office:value="-0.0059312978" calcext:value-type="float">
            <text:p>-5.931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7" calcext:value-type="float">
            <text:p>3.7000E-02</text:p>
          </table:table-cell>
          <table:table-cell table:style-name="ce4" table:formula="of:=0.4*[.A75]" office:value-type="float" office:value="0.0148" calcext:value-type="float">
            <text:p>1.4800E-02</text:p>
          </table:table-cell>
          <table:table-cell table:style-name="ce4" office:value-type="float" office:value="-0.0059652748" calcext:value-type="float">
            <text:p>-5.965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7500001" calcext:value-type="float">
            <text:p>3.7500E-02</text:p>
          </table:table-cell>
          <table:table-cell table:style-name="ce4" table:formula="of:=0.4*[.A76]" office:value-type="float" office:value="0.0150000004" calcext:value-type="float">
            <text:p>1.5000E-02</text:p>
          </table:table-cell>
          <table:table-cell table:style-name="ce4" office:value-type="float" office:value="-0.0059982287" calcext:value-type="float">
            <text:p>-5.998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7999999" calcext:value-type="float">
            <text:p>3.8000E-02</text:p>
          </table:table-cell>
          <table:table-cell table:style-name="ce4" table:formula="of:=0.4*[.A77]" office:value-type="float" office:value="0.0151999996" calcext:value-type="float">
            <text:p>1.5200E-02</text:p>
          </table:table-cell>
          <table:table-cell table:style-name="ce4" office:value-type="float" office:value="-0.0060298401" calcext:value-type="float">
            <text:p>-6.029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85" calcext:value-type="float">
            <text:p>3.8500E-02</text:p>
          </table:table-cell>
          <table:table-cell table:style-name="ce4" table:formula="of:=0.4*[.A78]" office:value-type="float" office:value="0.0154" calcext:value-type="float">
            <text:p>1.5400E-02</text:p>
          </table:table-cell>
          <table:table-cell table:style-name="ce4" office:value-type="float" office:value="-0.0060602501" calcext:value-type="float">
            <text:p>-6.06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9000001" calcext:value-type="float">
            <text:p>3.9000E-02</text:p>
          </table:table-cell>
          <table:table-cell table:style-name="ce4" table:formula="of:=0.4*[.A79]" office:value-type="float" office:value="0.0156000004" calcext:value-type="float">
            <text:p>1.5600E-02</text:p>
          </table:table-cell>
          <table:table-cell table:style-name="ce4" office:value-type="float" office:value="-0.0060896864" calcext:value-type="float">
            <text:p>-6.089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9500002" calcext:value-type="float">
            <text:p>3.9500E-02</text:p>
          </table:table-cell>
          <table:table-cell table:style-name="ce4" table:formula="of:=0.4*[.A80]" office:value-type="float" office:value="0.0158000008" calcext:value-type="float">
            <text:p>1.5800E-02</text:p>
          </table:table-cell>
          <table:table-cell table:style-name="ce4" office:value-type="float" office:value="-0.0061182673" calcext:value-type="float">
            <text:p>-6.118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39999999" calcext:value-type="float">
            <text:p>4.0000E-02</text:p>
          </table:table-cell>
          <table:table-cell table:style-name="ce4" table:formula="of:=0.4*[.A81]" office:value-type="float" office:value="0.0159999996" calcext:value-type="float">
            <text:p>1.6000E-02</text:p>
          </table:table-cell>
          <table:table-cell table:style-name="ce4" office:value-type="float" office:value="-0.0061458428" calcext:value-type="float">
            <text:p>-6.145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05" calcext:value-type="float">
            <text:p>4.0500E-02</text:p>
          </table:table-cell>
          <table:table-cell table:style-name="ce4" table:formula="of:=0.4*[.A82]" office:value-type="float" office:value="0.0162" calcext:value-type="float">
            <text:p>1.6200E-02</text:p>
          </table:table-cell>
          <table:table-cell table:style-name="ce4" office:value-type="float" office:value="-0.0061724675" calcext:value-type="float">
            <text:p>-6.172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1000001" calcext:value-type="float">
            <text:p>4.1000E-02</text:p>
          </table:table-cell>
          <table:table-cell table:style-name="ce4" table:formula="of:=0.4*[.A83]" office:value-type="float" office:value="0.0164000004" calcext:value-type="float">
            <text:p>1.6400E-02</text:p>
          </table:table-cell>
          <table:table-cell table:style-name="ce4" office:value-type="float" office:value="-0.0061977827" calcext:value-type="float">
            <text:p>-6.197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1499998" calcext:value-type="float">
            <text:p>4.1500E-02</text:p>
          </table:table-cell>
          <table:table-cell table:style-name="ce4" table:formula="of:=0.4*[.A84]" office:value-type="float" office:value="0.0165999992" calcext:value-type="float">
            <text:p>1.6600E-02</text:p>
          </table:table-cell>
          <table:table-cell table:style-name="ce4" office:value-type="float" office:value="-0.0062220781" calcext:value-type="float">
            <text:p>-6.222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1999999" calcext:value-type="float">
            <text:p>4.2000E-02</text:p>
          </table:table-cell>
          <table:table-cell table:style-name="ce4" table:formula="of:=0.4*[.A85]" office:value-type="float" office:value="0.0167999996" calcext:value-type="float">
            <text:p>1.6800E-02</text:p>
          </table:table-cell>
          <table:table-cell table:style-name="ce4" office:value-type="float" office:value="-0.0062454543" calcext:value-type="float">
            <text:p>-6.245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25" calcext:value-type="float">
            <text:p>4.2500E-02</text:p>
          </table:table-cell>
          <table:table-cell table:style-name="ce4" table:formula="of:=0.4*[.A86]" office:value-type="float" office:value="0.017" calcext:value-type="float">
            <text:p>1.7000E-02</text:p>
          </table:table-cell>
          <table:table-cell table:style-name="ce4" office:value-type="float" office:value="-0.0062679867" calcext:value-type="float">
            <text:p>-6.268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3000001" calcext:value-type="float">
            <text:p>4.3000E-02</text:p>
          </table:table-cell>
          <table:table-cell table:style-name="ce4" table:formula="of:=0.4*[.A87]" office:value-type="float" office:value="0.0172000004" calcext:value-type="float">
            <text:p>1.7200E-02</text:p>
          </table:table-cell>
          <table:table-cell table:style-name="ce4" office:value-type="float" office:value="-0.0062895101" calcext:value-type="float">
            <text:p>-6.289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3499999" calcext:value-type="float">
            <text:p>4.3500E-02</text:p>
          </table:table-cell>
          <table:table-cell table:style-name="ce4" table:formula="of:=0.4*[.A88]" office:value-type="float" office:value="0.0173999996" calcext:value-type="float">
            <text:p>1.7400E-02</text:p>
          </table:table-cell>
          <table:table-cell table:style-name="ce4" office:value-type="float" office:value="-0.0063099805" calcext:value-type="float">
            <text:p>-6.310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4" calcext:value-type="float">
            <text:p>4.4000E-02</text:p>
          </table:table-cell>
          <table:table-cell table:style-name="ce4" table:formula="of:=0.4*[.A89]" office:value-type="float" office:value="0.0176" calcext:value-type="float">
            <text:p>1.7600E-02</text:p>
          </table:table-cell>
          <table:table-cell table:style-name="ce4" office:value-type="float" office:value="-0.0063294675" calcext:value-type="float">
            <text:p>-6.329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4500001" calcext:value-type="float">
            <text:p>4.4500E-02</text:p>
          </table:table-cell>
          <table:table-cell table:style-name="ce4" table:formula="of:=0.4*[.A90]" office:value-type="float" office:value="0.0178000004" calcext:value-type="float">
            <text:p>1.7800E-02</text:p>
          </table:table-cell>
          <table:table-cell table:style-name="ce4" office:value-type="float" office:value="-0.0063477266" calcext:value-type="float">
            <text:p>-6.347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5000002" calcext:value-type="float">
            <text:p>4.5000E-02</text:p>
          </table:table-cell>
          <table:table-cell table:style-name="ce4" table:formula="of:=0.4*[.A91]" office:value-type="float" office:value="0.0180000008" calcext:value-type="float">
            <text:p>1.8000E-02</text:p>
          </table:table-cell>
          <table:table-cell table:style-name="ce4" office:value-type="float" office:value="-0.0063651786" calcext:value-type="float">
            <text:p>-6.365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5499999" calcext:value-type="float">
            <text:p>4.5500E-02</text:p>
          </table:table-cell>
          <table:table-cell table:style-name="ce4" table:formula="of:=0.4*[.A92]" office:value-type="float" office:value="0.0181999996" calcext:value-type="float">
            <text:p>1.8200E-02</text:p>
          </table:table-cell>
          <table:table-cell table:style-name="ce4" office:value-type="float" office:value="-0.0063817496" calcext:value-type="float">
            <text:p>-6.381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6" calcext:value-type="float">
            <text:p>4.6000E-02</text:p>
          </table:table-cell>
          <table:table-cell table:style-name="ce4" table:formula="of:=0.4*[.A93]" office:value-type="float" office:value="0.0184" calcext:value-type="float">
            <text:p>1.8400E-02</text:p>
          </table:table-cell>
          <table:table-cell table:style-name="ce4" office:value-type="float" office:value="-0.0063973945" calcext:value-type="float">
            <text:p>-6.397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6500001" calcext:value-type="float">
            <text:p>4.6500E-02</text:p>
          </table:table-cell>
          <table:table-cell table:style-name="ce4" table:formula="of:=0.4*[.A94]" office:value-type="float" office:value="0.0186000004" calcext:value-type="float">
            <text:p>1.8600E-02</text:p>
          </table:table-cell>
          <table:table-cell table:style-name="ce4" office:value-type="float" office:value="-0.0064121494" calcext:value-type="float">
            <text:p>-6.412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6999998" calcext:value-type="float">
            <text:p>4.7000E-02</text:p>
          </table:table-cell>
          <table:table-cell table:style-name="ce4" table:formula="of:=0.4*[.A95]" office:value-type="float" office:value="0.0187999992" calcext:value-type="float">
            <text:p>1.8800E-02</text:p>
          </table:table-cell>
          <table:table-cell table:style-name="ce4" office:value-type="float" office:value="-0.0064257528" calcext:value-type="float">
            <text:p>-6.425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7499999" calcext:value-type="float">
            <text:p>4.7500E-02</text:p>
          </table:table-cell>
          <table:table-cell table:style-name="ce4" table:formula="of:=0.4*[.A96]" office:value-type="float" office:value="0.0189999996" calcext:value-type="float">
            <text:p>1.9000E-02</text:p>
          </table:table-cell>
          <table:table-cell table:style-name="ce4" office:value-type="float" office:value="-0.0064384332" calcext:value-type="float">
            <text:p>-6.438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8" calcext:value-type="float">
            <text:p>4.8000E-02</text:p>
          </table:table-cell>
          <table:table-cell table:style-name="ce4" table:formula="of:=0.4*[.A97]" office:value-type="float" office:value="0.0192" calcext:value-type="float">
            <text:p>1.9200E-02</text:p>
          </table:table-cell>
          <table:table-cell table:style-name="ce4" office:value-type="float" office:value="-0.0064501911" calcext:value-type="float">
            <text:p>-6.450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8500001" calcext:value-type="float">
            <text:p>4.8500E-02</text:p>
          </table:table-cell>
          <table:table-cell table:style-name="ce4" table:formula="of:=0.4*[.A98]" office:value-type="float" office:value="0.0194000004" calcext:value-type="float">
            <text:p>1.9400E-02</text:p>
          </table:table-cell>
          <table:table-cell table:style-name="ce4" office:value-type="float" office:value="-0.0064610606" calcext:value-type="float">
            <text:p>-6.461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8999999" calcext:value-type="float">
            <text:p>4.9000E-02</text:p>
          </table:table-cell>
          <table:table-cell table:style-name="ce4" table:formula="of:=0.4*[.A99]" office:value-type="float" office:value="0.0195999996" calcext:value-type="float">
            <text:p>1.9600E-02</text:p>
          </table:table-cell>
          <table:table-cell table:style-name="ce4" office:value-type="float" office:value="-0.0064711249" calcext:value-type="float">
            <text:p>-6.471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495" calcext:value-type="float">
            <text:p>4.9500E-02</text:p>
          </table:table-cell>
          <table:table-cell table:style-name="ce4" table:formula="of:=0.4*[.A100]" office:value-type="float" office:value="0.0198" calcext:value-type="float">
            <text:p>1.9800E-02</text:p>
          </table:table-cell>
          <table:table-cell table:style-name="ce4" office:value-type="float" office:value="-0.0064802603" calcext:value-type="float">
            <text:p>-6.48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0000001" calcext:value-type="float">
            <text:p>5.0000E-02</text:p>
          </table:table-cell>
          <table:table-cell table:style-name="ce4" table:formula="of:=0.4*[.A101]" office:value-type="float" office:value="0.0200000004" calcext:value-type="float">
            <text:p>2.0000E-02</text:p>
          </table:table-cell>
          <table:table-cell table:style-name="ce4" office:value-type="float" office:value="-0.0064883991" calcext:value-type="float">
            <text:p>-6.488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0500002" calcext:value-type="float">
            <text:p>5.0500E-02</text:p>
          </table:table-cell>
          <table:table-cell table:style-name="ce4" table:formula="of:=0.4*[.A102]" office:value-type="float" office:value="0.0202000008" calcext:value-type="float">
            <text:p>2.0200E-02</text:p>
          </table:table-cell>
          <table:table-cell table:style-name="ce4" office:value-type="float" office:value="-0.0064956294" calcext:value-type="float">
            <text:p>-6.495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0999999" calcext:value-type="float">
            <text:p>5.1000E-02</text:p>
          </table:table-cell>
          <table:table-cell table:style-name="ce4" table:formula="of:=0.4*[.A103]" office:value-type="float" office:value="0.0203999996" calcext:value-type="float">
            <text:p>2.0400E-02</text:p>
          </table:table-cell>
          <table:table-cell table:style-name="ce4" office:value-type="float" office:value="-0.006501853" calcext:value-type="float">
            <text:p>-6.501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15" calcext:value-type="float">
            <text:p>5.1500E-02</text:p>
          </table:table-cell>
          <table:table-cell table:style-name="ce4" table:formula="of:=0.4*[.A104]" office:value-type="float" office:value="0.0206" calcext:value-type="float">
            <text:p>2.0600E-02</text:p>
          </table:table-cell>
          <table:table-cell table:style-name="ce4" office:value-type="float" office:value="-0.0065073064" calcext:value-type="float">
            <text:p>-6.507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2000001" calcext:value-type="float">
            <text:p>5.2000E-02</text:p>
          </table:table-cell>
          <table:table-cell table:style-name="ce4" table:formula="of:=0.4*[.A105]" office:value-type="float" office:value="0.0208000004" calcext:value-type="float">
            <text:p>2.0800E-02</text:p>
          </table:table-cell>
          <table:table-cell table:style-name="ce4" office:value-type="float" office:value="-0.0065118787" calcext:value-type="float">
            <text:p>-6.511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2499998" calcext:value-type="float">
            <text:p>5.2500E-02</text:p>
          </table:table-cell>
          <table:table-cell table:style-name="ce4" table:formula="of:=0.4*[.A106]" office:value-type="float" office:value="0.0209999992" calcext:value-type="float">
            <text:p>2.1000E-02</text:p>
          </table:table-cell>
          <table:table-cell table:style-name="ce4" office:value-type="float" office:value="-0.0065156296" calcext:value-type="float">
            <text:p>-6.515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2999999" calcext:value-type="float">
            <text:p>5.3000E-02</text:p>
          </table:table-cell>
          <table:table-cell table:style-name="ce4" table:formula="of:=0.4*[.A107]" office:value-type="float" office:value="0.0211999996" calcext:value-type="float">
            <text:p>2.1200E-02</text:p>
          </table:table-cell>
          <table:table-cell table:style-name="ce4" office:value-type="float" office:value="-0.0065185493" calcext:value-type="float">
            <text:p>-6.518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35" calcext:value-type="float">
            <text:p>5.3500E-02</text:p>
          </table:table-cell>
          <table:table-cell table:style-name="ce4" table:formula="of:=0.4*[.A108]" office:value-type="float" office:value="0.0214" calcext:value-type="float">
            <text:p>2.1400E-02</text:p>
          </table:table-cell>
          <table:table-cell table:style-name="ce4" office:value-type="float" office:value="-0.0065205186" calcext:value-type="float">
            <text:p>-6.520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4000001" calcext:value-type="float">
            <text:p>5.4000E-02</text:p>
          </table:table-cell>
          <table:table-cell table:style-name="ce4" table:formula="of:=0.4*[.A109]" office:value-type="float" office:value="0.0216000004" calcext:value-type="float">
            <text:p>2.1600E-02</text:p>
          </table:table-cell>
          <table:table-cell table:style-name="ce4" office:value-type="float" office:value="-0.0065216674" calcext:value-type="float">
            <text:p>-6.521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4499999" calcext:value-type="float">
            <text:p>5.4500E-02</text:p>
          </table:table-cell>
          <table:table-cell table:style-name="ce4" table:formula="of:=0.4*[.A110]" office:value-type="float" office:value="0.0217999996" calcext:value-type="float">
            <text:p>2.1800E-02</text:p>
          </table:table-cell>
          <table:table-cell table:style-name="ce4" office:value-type="float" office:value="-0.0065218494" calcext:value-type="float">
            <text:p>-6.521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5" calcext:value-type="float">
            <text:p>5.5000E-02</text:p>
          </table:table-cell>
          <table:table-cell table:style-name="ce4" table:formula="of:=0.4*[.A111]" office:value-type="float" office:value="0.022" calcext:value-type="float">
            <text:p>2.2000E-02</text:p>
          </table:table-cell>
          <table:table-cell table:style-name="ce4" office:value-type="float" office:value="-0.0065213214" calcext:value-type="float">
            <text:p>-6.521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5500001" calcext:value-type="float">
            <text:p>5.5500E-02</text:p>
          </table:table-cell>
          <table:table-cell table:style-name="ce4" table:formula="of:=0.4*[.A112]" office:value-type="float" office:value="0.0222000004" calcext:value-type="float">
            <text:p>2.2200E-02</text:p>
          </table:table-cell>
          <table:table-cell table:style-name="ce4" office:value-type="float" office:value="-0.0065198992" calcext:value-type="float">
            <text:p>-6.51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6000002" calcext:value-type="float">
            <text:p>5.6000E-02</text:p>
          </table:table-cell>
          <table:table-cell table:style-name="ce4" table:formula="of:=0.4*[.A113]" office:value-type="float" office:value="0.0224000008" calcext:value-type="float">
            <text:p>2.2400E-02</text:p>
          </table:table-cell>
          <table:table-cell table:style-name="ce4" office:value-type="float" office:value="-0.0065176534" calcext:value-type="float">
            <text:p>-6.517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6499999" calcext:value-type="float">
            <text:p>5.6500E-02</text:p>
          </table:table-cell>
          <table:table-cell table:style-name="ce4" table:formula="of:=0.4*[.A114]" office:value-type="float" office:value="0.0225999996" calcext:value-type="float">
            <text:p>2.2600E-02</text:p>
          </table:table-cell>
          <table:table-cell table:style-name="ce4" office:value-type="float" office:value="-0.0065145944" calcext:value-type="float">
            <text:p>-6.514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7" calcext:value-type="float">
            <text:p>5.7000E-02</text:p>
          </table:table-cell>
          <table:table-cell table:style-name="ce4" table:formula="of:=0.4*[.A115]" office:value-type="float" office:value="0.0228" calcext:value-type="float">
            <text:p>2.2800E-02</text:p>
          </table:table-cell>
          <table:table-cell table:style-name="ce4" office:value-type="float" office:value="-0.0065107266" calcext:value-type="float">
            <text:p>-6.510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7500001" calcext:value-type="float">
            <text:p>5.7500E-02</text:p>
          </table:table-cell>
          <table:table-cell table:style-name="ce4" table:formula="of:=0.4*[.A116]" office:value-type="float" office:value="0.0230000004" calcext:value-type="float">
            <text:p>2.3000E-02</text:p>
          </table:table-cell>
          <table:table-cell table:style-name="ce4" office:value-type="float" office:value="-0.00650588" calcext:value-type="float">
            <text:p>-6.505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7999998" calcext:value-type="float">
            <text:p>5.8000E-02</text:p>
          </table:table-cell>
          <table:table-cell table:style-name="ce4" table:formula="of:=0.4*[.A117]" office:value-type="float" office:value="0.0231999992" calcext:value-type="float">
            <text:p>2.3200E-02</text:p>
          </table:table-cell>
          <table:table-cell table:style-name="ce4" office:value-type="float" office:value="-0.0065002604" calcext:value-type="float">
            <text:p>-6.50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8499999" calcext:value-type="float">
            <text:p>5.8500E-02</text:p>
          </table:table-cell>
          <table:table-cell table:style-name="ce4" table:formula="of:=0.4*[.A118]" office:value-type="float" office:value="0.0233999996" calcext:value-type="float">
            <text:p>2.3400E-02</text:p>
          </table:table-cell>
          <table:table-cell table:style-name="ce4" office:value-type="float" office:value="-0.0064938664" calcext:value-type="float">
            <text:p>-6.493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9" calcext:value-type="float">
            <text:p>5.9000E-02</text:p>
          </table:table-cell>
          <table:table-cell table:style-name="ce4" table:formula="of:=0.4*[.A119]" office:value-type="float" office:value="0.0236" calcext:value-type="float">
            <text:p>2.3600E-02</text:p>
          </table:table-cell>
          <table:table-cell table:style-name="ce4" office:value-type="float" office:value="-0.006486658" calcext:value-type="float">
            <text:p>-6.486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9500001" calcext:value-type="float">
            <text:p>5.9500E-02</text:p>
          </table:table-cell>
          <table:table-cell table:style-name="ce4" table:formula="of:=0.4*[.A120]" office:value-type="float" office:value="0.0238000004" calcext:value-type="float">
            <text:p>2.3800E-02</text:p>
          </table:table-cell>
          <table:table-cell table:style-name="ce4" office:value-type="float" office:value="-0.0064786789" calcext:value-type="float">
            <text:p>-6.47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59999999" calcext:value-type="float">
            <text:p>6.0000E-02</text:p>
          </table:table-cell>
          <table:table-cell table:style-name="ce4" table:formula="of:=0.4*[.A121]" office:value-type="float" office:value="0.0239999996" calcext:value-type="float">
            <text:p>2.4000E-02</text:p>
          </table:table-cell>
          <table:table-cell table:style-name="ce4" office:value-type="float" office:value="-0.0064698919" calcext:value-type="float">
            <text:p>-6.46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05" calcext:value-type="float">
            <text:p>6.0500E-02</text:p>
          </table:table-cell>
          <table:table-cell table:style-name="ce4" table:formula="of:=0.4*[.A122]" office:value-type="float" office:value="0.0242" calcext:value-type="float">
            <text:p>2.4200E-02</text:p>
          </table:table-cell>
          <table:table-cell table:style-name="ce4" office:value-type="float" office:value="-0.0064603188" calcext:value-type="float">
            <text:p>-6.46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1000001" calcext:value-type="float">
            <text:p>6.1000E-02</text:p>
          </table:table-cell>
          <table:table-cell table:style-name="ce4" table:formula="of:=0.4*[.A123]" office:value-type="float" office:value="0.0244000004" calcext:value-type="float">
            <text:p>2.4400E-02</text:p>
          </table:table-cell>
          <table:table-cell table:style-name="ce4" office:value-type="float" office:value="-0.0064499089" calcext:value-type="float">
            <text:p>-6.44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1500002" calcext:value-type="float">
            <text:p>6.1500E-02</text:p>
          </table:table-cell>
          <table:table-cell table:style-name="ce4" table:formula="of:=0.4*[.A124]" office:value-type="float" office:value="0.0246000008" calcext:value-type="float">
            <text:p>2.4600E-02</text:p>
          </table:table-cell>
          <table:table-cell table:style-name="ce4" office:value-type="float" office:value="-0.0064387056" calcext:value-type="float">
            <text:p>-6.43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1999999" calcext:value-type="float">
            <text:p>6.2000E-02</text:p>
          </table:table-cell>
          <table:table-cell table:style-name="ce4" table:formula="of:=0.4*[.A125]" office:value-type="float" office:value="0.0247999996" calcext:value-type="float">
            <text:p>2.4800E-02</text:p>
          </table:table-cell>
          <table:table-cell table:style-name="ce4" office:value-type="float" office:value="-0.0064267432" calcext:value-type="float">
            <text:p>-6.426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25" calcext:value-type="float">
            <text:p>6.2500E-02</text:p>
          </table:table-cell>
          <table:table-cell table:style-name="ce4" table:formula="of:=0.4*[.A126]" office:value-type="float" office:value="0.025" calcext:value-type="float">
            <text:p>2.5000E-02</text:p>
          </table:table-cell>
          <table:table-cell table:style-name="ce4" office:value-type="float" office:value="-0.0064139934" calcext:value-type="float">
            <text:p>-6.414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3000001" calcext:value-type="float">
            <text:p>6.3000E-02</text:p>
          </table:table-cell>
          <table:table-cell table:style-name="ce4" table:formula="of:=0.4*[.A127]" office:value-type="float" office:value="0.0252000004" calcext:value-type="float">
            <text:p>2.5200E-02</text:p>
          </table:table-cell>
          <table:table-cell table:style-name="ce4" office:value-type="float" office:value="-0.006400506" calcext:value-type="float">
            <text:p>-6.400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3500002" calcext:value-type="float">
            <text:p>6.3500E-02</text:p>
          </table:table-cell>
          <table:table-cell table:style-name="ce4" table:formula="of:=0.4*[.A128]" office:value-type="float" office:value="0.0254000008" calcext:value-type="float">
            <text:p>2.5400E-02</text:p>
          </table:table-cell>
          <table:table-cell table:style-name="ce4" office:value-type="float" office:value="-0.0063862572" calcext:value-type="float">
            <text:p>-6.386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4000003" calcext:value-type="float">
            <text:p>6.4000E-02</text:p>
          </table:table-cell>
          <table:table-cell table:style-name="ce4" table:formula="of:=0.4*[.A129]" office:value-type="float" office:value="0.0256000012" calcext:value-type="float">
            <text:p>2.5600E-02</text:p>
          </table:table-cell>
          <table:table-cell table:style-name="ce4" office:value-type="float" office:value="-0.006371248" calcext:value-type="float">
            <text:p>-6.371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4499997" calcext:value-type="float">
            <text:p>6.4500E-02</text:p>
          </table:table-cell>
          <table:table-cell table:style-name="ce4" table:formula="of:=0.4*[.A130]" office:value-type="float" office:value="0.0257999988" calcext:value-type="float">
            <text:p>2.5800E-02</text:p>
          </table:table-cell>
          <table:table-cell table:style-name="ce4" office:value-type="float" office:value="-0.0063554584" calcext:value-type="float">
            <text:p>-6.355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4999998" calcext:value-type="float">
            <text:p>6.5000E-02</text:p>
          </table:table-cell>
          <table:table-cell table:style-name="ce4" table:formula="of:=0.4*[.A131]" office:value-type="float" office:value="0.0259999992" calcext:value-type="float">
            <text:p>2.6000E-02</text:p>
          </table:table-cell>
          <table:table-cell table:style-name="ce4" office:value-type="float" office:value="-0.0063388934" calcext:value-type="float">
            <text:p>-6.338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5499999" calcext:value-type="float">
            <text:p>6.5500E-02</text:p>
          </table:table-cell>
          <table:table-cell table:style-name="ce4" table:formula="of:=0.4*[.A132]" office:value-type="float" office:value="0.0261999996" calcext:value-type="float">
            <text:p>2.6200E-02</text:p>
          </table:table-cell>
          <table:table-cell table:style-name="ce4" office:value-type="float" office:value="-0.0063215643" calcext:value-type="float">
            <text:p>-6.321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6" calcext:value-type="float">
            <text:p>6.6000E-02</text:p>
          </table:table-cell>
          <table:table-cell table:style-name="ce4" table:formula="of:=0.4*[.A133]" office:value-type="float" office:value="0.0264" calcext:value-type="float">
            <text:p>2.6400E-02</text:p>
          </table:table-cell>
          <table:table-cell table:style-name="ce4" office:value-type="float" office:value="-0.0063034082" calcext:value-type="float">
            <text:p>-6.303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6500001" calcext:value-type="float">
            <text:p>6.6500E-02</text:p>
          </table:table-cell>
          <table:table-cell table:style-name="ce4" table:formula="of:=0.4*[.A134]" office:value-type="float" office:value="0.0266000004" calcext:value-type="float">
            <text:p>2.6600E-02</text:p>
          </table:table-cell>
          <table:table-cell table:style-name="ce4" office:value-type="float" office:value="-0.0062845517" calcext:value-type="float">
            <text:p>-6.284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7000002" calcext:value-type="float">
            <text:p>6.7000E-02</text:p>
          </table:table-cell>
          <table:table-cell table:style-name="ce4" table:formula="of:=0.4*[.A135]" office:value-type="float" office:value="0.0268000008" calcext:value-type="float">
            <text:p>2.6800E-02</text:p>
          </table:table-cell>
          <table:table-cell table:style-name="ce4" office:value-type="float" office:value="-0.0062649646" calcext:value-type="float">
            <text:p>-6.265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7500003" calcext:value-type="float">
            <text:p>6.7500E-02</text:p>
          </table:table-cell>
          <table:table-cell table:style-name="ce4" table:formula="of:=0.4*[.A136]" office:value-type="float" office:value="0.0270000012" calcext:value-type="float">
            <text:p>2.7000E-02</text:p>
          </table:table-cell>
          <table:table-cell table:style-name="ce4" office:value-type="float" office:value="-0.0062446455" calcext:value-type="float">
            <text:p>-6.244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8000004" calcext:value-type="float">
            <text:p>6.8000E-02</text:p>
          </table:table-cell>
          <table:table-cell table:style-name="ce4" table:formula="of:=0.4*[.A137]" office:value-type="float" office:value="0.0272000016" calcext:value-type="float">
            <text:p>2.7200E-02</text:p>
          </table:table-cell>
          <table:table-cell table:style-name="ce4" office:value-type="float" office:value="-0.0062235873" calcext:value-type="float">
            <text:p>-6.223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8499997" calcext:value-type="float">
            <text:p>6.8500E-02</text:p>
          </table:table-cell>
          <table:table-cell table:style-name="ce4" table:formula="of:=0.4*[.A138]" office:value-type="float" office:value="0.0273999988" calcext:value-type="float">
            <text:p>2.7400E-02</text:p>
          </table:table-cell>
          <table:table-cell table:style-name="ce4" office:value-type="float" office:value="-0.0062017543" calcext:value-type="float">
            <text:p>-6.201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8999998" calcext:value-type="float">
            <text:p>6.9000E-02</text:p>
          </table:table-cell>
          <table:table-cell table:style-name="ce4" table:formula="of:=0.4*[.A139]" office:value-type="float" office:value="0.0275999992" calcext:value-type="float">
            <text:p>2.7600E-02</text:p>
          </table:table-cell>
          <table:table-cell table:style-name="ce4" office:value-type="float" office:value="-0.006179186" calcext:value-type="float">
            <text:p>-6.179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69499999" calcext:value-type="float">
            <text:p>6.9500E-02</text:p>
          </table:table-cell>
          <table:table-cell table:style-name="ce4" table:formula="of:=0.4*[.A140]" office:value-type="float" office:value="0.0277999996" calcext:value-type="float">
            <text:p>2.7800E-02</text:p>
          </table:table-cell>
          <table:table-cell table:style-name="ce4" office:value-type="float" office:value="-0.0061558457" calcext:value-type="float">
            <text:p>-6.155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" calcext:value-type="float">
            <text:p>7.0000E-02</text:p>
          </table:table-cell>
          <table:table-cell table:style-name="ce4" table:formula="of:=0.4*[.A141]" office:value-type="float" office:value="0.028" calcext:value-type="float">
            <text:p>2.8000E-02</text:p>
          </table:table-cell>
          <table:table-cell table:style-name="ce4" office:value-type="float" office:value="-0.0061317836" calcext:value-type="float">
            <text:p>-6.131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0500001" calcext:value-type="float">
            <text:p>7.0500E-02</text:p>
          </table:table-cell>
          <table:table-cell table:style-name="ce4" table:formula="of:=0.4*[.A142]" office:value-type="float" office:value="0.0282000004" calcext:value-type="float">
            <text:p>2.8200E-02</text:p>
          </table:table-cell>
          <table:table-cell table:style-name="ce4" office:value-type="float" office:value="-0.0061070458" calcext:value-type="float">
            <text:p>-6.107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1000002" calcext:value-type="float">
            <text:p>7.1000E-02</text:p>
          </table:table-cell>
          <table:table-cell table:style-name="ce4" table:formula="of:=0.4*[.A143]" office:value-type="float" office:value="0.0284000008" calcext:value-type="float">
            <text:p>2.8400E-02</text:p>
          </table:table-cell>
          <table:table-cell table:style-name="ce4" office:value-type="float" office:value="-0.0060815522" calcext:value-type="float">
            <text:p>-6.081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1500003" calcext:value-type="float">
            <text:p>7.1500E-02</text:p>
          </table:table-cell>
          <table:table-cell table:style-name="ce4" table:formula="of:=0.4*[.A144]" office:value-type="float" office:value="0.0286000012" calcext:value-type="float">
            <text:p>2.8600E-02</text:p>
          </table:table-cell>
          <table:table-cell table:style-name="ce4" office:value-type="float" office:value="-0.0060553728" calcext:value-type="float">
            <text:p>-6.055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1999997" calcext:value-type="float">
            <text:p>7.2000E-02</text:p>
          </table:table-cell>
          <table:table-cell table:style-name="ce4" table:formula="of:=0.4*[.A145]" office:value-type="float" office:value="0.0287999988" calcext:value-type="float">
            <text:p>2.8800E-02</text:p>
          </table:table-cell>
          <table:table-cell table:style-name="ce4" office:value-type="float" office:value="-0.0060284543" calcext:value-type="float">
            <text:p>-6.028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2499998" calcext:value-type="float">
            <text:p>7.2500E-02</text:p>
          </table:table-cell>
          <table:table-cell table:style-name="ce4" table:formula="of:=0.4*[.A146]" office:value-type="float" office:value="0.0289999992" calcext:value-type="float">
            <text:p>2.9000E-02</text:p>
          </table:table-cell>
          <table:table-cell table:style-name="ce4" office:value-type="float" office:value="-0.0060007917" calcext:value-type="float">
            <text:p>-6.000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2999999" calcext:value-type="float">
            <text:p>7.3000E-02</text:p>
          </table:table-cell>
          <table:table-cell table:style-name="ce4" table:formula="of:=0.4*[.A147]" office:value-type="float" office:value="0.0291999996" calcext:value-type="float">
            <text:p>2.9200E-02</text:p>
          </table:table-cell>
          <table:table-cell table:style-name="ce4" office:value-type="float" office:value="-0.0059724264" calcext:value-type="float">
            <text:p>-5.972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35" calcext:value-type="float">
            <text:p>7.3500E-02</text:p>
          </table:table-cell>
          <table:table-cell table:style-name="ce4" table:formula="of:=0.4*[.A148]" office:value-type="float" office:value="0.0294" calcext:value-type="float">
            <text:p>2.9400E-02</text:p>
          </table:table-cell>
          <table:table-cell table:style-name="ce4" office:value-type="float" office:value="-0.0059433468" calcext:value-type="float">
            <text:p>-5.943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4000001" calcext:value-type="float">
            <text:p>7.4000E-02</text:p>
          </table:table-cell>
          <table:table-cell table:style-name="ce4" table:formula="of:=0.4*[.A149]" office:value-type="float" office:value="0.0296000004" calcext:value-type="float">
            <text:p>2.9600E-02</text:p>
          </table:table-cell>
          <table:table-cell table:style-name="ce4" office:value-type="float" office:value="-0.0059135454" calcext:value-type="float">
            <text:p>-5.913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4500002" calcext:value-type="float">
            <text:p>7.4500E-02</text:p>
          </table:table-cell>
          <table:table-cell table:style-name="ce4" table:formula="of:=0.4*[.A150]" office:value-type="float" office:value="0.0298000008" calcext:value-type="float">
            <text:p>2.9800E-02</text:p>
          </table:table-cell>
          <table:table-cell table:style-name="ce4" office:value-type="float" office:value="-0.0058829803" calcext:value-type="float">
            <text:p>-5.883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5000003" calcext:value-type="float">
            <text:p>7.5000E-02</text:p>
          </table:table-cell>
          <table:table-cell table:style-name="ce4" table:formula="of:=0.4*[.A151]" office:value-type="float" office:value="0.0300000012" calcext:value-type="float">
            <text:p>3.0000E-02</text:p>
          </table:table-cell>
          <table:table-cell table:style-name="ce4" office:value-type="float" office:value="-0.0058517237" calcext:value-type="float">
            <text:p>-5.851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5499997" calcext:value-type="float">
            <text:p>7.5500E-02</text:p>
          </table:table-cell>
          <table:table-cell table:style-name="ce4" table:formula="of:=0.4*[.A152]" office:value-type="float" office:value="0.0301999988" calcext:value-type="float">
            <text:p>3.0200E-02</text:p>
          </table:table-cell>
          <table:table-cell table:style-name="ce4" office:value-type="float" office:value="-0.0058197975" calcext:value-type="float">
            <text:p>-5.819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5999998" calcext:value-type="float">
            <text:p>7.6000E-02</text:p>
          </table:table-cell>
          <table:table-cell table:style-name="ce4" table:formula="of:=0.4*[.A153]" office:value-type="float" office:value="0.0303999992" calcext:value-type="float">
            <text:p>3.0400E-02</text:p>
          </table:table-cell>
          <table:table-cell table:style-name="ce4" office:value-type="float" office:value="-0.0057871751" calcext:value-type="float">
            <text:p>-5.78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6499999" calcext:value-type="float">
            <text:p>7.6500E-02</text:p>
          </table:table-cell>
          <table:table-cell table:style-name="ce4" table:formula="of:=0.4*[.A154]" office:value-type="float" office:value="0.0305999996" calcext:value-type="float">
            <text:p>3.0600E-02</text:p>
          </table:table-cell>
          <table:table-cell table:style-name="ce4" office:value-type="float" office:value="-0.0057538389" calcext:value-type="float">
            <text:p>-5.753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7" calcext:value-type="float">
            <text:p>7.7000E-02</text:p>
          </table:table-cell>
          <table:table-cell table:style-name="ce4" table:formula="of:=0.4*[.A155]" office:value-type="float" office:value="0.0308" calcext:value-type="float">
            <text:p>3.0800E-02</text:p>
          </table:table-cell>
          <table:table-cell table:style-name="ce4" office:value-type="float" office:value="-0.0057197493" calcext:value-type="float">
            <text:p>-5.719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7500001" calcext:value-type="float">
            <text:p>7.7500E-02</text:p>
          </table:table-cell>
          <table:table-cell table:style-name="ce4" table:formula="of:=0.4*[.A156]" office:value-type="float" office:value="0.0310000004" calcext:value-type="float">
            <text:p>3.1000E-02</text:p>
          </table:table-cell>
          <table:table-cell table:style-name="ce4" office:value-type="float" office:value="-0.005684936" calcext:value-type="float">
            <text:p>-5.684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8000002" calcext:value-type="float">
            <text:p>7.8000E-02</text:p>
          </table:table-cell>
          <table:table-cell table:style-name="ce4" table:formula="of:=0.4*[.A157]" office:value-type="float" office:value="0.0312000008" calcext:value-type="float">
            <text:p>3.1200E-02</text:p>
          </table:table-cell>
          <table:table-cell table:style-name="ce4" office:value-type="float" office:value="-0.0056493976" calcext:value-type="float">
            <text:p>-5.649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8500003" calcext:value-type="float">
            <text:p>7.8500E-02</text:p>
          </table:table-cell>
          <table:table-cell table:style-name="ce4" table:formula="of:=0.4*[.A158]" office:value-type="float" office:value="0.0314000012" calcext:value-type="float">
            <text:p>3.1400E-02</text:p>
          </table:table-cell>
          <table:table-cell table:style-name="ce4" office:value-type="float" office:value="-0.0056131925" calcext:value-type="float">
            <text:p>-5.613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9000004" calcext:value-type="float">
            <text:p>7.9000E-02</text:p>
          </table:table-cell>
          <table:table-cell table:style-name="ce4" table:formula="of:=0.4*[.A159]" office:value-type="float" office:value="0.0316000016" calcext:value-type="float">
            <text:p>3.1600E-02</text:p>
          </table:table-cell>
          <table:table-cell table:style-name="ce4" office:value-type="float" office:value="-0.0055763149" calcext:value-type="float">
            <text:p>-5.576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9499997" calcext:value-type="float">
            <text:p>7.9500E-02</text:p>
          </table:table-cell>
          <table:table-cell table:style-name="ce4" table:formula="of:=0.4*[.A160]" office:value-type="float" office:value="0.0317999988" calcext:value-type="float">
            <text:p>3.1800E-02</text:p>
          </table:table-cell>
          <table:table-cell table:style-name="ce4" office:value-type="float" office:value="-0.0055387514" calcext:value-type="float">
            <text:p>-5.538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79999998" calcext:value-type="float">
            <text:p>8.0000E-02</text:p>
          </table:table-cell>
          <table:table-cell table:style-name="ce4" table:formula="of:=0.4*[.A161]" office:value-type="float" office:value="0.0319999992" calcext:value-type="float">
            <text:p>3.2000E-02</text:p>
          </table:table-cell>
          <table:table-cell table:style-name="ce4" office:value-type="float" office:value="-0.0055004614" calcext:value-type="float">
            <text:p>-5.500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0499999" calcext:value-type="float">
            <text:p>8.0500E-02</text:p>
          </table:table-cell>
          <table:table-cell table:style-name="ce4" table:formula="of:=0.4*[.A162]" office:value-type="float" office:value="0.0321999996" calcext:value-type="float">
            <text:p>3.2200E-02</text:p>
          </table:table-cell>
          <table:table-cell table:style-name="ce4" office:value-type="float" office:value="-0.0054614907" calcext:value-type="float">
            <text:p>-5.461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1" calcext:value-type="float">
            <text:p>8.1000E-02</text:p>
          </table:table-cell>
          <table:table-cell table:style-name="ce4" table:formula="of:=0.4*[.A163]" office:value-type="float" office:value="0.0324" calcext:value-type="float">
            <text:p>3.2400E-02</text:p>
          </table:table-cell>
          <table:table-cell table:style-name="ce4" office:value-type="float" office:value="-0.0054217731" calcext:value-type="float">
            <text:p>-5.421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1500001" calcext:value-type="float">
            <text:p>8.1500E-02</text:p>
          </table:table-cell>
          <table:table-cell table:style-name="ce4" table:formula="of:=0.4*[.A164]" office:value-type="float" office:value="0.0326000004" calcext:value-type="float">
            <text:p>3.2600E-02</text:p>
          </table:table-cell>
          <table:table-cell table:style-name="ce4" office:value-type="float" office:value="-0.0053813295" calcext:value-type="float">
            <text:p>-5.381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2000002" calcext:value-type="float">
            <text:p>8.2000E-02</text:p>
          </table:table-cell>
          <table:table-cell table:style-name="ce4" table:formula="of:=0.4*[.A165]" office:value-type="float" office:value="0.0328000008" calcext:value-type="float">
            <text:p>3.2800E-02</text:p>
          </table:table-cell>
          <table:table-cell table:style-name="ce4" office:value-type="float" office:value="-0.0053402204" calcext:value-type="float">
            <text:p>-5.340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2500003" calcext:value-type="float">
            <text:p>8.2500E-02</text:p>
          </table:table-cell>
          <table:table-cell table:style-name="ce4" table:formula="of:=0.4*[.A166]" office:value-type="float" office:value="0.0330000012" calcext:value-type="float">
            <text:p>3.3000E-02</text:p>
          </table:table-cell>
          <table:table-cell table:style-name="ce4" office:value-type="float" office:value="-0.0052984096" calcext:value-type="float">
            <text:p>-5.298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2999997" calcext:value-type="float">
            <text:p>8.3000E-02</text:p>
          </table:table-cell>
          <table:table-cell table:style-name="ce4" table:formula="of:=0.4*[.A167]" office:value-type="float" office:value="0.0331999988" calcext:value-type="float">
            <text:p>3.3200E-02</text:p>
          </table:table-cell>
          <table:table-cell table:style-name="ce4" office:value-type="float" office:value="-0.0052558626" calcext:value-type="float">
            <text:p>-5.255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3499998" calcext:value-type="float">
            <text:p>8.3500E-02</text:p>
          </table:table-cell>
          <table:table-cell table:style-name="ce4" table:formula="of:=0.4*[.A168]" office:value-type="float" office:value="0.0333999992" calcext:value-type="float">
            <text:p>3.3400E-02</text:p>
          </table:table-cell>
          <table:table-cell table:style-name="ce4" office:value-type="float" office:value="-0.0052126213" calcext:value-type="float">
            <text:p>-5.212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3999999" calcext:value-type="float">
            <text:p>8.4000E-02</text:p>
          </table:table-cell>
          <table:table-cell table:style-name="ce4" table:formula="of:=0.4*[.A169]" office:value-type="float" office:value="0.0335999996" calcext:value-type="float">
            <text:p>3.3600E-02</text:p>
          </table:table-cell>
          <table:table-cell table:style-name="ce4" office:value-type="float" office:value="-0.0051686699" calcext:value-type="float">
            <text:p>-5.16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45" calcext:value-type="float">
            <text:p>8.4500E-02</text:p>
          </table:table-cell>
          <table:table-cell table:style-name="ce4" table:formula="of:=0.4*[.A170]" office:value-type="float" office:value="0.0338" calcext:value-type="float">
            <text:p>3.3800E-02</text:p>
          </table:table-cell>
          <table:table-cell table:style-name="ce4" office:value-type="float" office:value="-0.0051240609" calcext:value-type="float">
            <text:p>-5.124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5000001" calcext:value-type="float">
            <text:p>8.5000E-02</text:p>
          </table:table-cell>
          <table:table-cell table:style-name="ce4" table:formula="of:=0.4*[.A171]" office:value-type="float" office:value="0.0340000004" calcext:value-type="float">
            <text:p>3.4000E-02</text:p>
          </table:table-cell>
          <table:table-cell table:style-name="ce4" office:value-type="float" office:value="-0.0050787507" calcext:value-type="float">
            <text:p>-5.0788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5500002" calcext:value-type="float">
            <text:p>8.5500E-02</text:p>
          </table:table-cell>
          <table:table-cell table:style-name="ce4" table:formula="of:=0.4*[.A172]" office:value-type="float" office:value="0.0342000008" calcext:value-type="float">
            <text:p>3.4200E-02</text:p>
          </table:table-cell>
          <table:table-cell table:style-name="ce4" office:value-type="float" office:value="-0.005032707" calcext:value-type="float">
            <text:p>-5.0327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6000003" calcext:value-type="float">
            <text:p>8.6000E-02</text:p>
          </table:table-cell>
          <table:table-cell table:style-name="ce4" table:formula="of:=0.4*[.A173]" office:value-type="float" office:value="0.0344000012" calcext:value-type="float">
            <text:p>3.4400E-02</text:p>
          </table:table-cell>
          <table:table-cell table:style-name="ce4" office:value-type="float" office:value="-0.0049859635" calcext:value-type="float">
            <text:p>-4.9860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6499996" calcext:value-type="float">
            <text:p>8.6500E-02</text:p>
          </table:table-cell>
          <table:table-cell table:style-name="ce4" table:formula="of:=0.4*[.A174]" office:value-type="float" office:value="0.0345999984" calcext:value-type="float">
            <text:p>3.4600E-02</text:p>
          </table:table-cell>
          <table:table-cell table:style-name="ce4" office:value-type="float" office:value="-0.0049384707" calcext:value-type="float">
            <text:p>-4.938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6999997" calcext:value-type="float">
            <text:p>8.7000E-02</text:p>
          </table:table-cell>
          <table:table-cell table:style-name="ce4" table:formula="of:=0.4*[.A175]" office:value-type="float" office:value="0.0347999988" calcext:value-type="float">
            <text:p>3.4800E-02</text:p>
          </table:table-cell>
          <table:table-cell table:style-name="ce4" office:value-type="float" office:value="-0.0048902561" calcext:value-type="float">
            <text:p>-4.890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7499999" calcext:value-type="float">
            <text:p>8.7500E-02</text:p>
          </table:table-cell>
          <table:table-cell table:style-name="ce4" table:formula="of:=0.4*[.A176]" office:value-type="float" office:value="0.0349999996" calcext:value-type="float">
            <text:p>3.5000E-02</text:p>
          </table:table-cell>
          <table:table-cell table:style-name="ce4" office:value-type="float" office:value="-0.004841411" calcext:value-type="float">
            <text:p>-4.841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8" calcext:value-type="float">
            <text:p>8.8000E-02</text:p>
          </table:table-cell>
          <table:table-cell table:style-name="ce4" table:formula="of:=0.4*[.A177]" office:value-type="float" office:value="0.0352" calcext:value-type="float">
            <text:p>3.5200E-02</text:p>
          </table:table-cell>
          <table:table-cell table:style-name="ce4" office:value-type="float" office:value="-0.0047918521" calcext:value-type="float">
            <text:p>-4.791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8500001" calcext:value-type="float">
            <text:p>8.8500E-02</text:p>
          </table:table-cell>
          <table:table-cell table:style-name="ce4" table:formula="of:=0.4*[.A178]" office:value-type="float" office:value="0.0354000004" calcext:value-type="float">
            <text:p>3.5400E-02</text:p>
          </table:table-cell>
          <table:table-cell table:style-name="ce4" office:value-type="float" office:value="-0.0047415826" calcext:value-type="float">
            <text:p>-4.741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9000002" calcext:value-type="float">
            <text:p>8.9000E-02</text:p>
          </table:table-cell>
          <table:table-cell table:style-name="ce4" table:formula="of:=0.4*[.A179]" office:value-type="float" office:value="0.0356000008" calcext:value-type="float">
            <text:p>3.5600E-02</text:p>
          </table:table-cell>
          <table:table-cell table:style-name="ce4" office:value-type="float" office:value="-0.0046905782" calcext:value-type="float">
            <text:p>-4.690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89500003" calcext:value-type="float">
            <text:p>8.9500E-02</text:p>
          </table:table-cell>
          <table:table-cell table:style-name="ce4" table:formula="of:=0.4*[.A180]" office:value-type="float" office:value="0.0358000012" calcext:value-type="float">
            <text:p>3.5800E-02</text:p>
          </table:table-cell>
          <table:table-cell table:style-name="ce4" office:value-type="float" office:value="-0.0046388763" calcext:value-type="float">
            <text:p>-4.638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0000004" calcext:value-type="float">
            <text:p>9.0000E-02</text:p>
          </table:table-cell>
          <table:table-cell table:style-name="ce4" table:formula="of:=0.4*[.A181]" office:value-type="float" office:value="0.0360000016" calcext:value-type="float">
            <text:p>3.6000E-02</text:p>
          </table:table-cell>
          <table:table-cell table:style-name="ce4" office:value-type="float" office:value="-0.0045864526" calcext:value-type="float">
            <text:p>-4.586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0499997" calcext:value-type="float">
            <text:p>9.0500E-02</text:p>
          </table:table-cell>
          <table:table-cell table:style-name="ce4" table:formula="of:=0.4*[.A182]" office:value-type="float" office:value="0.0361999988" calcext:value-type="float">
            <text:p>3.6200E-02</text:p>
          </table:table-cell>
          <table:table-cell table:style-name="ce4" office:value-type="float" office:value="-0.0045333356" calcext:value-type="float">
            <text:p>-4.533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0999998" calcext:value-type="float">
            <text:p>9.1000E-02</text:p>
          </table:table-cell>
          <table:table-cell table:style-name="ce4" table:formula="of:=0.4*[.A183]" office:value-type="float" office:value="0.0363999992" calcext:value-type="float">
            <text:p>3.6400E-02</text:p>
          </table:table-cell>
          <table:table-cell table:style-name="ce4" office:value-type="float" office:value="-0.0044795186" calcext:value-type="float">
            <text:p>-4.479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1499999" calcext:value-type="float">
            <text:p>9.1500E-02</text:p>
          </table:table-cell>
          <table:table-cell table:style-name="ce4" table:formula="of:=0.4*[.A184]" office:value-type="float" office:value="0.0365999996" calcext:value-type="float">
            <text:p>3.6600E-02</text:p>
          </table:table-cell>
          <table:table-cell table:style-name="ce4" office:value-type="float" office:value="-0.0044249194" calcext:value-type="float">
            <text:p>-4.424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2" calcext:value-type="float">
            <text:p>9.2000E-02</text:p>
          </table:table-cell>
          <table:table-cell table:style-name="ce4" table:formula="of:=0.4*[.A185]" office:value-type="float" office:value="0.0368" calcext:value-type="float">
            <text:p>3.6800E-02</text:p>
          </table:table-cell>
          <table:table-cell table:style-name="ce4" office:value-type="float" office:value="-0.0043696463" calcext:value-type="float">
            <text:p>-4.369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2500001" calcext:value-type="float">
            <text:p>9.2500E-02</text:p>
          </table:table-cell>
          <table:table-cell table:style-name="ce4" table:formula="of:=0.4*[.A186]" office:value-type="float" office:value="0.0370000004" calcext:value-type="float">
            <text:p>3.7000E-02</text:p>
          </table:table-cell>
          <table:table-cell table:style-name="ce4" office:value-type="float" office:value="-0.0043136012" calcext:value-type="float">
            <text:p>-4.313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3000002" calcext:value-type="float">
            <text:p>9.3000E-02</text:p>
          </table:table-cell>
          <table:table-cell table:style-name="ce4" table:formula="of:=0.4*[.A187]" office:value-type="float" office:value="0.0372000008" calcext:value-type="float">
            <text:p>3.7200E-02</text:p>
          </table:table-cell>
          <table:table-cell table:style-name="ce4" office:value-type="float" office:value="-0.0042568911" calcext:value-type="float">
            <text:p>-4.2569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3500003" calcext:value-type="float">
            <text:p>9.3500E-02</text:p>
          </table:table-cell>
          <table:table-cell table:style-name="ce4" table:formula="of:=0.4*[.A188]" office:value-type="float" office:value="0.0374000012" calcext:value-type="float">
            <text:p>3.7400E-02</text:p>
          </table:table-cell>
          <table:table-cell table:style-name="ce4" office:value-type="float" office:value="-0.0041994494" calcext:value-type="float">
            <text:p>-4.1994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3999997" calcext:value-type="float">
            <text:p>9.4000E-02</text:p>
          </table:table-cell>
          <table:table-cell table:style-name="ce4" table:formula="of:=0.4*[.A189]" office:value-type="float" office:value="0.0375999988" calcext:value-type="float">
            <text:p>3.7600E-02</text:p>
          </table:table-cell>
          <table:table-cell table:style-name="ce4" office:value-type="float" office:value="-0.0041412469" calcext:value-type="float">
            <text:p>-4.141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4499998" calcext:value-type="float">
            <text:p>9.4500E-02</text:p>
          </table:table-cell>
          <table:table-cell table:style-name="ce4" table:formula="of:=0.4*[.A190]" office:value-type="float" office:value="0.0377999992" calcext:value-type="float">
            <text:p>3.7800E-02</text:p>
          </table:table-cell>
          <table:table-cell table:style-name="ce4" office:value-type="float" office:value="-0.00408229" calcext:value-type="float">
            <text:p>-4.0823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4999999" calcext:value-type="float">
            <text:p>9.5000E-02</text:p>
          </table:table-cell>
          <table:table-cell table:style-name="ce4" table:formula="of:=0.4*[.A191]" office:value-type="float" office:value="0.0379999996" calcext:value-type="float">
            <text:p>3.8000E-02</text:p>
          </table:table-cell>
          <table:table-cell table:style-name="ce4" office:value-type="float" office:value="-0.004022595" calcext:value-type="float">
            <text:p>-4.022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55" calcext:value-type="float">
            <text:p>9.5500E-02</text:p>
          </table:table-cell>
          <table:table-cell table:style-name="ce4" table:formula="of:=0.4*[.A192]" office:value-type="float" office:value="0.0382" calcext:value-type="float">
            <text:p>3.8200E-02</text:p>
          </table:table-cell>
          <table:table-cell table:style-name="ce4" office:value-type="float" office:value="-0.0039622434" calcext:value-type="float">
            <text:p>-3.962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6000001" calcext:value-type="float">
            <text:p>9.6000E-02</text:p>
          </table:table-cell>
          <table:table-cell table:style-name="ce4" table:formula="of:=0.4*[.A193]" office:value-type="float" office:value="0.0384000004" calcext:value-type="float">
            <text:p>3.8400E-02</text:p>
          </table:table-cell>
          <table:table-cell table:style-name="ce4" office:value-type="float" office:value="-0.0039011268" calcext:value-type="float">
            <text:p>-3.901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6500002" calcext:value-type="float">
            <text:p>9.6500E-02</text:p>
          </table:table-cell>
          <table:table-cell table:style-name="ce4" table:formula="of:=0.4*[.A194]" office:value-type="float" office:value="0.0386000008" calcext:value-type="float">
            <text:p>3.8600E-02</text:p>
          </table:table-cell>
          <table:table-cell table:style-name="ce4" office:value-type="float" office:value="-0.0038391983" calcext:value-type="float">
            <text:p>-3.839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7000003" calcext:value-type="float">
            <text:p>9.7000E-02</text:p>
          </table:table-cell>
          <table:table-cell table:style-name="ce4" table:formula="of:=0.4*[.A195]" office:value-type="float" office:value="0.0388000012" calcext:value-type="float">
            <text:p>3.8800E-02</text:p>
          </table:table-cell>
          <table:table-cell table:style-name="ce4" office:value-type="float" office:value="-0.0037766129" calcext:value-type="float">
            <text:p>-3.7766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7499996" calcext:value-type="float">
            <text:p>9.7500E-02</text:p>
          </table:table-cell>
          <table:table-cell table:style-name="ce4" table:formula="of:=0.4*[.A196]" office:value-type="float" office:value="0.0389999984" calcext:value-type="float">
            <text:p>3.9000E-02</text:p>
          </table:table-cell>
          <table:table-cell table:style-name="ce4" office:value-type="float" office:value="-0.0037132201" calcext:value-type="float">
            <text:p>-3.713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7999997" calcext:value-type="float">
            <text:p>9.8000E-02</text:p>
          </table:table-cell>
          <table:table-cell table:style-name="ce4" table:formula="of:=0.4*[.A197]" office:value-type="float" office:value="0.0391999988" calcext:value-type="float">
            <text:p>3.9200E-02</text:p>
          </table:table-cell>
          <table:table-cell table:style-name="ce4" office:value-type="float" office:value="-0.0036490974" calcext:value-type="float">
            <text:p>-3.6491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8499998" calcext:value-type="float">
            <text:p>9.8500E-02</text:p>
          </table:table-cell>
          <table:table-cell table:style-name="ce4" table:formula="of:=0.4*[.A198]" office:value-type="float" office:value="0.0393999992" calcext:value-type="float">
            <text:p>3.9400E-02</text:p>
          </table:table-cell>
          <table:table-cell table:style-name="ce4" office:value-type="float" office:value="-0.0035841698" calcext:value-type="float">
            <text:p>-3.5842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8999999" calcext:value-type="float">
            <text:p>9.9000E-02</text:p>
          </table:table-cell>
          <table:table-cell table:style-name="ce4" table:formula="of:=0.4*[.A199]" office:value-type="float" office:value="0.0395999996" calcext:value-type="float">
            <text:p>3.9600E-02</text:p>
          </table:table-cell>
          <table:table-cell table:style-name="ce4" office:value-type="float" office:value="-0.0035185267" calcext:value-type="float">
            <text:p>-3.5185E-03</text:p>
          </table:table-cell>
          <table:table-cell table:number-columns-repeated="13"/>
        </table:table-row>
        <table:table-row table:style-name="ro2">
          <table:table-cell table:style-name="ce4" office:value-type="float" office:value="0.0995" calcext:value-type="float">
            <text:p>9.9500E-02</text:p>
          </table:table-cell>
          <table:table-cell table:style-name="ce4" table:formula="of:=0.4*[.A200]" office:value-type="float" office:value="0.0398" calcext:value-type="float">
            <text:p>3.9800E-02</text:p>
          </table:table-cell>
          <table:table-cell table:style-name="ce4" office:value-type="float" office:value="-0.0034521197" calcext:value-type="float">
            <text:p>-3.452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" calcext:value-type="float">
            <text:p>1.0000E-01</text:p>
          </table:table-cell>
          <table:table-cell table:style-name="ce4" table:formula="of:=0.4*[.A201]" office:value-type="float" office:value="0.04" calcext:value-type="float">
            <text:p>4.0000E-02</text:p>
          </table:table-cell>
          <table:table-cell table:style-name="ce4" office:value-type="float" office:value="-0.0033849431" calcext:value-type="float">
            <text:p>-3.3849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05" calcext:value-type="float">
            <text:p>1.0050E-01</text:p>
          </table:table-cell>
          <table:table-cell table:style-name="ce4" table:formula="of:=0.4*[.A202]" office:value-type="float" office:value="0.0402" calcext:value-type="float">
            <text:p>4.0200E-02</text:p>
          </table:table-cell>
          <table:table-cell table:style-name="ce4" office:value-type="float" office:value="-0.0033168867" calcext:value-type="float">
            <text:p>-3.3169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1" calcext:value-type="float">
            <text:p>1.0100E-01</text:p>
          </table:table-cell>
          <table:table-cell table:style-name="ce4" table:formula="of:=0.4*[.A203]" office:value-type="float" office:value="0.0404" calcext:value-type="float">
            <text:p>4.0400E-02</text:p>
          </table:table-cell>
          <table:table-cell table:style-name="ce4" office:value-type="float" office:value="-0.0032482236" calcext:value-type="float">
            <text:p>-3.248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15" calcext:value-type="float">
            <text:p>1.0150E-01</text:p>
          </table:table-cell>
          <table:table-cell table:style-name="ce4" table:formula="of:=0.4*[.A204]" office:value-type="float" office:value="0.0406" calcext:value-type="float">
            <text:p>4.0600E-02</text:p>
          </table:table-cell>
          <table:table-cell table:style-name="ce4" office:value-type="float" office:value="-0.0031787567" calcext:value-type="float">
            <text:p>-3.1788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2" calcext:value-type="float">
            <text:p>1.0200E-01</text:p>
          </table:table-cell>
          <table:table-cell table:style-name="ce4" table:formula="of:=0.4*[.A205]" office:value-type="float" office:value="0.0408" calcext:value-type="float">
            <text:p>4.0800E-02</text:p>
          </table:table-cell>
          <table:table-cell table:style-name="ce4" office:value-type="float" office:value="-0.0031082707" calcext:value-type="float">
            <text:p>-3.108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25" calcext:value-type="float">
            <text:p>1.0250E-01</text:p>
          </table:table-cell>
          <table:table-cell table:style-name="ce4" table:formula="of:=0.4*[.A206]" office:value-type="float" office:value="0.041" calcext:value-type="float">
            <text:p>4.1000E-02</text:p>
          </table:table-cell>
          <table:table-cell table:style-name="ce4" office:value-type="float" office:value="-0.0030371207" calcext:value-type="float">
            <text:p>-3.037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3" calcext:value-type="float">
            <text:p>1.0300E-01</text:p>
          </table:table-cell>
          <table:table-cell table:style-name="ce4" table:formula="of:=0.4*[.A207]" office:value-type="float" office:value="0.0412" calcext:value-type="float">
            <text:p>4.1200E-02</text:p>
          </table:table-cell>
          <table:table-cell table:style-name="ce4" office:value-type="float" office:value="-0.0029652508" calcext:value-type="float">
            <text:p>-2.965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35" calcext:value-type="float">
            <text:p>1.0350E-01</text:p>
          </table:table-cell>
          <table:table-cell table:style-name="ce4" table:formula="of:=0.4*[.A208]" office:value-type="float" office:value="0.0414" calcext:value-type="float">
            <text:p>4.1400E-02</text:p>
          </table:table-cell>
          <table:table-cell table:style-name="ce4" office:value-type="float" office:value="-0.0028925505" calcext:value-type="float">
            <text:p>-2.8926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4" calcext:value-type="float">
            <text:p>1.0400E-01</text:p>
          </table:table-cell>
          <table:table-cell table:style-name="ce4" table:formula="of:=0.4*[.A209]" office:value-type="float" office:value="0.0416" calcext:value-type="float">
            <text:p>4.1600E-02</text:p>
          </table:table-cell>
          <table:table-cell table:style-name="ce4" office:value-type="float" office:value="-0.0028190049" calcext:value-type="float">
            <text:p>-2.8190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45" calcext:value-type="float">
            <text:p>1.0450E-01</text:p>
          </table:table-cell>
          <table:table-cell table:style-name="ce4" table:formula="of:=0.4*[.A210]" office:value-type="float" office:value="0.0418" calcext:value-type="float">
            <text:p>4.1800E-02</text:p>
          </table:table-cell>
          <table:table-cell table:style-name="ce4" office:value-type="float" office:value="-0.0027446696" calcext:value-type="float">
            <text:p>-2.7447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5" calcext:value-type="float">
            <text:p>1.0500E-01</text:p>
          </table:table-cell>
          <table:table-cell table:style-name="ce4" table:formula="of:=0.4*[.A211]" office:value-type="float" office:value="0.042" calcext:value-type="float">
            <text:p>4.2000E-02</text:p>
          </table:table-cell>
          <table:table-cell table:style-name="ce4" office:value-type="float" office:value="-0.0026693137" calcext:value-type="float">
            <text:p>-2.669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55" calcext:value-type="float">
            <text:p>1.0550E-01</text:p>
          </table:table-cell>
          <table:table-cell table:style-name="ce4" table:formula="of:=0.4*[.A212]" office:value-type="float" office:value="0.0422" calcext:value-type="float">
            <text:p>4.2200E-02</text:p>
          </table:table-cell>
          <table:table-cell table:style-name="ce4" office:value-type="float" office:value="-0.002593135" calcext:value-type="float">
            <text:p>-2.593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6" calcext:value-type="float">
            <text:p>1.0600E-01</text:p>
          </table:table-cell>
          <table:table-cell table:style-name="ce4" table:formula="of:=0.4*[.A213]" office:value-type="float" office:value="0.0424" calcext:value-type="float">
            <text:p>4.2400E-02</text:p>
          </table:table-cell>
          <table:table-cell table:style-name="ce4" office:value-type="float" office:value="-0.0025160867" calcext:value-type="float">
            <text:p>-2.516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65" calcext:value-type="float">
            <text:p>1.0650E-01</text:p>
          </table:table-cell>
          <table:table-cell table:style-name="ce4" table:formula="of:=0.4*[.A214]" office:value-type="float" office:value="0.0426" calcext:value-type="float">
            <text:p>4.2600E-02</text:p>
          </table:table-cell>
          <table:table-cell table:style-name="ce4" office:value-type="float" office:value="-0.0024381953" calcext:value-type="float">
            <text:p>-2.438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7" calcext:value-type="float">
            <text:p>1.0700E-01</text:p>
          </table:table-cell>
          <table:table-cell table:style-name="ce4" table:formula="of:=0.4*[.A215]" office:value-type="float" office:value="0.0428" calcext:value-type="float">
            <text:p>4.2800E-02</text:p>
          </table:table-cell>
          <table:table-cell table:style-name="ce4" office:value-type="float" office:value="-0.0023591458" calcext:value-type="float">
            <text:p>-2.359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75" calcext:value-type="float">
            <text:p>1.0750E-01</text:p>
          </table:table-cell>
          <table:table-cell table:style-name="ce4" table:formula="of:=0.4*[.A216]" office:value-type="float" office:value="0.043" calcext:value-type="float">
            <text:p>4.3000E-02</text:p>
          </table:table-cell>
          <table:table-cell table:style-name="ce4" office:value-type="float" office:value="-0.0022787054" calcext:value-type="float">
            <text:p>-2.27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8" calcext:value-type="float">
            <text:p>1.0800E-01</text:p>
          </table:table-cell>
          <table:table-cell table:style-name="ce4" table:formula="of:=0.4*[.A217]" office:value-type="float" office:value="0.0432" calcext:value-type="float">
            <text:p>4.3200E-02</text:p>
          </table:table-cell>
          <table:table-cell table:style-name="ce4" office:value-type="float" office:value="-0.0021971052" calcext:value-type="float">
            <text:p>-2.197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85" calcext:value-type="float">
            <text:p>1.0850E-01</text:p>
          </table:table-cell>
          <table:table-cell table:style-name="ce4" table:formula="of:=0.4*[.A218]" office:value-type="float" office:value="0.0434" calcext:value-type="float">
            <text:p>4.3400E-02</text:p>
          </table:table-cell>
          <table:table-cell table:style-name="ce4" office:value-type="float" office:value="-0.0021138417" calcext:value-type="float">
            <text:p>-2.1138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9" calcext:value-type="float">
            <text:p>1.0900E-01</text:p>
          </table:table-cell>
          <table:table-cell table:style-name="ce4" table:formula="of:=0.4*[.A219]" office:value-type="float" office:value="0.0436" calcext:value-type="float">
            <text:p>4.3600E-02</text:p>
          </table:table-cell>
          <table:table-cell table:style-name="ce4" office:value-type="float" office:value="-0.0020298983" calcext:value-type="float">
            <text:p>-2.02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1095" calcext:value-type="float">
            <text:p>1.0950E-01</text:p>
          </table:table-cell>
          <table:table-cell table:style-name="ce4" table:formula="of:=0.4*[.A220]" office:value-type="float" office:value="0.0438" calcext:value-type="float">
            <text:p>4.3800E-02</text:p>
          </table:table-cell>
          <table:table-cell table:style-name="ce4" office:value-type="float" office:value="-0.0019436048" calcext:value-type="float">
            <text:p>-1.9436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" calcext:value-type="float">
            <text:p>1.1000E-01</text:p>
          </table:table-cell>
          <table:table-cell table:style-name="ce4" table:formula="of:=0.4*[.A221]" office:value-type="float" office:value="0.044" calcext:value-type="float">
            <text:p>4.4000E-02</text:p>
          </table:table-cell>
          <table:table-cell table:style-name="ce4" office:value-type="float" office:value="-0.0018551161" calcext:value-type="float">
            <text:p>-1.855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05" calcext:value-type="float">
            <text:p>1.1050E-01</text:p>
          </table:table-cell>
          <table:table-cell table:style-name="ce4" table:formula="of:=0.4*[.A222]" office:value-type="float" office:value="0.0442" calcext:value-type="float">
            <text:p>4.4200E-02</text:p>
          </table:table-cell>
          <table:table-cell table:style-name="ce4" office:value-type="float" office:value="-0.0017653228" calcext:value-type="float">
            <text:p>-1.765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1" calcext:value-type="float">
            <text:p>1.1100E-01</text:p>
          </table:table-cell>
          <table:table-cell table:style-name="ce4" table:formula="of:=0.4*[.A223]" office:value-type="float" office:value="0.0444" calcext:value-type="float">
            <text:p>4.4400E-02</text:p>
          </table:table-cell>
          <table:table-cell table:style-name="ce4" office:value-type="float" office:value="-0.0016740949" calcext:value-type="float">
            <text:p>-1.674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15" calcext:value-type="float">
            <text:p>1.1150E-01</text:p>
          </table:table-cell>
          <table:table-cell table:style-name="ce4" table:formula="of:=0.4*[.A224]" office:value-type="float" office:value="0.0446" calcext:value-type="float">
            <text:p>4.4600E-02</text:p>
          </table:table-cell>
          <table:table-cell table:style-name="ce4" office:value-type="float" office:value="-0.001580787" calcext:value-type="float">
            <text:p>-1.5808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2" calcext:value-type="float">
            <text:p>1.1200E-01</text:p>
          </table:table-cell>
          <table:table-cell table:style-name="ce4" table:formula="of:=0.4*[.A225]" office:value-type="float" office:value="0.0448" calcext:value-type="float">
            <text:p>4.4800E-02</text:p>
          </table:table-cell>
          <table:table-cell table:style-name="ce4" office:value-type="float" office:value="-0.0014855383" calcext:value-type="float">
            <text:p>-1.4855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25" calcext:value-type="float">
            <text:p>1.1250E-01</text:p>
          </table:table-cell>
          <table:table-cell table:style-name="ce4" table:formula="of:=0.4*[.A226]" office:value-type="float" office:value="0.045" calcext:value-type="float">
            <text:p>4.5000E-02</text:p>
          </table:table-cell>
          <table:table-cell table:style-name="ce4" office:value-type="float" office:value="-0.0013885982" calcext:value-type="float">
            <text:p>-1.3886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3" calcext:value-type="float">
            <text:p>1.1300E-01</text:p>
          </table:table-cell>
          <table:table-cell table:style-name="ce4" table:formula="of:=0.4*[.A227]" office:value-type="float" office:value="0.0452" calcext:value-type="float">
            <text:p>4.5200E-02</text:p>
          </table:table-cell>
          <table:table-cell table:style-name="ce4" office:value-type="float" office:value="-0.0012867643" calcext:value-type="float">
            <text:p>-1.2868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35" calcext:value-type="float">
            <text:p>1.1350E-01</text:p>
          </table:table-cell>
          <table:table-cell table:style-name="ce4" table:formula="of:=0.4*[.A228]" office:value-type="float" office:value="0.0454" calcext:value-type="float">
            <text:p>4.5400E-02</text:p>
          </table:table-cell>
          <table:table-cell table:style-name="ce4" office:value-type="float" office:value="-0.0011792548" calcext:value-type="float">
            <text:p>-1.179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4" calcext:value-type="float">
            <text:p>1.1400E-01</text:p>
          </table:table-cell>
          <table:table-cell table:style-name="ce4" table:formula="of:=0.4*[.A229]" office:value-type="float" office:value="0.0456" calcext:value-type="float">
            <text:p>4.5600E-02</text:p>
          </table:table-cell>
          <table:table-cell table:style-name="ce4" office:value-type="float" office:value="-0.0010687053" calcext:value-type="float">
            <text:p>-1.0687E-03</text:p>
          </table:table-cell>
          <table:table-cell table:number-columns-repeated="13"/>
        </table:table-row>
        <table:table-row table:style-name="ro2">
          <table:table-cell table:style-name="ce4" office:value-type="float" office:value="0.1145" calcext:value-type="float">
            <text:p>1.1450E-01</text:p>
          </table:table-cell>
          <table:table-cell table:style-name="ce4" table:formula="of:=0.4*[.A230]" office:value-type="float" office:value="0.0458" calcext:value-type="float">
            <text:p>4.5800E-02</text:p>
          </table:table-cell>
          <table:table-cell table:style-name="ce4" office:value-type="float" office:value="-0.0009520707" calcext:value-type="float">
            <text:p>-9.5207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5" calcext:value-type="float">
            <text:p>1.1500E-01</text:p>
          </table:table-cell>
          <table:table-cell table:style-name="ce4" table:formula="of:=0.4*[.A231]" office:value-type="float" office:value="0.046" calcext:value-type="float">
            <text:p>4.6000E-02</text:p>
          </table:table-cell>
          <table:table-cell table:style-name="ce4" office:value-type="float" office:value="-0.00082630554" calcext:value-type="float">
            <text:p>-8.2631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55" calcext:value-type="float">
            <text:p>1.1550E-01</text:p>
          </table:table-cell>
          <table:table-cell table:style-name="ce4" table:formula="of:=0.4*[.A232]" office:value-type="float" office:value="0.0462" calcext:value-type="float">
            <text:p>4.6200E-02</text:p>
          </table:table-cell>
          <table:table-cell table:style-name="ce4" office:value-type="float" office:value="-0.00069421995" calcext:value-type="float">
            <text:p>-6.9422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6" calcext:value-type="float">
            <text:p>1.1600E-01</text:p>
          </table:table-cell>
          <table:table-cell table:style-name="ce4" table:formula="of:=0.4*[.A233]" office:value-type="float" office:value="0.0464" calcext:value-type="float">
            <text:p>4.6400E-02</text:p>
          </table:table-cell>
          <table:table-cell table:style-name="ce4" office:value-type="float" office:value="-0.00055345154" calcext:value-type="float">
            <text:p>-5.5345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65" calcext:value-type="float">
            <text:p>1.1650E-01</text:p>
          </table:table-cell>
          <table:table-cell table:style-name="ce4" table:formula="of:=0.4*[.A234]" office:value-type="float" office:value="0.0466" calcext:value-type="float">
            <text:p>4.6600E-02</text:p>
          </table:table-cell>
          <table:table-cell table:style-name="ce4" office:value-type="float" office:value="-0.0004049218" calcext:value-type="float">
            <text:p>-4.0492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7" calcext:value-type="float">
            <text:p>1.1700E-01</text:p>
          </table:table-cell>
          <table:table-cell table:style-name="ce4" table:formula="of:=0.4*[.A235]" office:value-type="float" office:value="0.0468" calcext:value-type="float">
            <text:p>4.6800E-02</text:p>
          </table:table-cell>
          <table:table-cell table:style-name="ce4" office:value-type="float" office:value="-0.0002505185" calcext:value-type="float">
            <text:p>-2.5052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75" calcext:value-type="float">
            <text:p>1.1750E-01</text:p>
          </table:table-cell>
          <table:table-cell table:style-name="ce4" table:formula="of:=0.4*[.A236]" office:value-type="float" office:value="0.047" calcext:value-type="float">
            <text:p>4.7000E-02</text:p>
          </table:table-cell>
          <table:table-cell table:style-name="ce4" office:value-type="float" office:value="-0.000088166715" calcext:value-type="float">
            <text:p>-8.8167E-05</text:p>
          </table:table-cell>
          <table:table-cell table:style-name="ce8"/>
          <table:table-cell table:number-columns-repeated="12"/>
        </table:table-row>
        <table:table-row table:style-name="ro2">
          <table:table-cell table:style-name="ce4" office:value-type="float" office:value="0.118" calcext:value-type="float">
            <text:p>1.1800E-01</text:p>
          </table:table-cell>
          <table:table-cell table:style-name="ce4" table:formula="of:=0.4*[.A237]" office:value-type="float" office:value="0.0472" calcext:value-type="float">
            <text:p>4.7200E-02</text:p>
          </table:table-cell>
          <table:table-cell table:style-name="ce4" office:value-type="float" office:value="0.000086145592" calcext:value-type="float">
            <text:p>8.6146E-05</text:p>
          </table:table-cell>
          <table:table-cell table:style-name="ce8"/>
          <table:table-cell table:number-columns-repeated="12"/>
        </table:table-row>
        <table:table-row table:style-name="ro2">
          <table:table-cell table:style-name="ce4" office:value-type="float" office:value="0.1185" calcext:value-type="float">
            <text:p>1.1850E-01</text:p>
          </table:table-cell>
          <table:table-cell table:style-name="ce4" table:formula="of:=0.4*[.A238]" office:value-type="float" office:value="0.0474" calcext:value-type="float">
            <text:p>4.7400E-02</text:p>
          </table:table-cell>
          <table:table-cell table:style-name="ce4" office:value-type="float" office:value="0.00027153516" calcext:value-type="float">
            <text:p>2.7154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9" calcext:value-type="float">
            <text:p>1.1900E-01</text:p>
          </table:table-cell>
          <table:table-cell table:style-name="ce4" table:formula="of:=0.4*[.A239]" office:value-type="float" office:value="0.0476" calcext:value-type="float">
            <text:p>4.7600E-02</text:p>
          </table:table-cell>
          <table:table-cell table:style-name="ce4" office:value-type="float" office:value="0.00047058865" calcext:value-type="float">
            <text:p>4.7059E-04</text:p>
          </table:table-cell>
          <table:table-cell table:number-columns-repeated="13"/>
        </table:table-row>
        <table:table-row table:style-name="ro2">
          <table:table-cell table:style-name="ce4" office:value-type="float" office:value="0.1195" calcext:value-type="float">
            <text:p>1.1950E-01</text:p>
          </table:table-cell>
          <table:table-cell table:style-name="ce4" table:formula="of:=0.4*[.A240]" office:value-type="float" office:value="0.0478" calcext:value-type="float">
            <text:p>4.7800E-02</text:p>
          </table:table-cell>
          <table:table-cell table:style-name="ce4" office:value-type="float" office:value="0.00068339403" calcext:value-type="float">
            <text:p>6.8339E-04</text:p>
          </table:table-cell>
          <table:table-cell table:number-columns-repeated="13"/>
        </table:table-row>
        <table:table-row table:style-name="ro2">
          <table:table-cell table:style-name="ce4" office:value-type="float" office:value="0.12" calcext:value-type="float">
            <text:p>1.2000E-01</text:p>
          </table:table-cell>
          <table:table-cell table:style-name="ce4" table:formula="of:=0.4*[.A241]" office:value-type="float" office:value="0.048" calcext:value-type="float">
            <text:p>4.8000E-02</text:p>
          </table:table-cell>
          <table:table-cell table:style-name="ce4" office:value-type="float" office:value="0.00090664055" calcext:value-type="float">
            <text:p>9.0664E-04</text:p>
          </table:table-cell>
          <table:table-cell table:number-columns-repeated="13"/>
        </table:table-row>
        <table:table-row table:style-name="ro2">
          <table:table-cell table:style-name="ce4" office:value-type="float" office:value="0.1205" calcext:value-type="float">
            <text:p>1.2050E-01</text:p>
          </table:table-cell>
          <table:table-cell table:style-name="ce4" table:formula="of:=0.4*[.A242]" office:value-type="float" office:value="0.0482" calcext:value-type="float">
            <text:p>4.8200E-02</text:p>
          </table:table-cell>
          <table:table-cell table:style-name="ce4" office:value-type="float" office:value="0.0011371979" calcext:value-type="float">
            <text:p>1.13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1" calcext:value-type="float">
            <text:p>1.2100E-01</text:p>
          </table:table-cell>
          <table:table-cell table:style-name="ce4" table:formula="of:=0.4*[.A243]" office:value-type="float" office:value="0.0484" calcext:value-type="float">
            <text:p>4.8400E-02</text:p>
          </table:table-cell>
          <table:table-cell table:style-name="ce4" office:value-type="float" office:value="0.0013846621" calcext:value-type="float">
            <text:p>1.3847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15" calcext:value-type="float">
            <text:p>1.2150E-01</text:p>
          </table:table-cell>
          <table:table-cell table:style-name="ce4" table:formula="of:=0.4*[.A244]" office:value-type="float" office:value="0.0486" calcext:value-type="float">
            <text:p>4.8600E-02</text:p>
          </table:table-cell>
          <table:table-cell table:style-name="ce4" office:value-type="float" office:value="0.0016541269" calcext:value-type="float">
            <text:p>1.654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2" calcext:value-type="float">
            <text:p>1.2200E-01</text:p>
          </table:table-cell>
          <table:table-cell table:style-name="ce4" table:formula="of:=0.4*[.A245]" office:value-type="float" office:value="0.0488" calcext:value-type="float">
            <text:p>4.8800E-02</text:p>
          </table:table-cell>
          <table:table-cell table:style-name="ce4" office:value-type="float" office:value="0.0019357231" calcext:value-type="float">
            <text:p>1.9357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25" calcext:value-type="float">
            <text:p>1.2250E-01</text:p>
          </table:table-cell>
          <table:table-cell table:style-name="ce4" table:formula="of:=0.4*[.A246]" office:value-type="float" office:value="0.049" calcext:value-type="float">
            <text:p>4.9000E-02</text:p>
          </table:table-cell>
          <table:table-cell table:style-name="ce4" office:value-type="float" office:value="0.0022133114" calcext:value-type="float">
            <text:p>2.213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3" calcext:value-type="float">
            <text:p>1.2300E-01</text:p>
          </table:table-cell>
          <table:table-cell table:style-name="ce4" table:formula="of:=0.4*[.A247]" office:value-type="float" office:value="0.0492" calcext:value-type="float">
            <text:p>4.9200E-02</text:p>
          </table:table-cell>
          <table:table-cell table:style-name="ce4" office:value-type="float" office:value="0.0025310966" calcext:value-type="float">
            <text:p>2.531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35" calcext:value-type="float">
            <text:p>1.2350E-01</text:p>
          </table:table-cell>
          <table:table-cell table:style-name="ce4" table:formula="of:=0.4*[.A248]" office:value-type="float" office:value="0.0494" calcext:value-type="float">
            <text:p>4.9400E-02</text:p>
          </table:table-cell>
          <table:table-cell table:style-name="ce4" office:value-type="float" office:value="0.0028653403" calcext:value-type="float">
            <text:p>2.865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4" calcext:value-type="float">
            <text:p>1.2400E-01</text:p>
          </table:table-cell>
          <table:table-cell table:style-name="ce4" table:formula="of:=0.4*[.A249]" office:value-type="float" office:value="0.0496" calcext:value-type="float">
            <text:p>4.9600E-02</text:p>
          </table:table-cell>
          <table:table-cell table:style-name="ce4" office:value-type="float" office:value="0.0032185959" calcext:value-type="float">
            <text:p>3.2186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45" calcext:value-type="float">
            <text:p>1.2450E-01</text:p>
          </table:table-cell>
          <table:table-cell table:style-name="ce4" table:formula="of:=0.4*[.A250]" office:value-type="float" office:value="0.0498" calcext:value-type="float">
            <text:p>4.9800E-02</text:p>
          </table:table-cell>
          <table:table-cell table:style-name="ce4" office:value-type="float" office:value="0.0036302127" calcext:value-type="float">
            <text:p>3.630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5" calcext:value-type="float">
            <text:p>1.2500E-01</text:p>
          </table:table-cell>
          <table:table-cell table:style-name="ce4" table:formula="of:=0.4*[.A251]" office:value-type="float" office:value="0.05" calcext:value-type="float">
            <text:p>5.0000E-02</text:p>
          </table:table-cell>
          <table:table-cell table:style-name="ce4" office:value-type="float" office:value="0.0040171873" calcext:value-type="float">
            <text:p>4.017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549999" calcext:value-type="float">
            <text:p>1.2550E-01</text:p>
          </table:table-cell>
          <table:table-cell table:style-name="ce4" table:formula="of:=0.4*[.A252]" office:value-type="float" office:value="0.050199996" calcext:value-type="float">
            <text:p>5.0200E-02</text:p>
          </table:table-cell>
          <table:table-cell table:style-name="ce4" office:value-type="float" office:value="0.0044588246" calcext:value-type="float">
            <text:p>4.4588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6" calcext:value-type="float">
            <text:p>1.2600E-01</text:p>
          </table:table-cell>
          <table:table-cell table:style-name="ce4" table:formula="of:=0.4*[.A253]" office:value-type="float" office:value="0.0504" calcext:value-type="float">
            <text:p>5.0400E-02</text:p>
          </table:table-cell>
          <table:table-cell table:style-name="ce4" office:value-type="float" office:value="0.0049095093" calcext:value-type="float">
            <text:p>4.9095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65" calcext:value-type="float">
            <text:p>1.2650E-01</text:p>
          </table:table-cell>
          <table:table-cell table:style-name="ce4" table:formula="of:=0.4*[.A254]" office:value-type="float" office:value="0.0506" calcext:value-type="float">
            <text:p>5.0600E-02</text:p>
          </table:table-cell>
          <table:table-cell table:style-name="ce4" office:value-type="float" office:value="0.0054335194" calcext:value-type="float">
            <text:p>5.4335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7" calcext:value-type="float">
            <text:p>1.2700E-01</text:p>
          </table:table-cell>
          <table:table-cell table:style-name="ce4" table:formula="of:=0.4*[.A255]" office:value-type="float" office:value="0.0508" calcext:value-type="float">
            <text:p>5.0800E-02</text:p>
          </table:table-cell>
          <table:table-cell table:style-name="ce4" office:value-type="float" office:value="0.0060239774" calcext:value-type="float">
            <text:p>6.0240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75" calcext:value-type="float">
            <text:p>1.2750E-01</text:p>
          </table:table-cell>
          <table:table-cell table:style-name="ce4" table:formula="of:=0.4*[.A256]" office:value-type="float" office:value="0.051" calcext:value-type="float">
            <text:p>5.1000E-02</text:p>
          </table:table-cell>
          <table:table-cell table:style-name="ce4" office:value-type="float" office:value="0.0066079334" calcext:value-type="float">
            <text:p>6.6079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800001" calcext:value-type="float">
            <text:p>1.2800E-01</text:p>
          </table:table-cell>
          <table:table-cell table:style-name="ce4" table:formula="of:=0.4*[.A257]" office:value-type="float" office:value="0.051200004" calcext:value-type="float">
            <text:p>5.1200E-02</text:p>
          </table:table-cell>
          <table:table-cell table:style-name="ce4" office:value-type="float" office:value="0.0072441581" calcext:value-type="float">
            <text:p>7.2442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85" calcext:value-type="float">
            <text:p>1.2850E-01</text:p>
          </table:table-cell>
          <table:table-cell table:style-name="ce4" table:formula="of:=0.4*[.A258]" office:value-type="float" office:value="0.0514" calcext:value-type="float">
            <text:p>5.1400E-02</text:p>
          </table:table-cell>
          <table:table-cell table:style-name="ce4" office:value-type="float" office:value="0.0079398537" calcext:value-type="float">
            <text:p>7.9399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899999" calcext:value-type="float">
            <text:p>1.2900E-01</text:p>
          </table:table-cell>
          <table:table-cell table:style-name="ce4" table:formula="of:=0.4*[.A259]" office:value-type="float" office:value="0.051599996" calcext:value-type="float">
            <text:p>5.1600E-02</text:p>
          </table:table-cell>
          <table:table-cell table:style-name="ce4" office:value-type="float" office:value="0.0087012751" calcext:value-type="float">
            <text:p>8.7013E-03</text:p>
          </table:table-cell>
          <table:table-cell table:number-columns-repeated="13"/>
        </table:table-row>
        <table:table-row table:style-name="ro2">
          <table:table-cell table:style-name="ce4" office:value-type="float" office:value="0.1295" calcext:value-type="float">
            <text:p>1.2950E-01</text:p>
          </table:table-cell>
          <table:table-cell table:style-name="ce4" table:formula="of:=0.4*[.A260]" office:value-type="float" office:value="0.0518" calcext:value-type="float">
            <text:p>5.1800E-02</text:p>
          </table:table-cell>
          <table:table-cell table:style-name="ce4" office:value-type="float" office:value="0.009597064" calcext:value-type="float">
            <text:p>9.5971E-03</text:p>
          </table:table-cell>
          <table:table-cell table:number-columns-repeated="13"/>
        </table:table-row>
        <table:table-row table:style-name="ro2">
          <table:table-cell table:style-name="ce4" office:value-type="float" office:value="0.13" calcext:value-type="float">
            <text:p>1.3000E-01</text:p>
          </table:table-cell>
          <table:table-cell table:style-name="ce4" table:formula="of:=0.4*[.A261]" office:value-type="float" office:value="0.052" calcext:value-type="float">
            <text:p>5.2000E-02</text:p>
          </table:table-cell>
          <table:table-cell table:style-name="ce4" office:value-type="float" office:value="0.010514517" calcext:value-type="float">
            <text:p>1.05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05" calcext:value-type="float">
            <text:p>1.3050E-01</text:p>
          </table:table-cell>
          <table:table-cell table:style-name="ce4" table:formula="of:=0.4*[.A262]" office:value-type="float" office:value="0.0522" calcext:value-type="float">
            <text:p>5.2200E-02</text:p>
          </table:table-cell>
          <table:table-cell table:style-name="ce4" office:value-type="float" office:value="0.011471787" calcext:value-type="float">
            <text:p>1.147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1" calcext:value-type="float">
            <text:p>1.3100E-01</text:p>
          </table:table-cell>
          <table:table-cell table:style-name="ce4" table:formula="of:=0.4*[.A263]" office:value-type="float" office:value="0.0524" calcext:value-type="float">
            <text:p>5.2400E-02</text:p>
          </table:table-cell>
          <table:table-cell table:style-name="ce4" office:value-type="float" office:value="0.0125563" calcext:value-type="float">
            <text:p>1.255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150001" calcext:value-type="float">
            <text:p>1.3150E-01</text:p>
          </table:table-cell>
          <table:table-cell table:style-name="ce4" table:formula="of:=0.4*[.A264]" office:value-type="float" office:value="0.052600004" calcext:value-type="float">
            <text:p>5.2600E-02</text:p>
          </table:table-cell>
          <table:table-cell table:style-name="ce4" office:value-type="float" office:value="0.01369358" calcext:value-type="float">
            <text:p>1.369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2" calcext:value-type="float">
            <text:p>1.3200E-01</text:p>
          </table:table-cell>
          <table:table-cell table:style-name="ce4" table:formula="of:=0.4*[.A265]" office:value-type="float" office:value="0.0528" calcext:value-type="float">
            <text:p>5.2800E-02</text:p>
          </table:table-cell>
          <table:table-cell table:style-name="ce4" office:value-type="float" office:value="0.014922262" calcext:value-type="float">
            <text:p>1.492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249999" calcext:value-type="float">
            <text:p>1.3250E-01</text:p>
          </table:table-cell>
          <table:table-cell table:style-name="ce4" table:formula="of:=0.4*[.A266]" office:value-type="float" office:value="0.052999996" calcext:value-type="float">
            <text:p>5.3000E-02</text:p>
          </table:table-cell>
          <table:table-cell table:style-name="ce4" office:value-type="float" office:value="0.016126378" calcext:value-type="float">
            <text:p>1.61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3" calcext:value-type="float">
            <text:p>1.3300E-01</text:p>
          </table:table-cell>
          <table:table-cell table:style-name="ce4" table:formula="of:=0.4*[.A267]" office:value-type="float" office:value="0.0532" calcext:value-type="float">
            <text:p>5.3200E-02</text:p>
          </table:table-cell>
          <table:table-cell table:style-name="ce4" office:value-type="float" office:value="0.017395632" calcext:value-type="float">
            <text:p>1.739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349999" calcext:value-type="float">
            <text:p>1.3350E-01</text:p>
          </table:table-cell>
          <table:table-cell table:style-name="ce4" table:formula="of:=0.4*[.A268]" office:value-type="float" office:value="0.053399996" calcext:value-type="float">
            <text:p>5.3400E-02</text:p>
          </table:table-cell>
          <table:table-cell table:style-name="ce4" office:value-type="float" office:value="0.018632805" calcext:value-type="float">
            <text:p>1.863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4" calcext:value-type="float">
            <text:p>1.3400E-01</text:p>
          </table:table-cell>
          <table:table-cell table:style-name="ce4" table:formula="of:=0.4*[.A269]" office:value-type="float" office:value="0.0536" calcext:value-type="float">
            <text:p>5.3600E-02</text:p>
          </table:table-cell>
          <table:table-cell table:style-name="ce4" office:value-type="float" office:value="0.019902604" calcext:value-type="float">
            <text:p>1.990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45" calcext:value-type="float">
            <text:p>1.3450E-01</text:p>
          </table:table-cell>
          <table:table-cell table:style-name="ce4" table:formula="of:=0.4*[.A270]" office:value-type="float" office:value="0.0538" calcext:value-type="float">
            <text:p>5.3800E-02</text:p>
          </table:table-cell>
          <table:table-cell table:style-name="ce4" office:value-type="float" office:value="0.021126553" calcext:value-type="float">
            <text:p>2.112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500001" calcext:value-type="float">
            <text:p>1.3500E-01</text:p>
          </table:table-cell>
          <table:table-cell table:style-name="ce4" table:formula="of:=0.4*[.A271]" office:value-type="float" office:value="0.054000004" calcext:value-type="float">
            <text:p>5.4000E-02</text:p>
          </table:table-cell>
          <table:table-cell table:style-name="ce4" office:value-type="float" office:value="0.022367707" calcext:value-type="float">
            <text:p>2.236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55" calcext:value-type="float">
            <text:p>1.3550E-01</text:p>
          </table:table-cell>
          <table:table-cell table:style-name="ce4" table:formula="of:=0.4*[.A272]" office:value-type="float" office:value="0.0542" calcext:value-type="float">
            <text:p>5.4200E-02</text:p>
          </table:table-cell>
          <table:table-cell table:style-name="ce4" office:value-type="float" office:value="0.023539685" calcext:value-type="float">
            <text:p>2.354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600001" calcext:value-type="float">
            <text:p>1.3600E-01</text:p>
          </table:table-cell>
          <table:table-cell table:style-name="ce4" table:formula="of:=0.4*[.A273]" office:value-type="float" office:value="0.054400004" calcext:value-type="float">
            <text:p>5.4400E-02</text:p>
          </table:table-cell>
          <table:table-cell table:style-name="ce4" office:value-type="float" office:value="0.024725195" calcext:value-type="float">
            <text:p>2.472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65" calcext:value-type="float">
            <text:p>1.3650E-01</text:p>
          </table:table-cell>
          <table:table-cell table:style-name="ce4" table:formula="of:=0.4*[.A274]" office:value-type="float" office:value="0.0546" calcext:value-type="float">
            <text:p>5.4600E-02</text:p>
          </table:table-cell>
          <table:table-cell table:style-name="ce4" office:value-type="float" office:value="0.025809336" calcext:value-type="float">
            <text:p>2.580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699999" calcext:value-type="float">
            <text:p>1.3700E-01</text:p>
          </table:table-cell>
          <table:table-cell table:style-name="ce4" table:formula="of:=0.4*[.A275]" office:value-type="float" office:value="0.054799996" calcext:value-type="float">
            <text:p>5.4800E-02</text:p>
          </table:table-cell>
          <table:table-cell table:style-name="ce4" office:value-type="float" office:value="0.02681317" calcext:value-type="float">
            <text:p>2.681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75" calcext:value-type="float">
            <text:p>1.3750E-01</text:p>
          </table:table-cell>
          <table:table-cell table:style-name="ce4" table:formula="of:=0.4*[.A276]" office:value-type="float" office:value="0.055" calcext:value-type="float">
            <text:p>5.5000E-02</text:p>
          </table:table-cell>
          <table:table-cell table:style-name="ce4" office:value-type="float" office:value="0.027797544" calcext:value-type="float">
            <text:p>2.779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8" calcext:value-type="float">
            <text:p>1.3800E-01</text:p>
          </table:table-cell>
          <table:table-cell table:style-name="ce4" table:formula="of:=0.4*[.A277]" office:value-type="float" office:value="0.0552" calcext:value-type="float">
            <text:p>5.5200E-02</text:p>
          </table:table-cell>
          <table:table-cell table:style-name="ce4" office:value-type="float" office:value="0.028762715" calcext:value-type="float">
            <text:p>2.876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850001" calcext:value-type="float">
            <text:p>1.3850E-01</text:p>
          </table:table-cell>
          <table:table-cell table:style-name="ce4" table:formula="of:=0.4*[.A278]" office:value-type="float" office:value="0.055400004" calcext:value-type="float">
            <text:p>5.5400E-02</text:p>
          </table:table-cell>
          <table:table-cell table:style-name="ce4" office:value-type="float" office:value="0.029689746" calcext:value-type="float">
            <text:p>2.969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9" calcext:value-type="float">
            <text:p>1.3900E-01</text:p>
          </table:table-cell>
          <table:table-cell table:style-name="ce4" table:formula="of:=0.4*[.A279]" office:value-type="float" office:value="0.0556" calcext:value-type="float">
            <text:p>5.5600E-02</text:p>
          </table:table-cell>
          <table:table-cell table:style-name="ce4" office:value-type="float" office:value="0.030555306" calcext:value-type="float">
            <text:p>3.055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3950001" calcext:value-type="float">
            <text:p>1.3950E-01</text:p>
          </table:table-cell>
          <table:table-cell table:style-name="ce4" table:formula="of:=0.4*[.A280]" office:value-type="float" office:value="0.055800004" calcext:value-type="float">
            <text:p>5.5800E-02</text:p>
          </table:table-cell>
          <table:table-cell table:style-name="ce4" office:value-type="float" office:value="0.031407207" calcext:value-type="float">
            <text:p>3.140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" calcext:value-type="float">
            <text:p>1.4000E-01</text:p>
          </table:table-cell>
          <table:table-cell table:style-name="ce4" table:formula="of:=0.4*[.A281]" office:value-type="float" office:value="0.056" calcext:value-type="float">
            <text:p>5.6000E-02</text:p>
          </table:table-cell>
          <table:table-cell table:style-name="ce4" office:value-type="float" office:value="0.032225356" calcext:value-type="float">
            <text:p>3.222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049999" calcext:value-type="float">
            <text:p>1.4050E-01</text:p>
          </table:table-cell>
          <table:table-cell table:style-name="ce4" table:formula="of:=0.4*[.A282]" office:value-type="float" office:value="0.056199996" calcext:value-type="float">
            <text:p>5.6200E-02</text:p>
          </table:table-cell>
          <table:table-cell table:style-name="ce4" office:value-type="float" office:value="0.032995123" calcext:value-type="float">
            <text:p>3.299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1" calcext:value-type="float">
            <text:p>1.4100E-01</text:p>
          </table:table-cell>
          <table:table-cell table:style-name="ce4" table:formula="of:=0.4*[.A283]" office:value-type="float" office:value="0.0564" calcext:value-type="float">
            <text:p>5.6400E-02</text:p>
          </table:table-cell>
          <table:table-cell table:style-name="ce4" office:value-type="float" office:value="0.03374932" calcext:value-type="float">
            <text:p>3.374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15" calcext:value-type="float">
            <text:p>1.4150E-01</text:p>
          </table:table-cell>
          <table:table-cell table:style-name="ce4" table:formula="of:=0.4*[.A284]" office:value-type="float" office:value="0.0566" calcext:value-type="float">
            <text:p>5.6600E-02</text:p>
          </table:table-cell>
          <table:table-cell table:style-name="ce4" office:value-type="float" office:value="0.03447694" calcext:value-type="float">
            <text:p>3.447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2" calcext:value-type="float">
            <text:p>1.4200E-01</text:p>
          </table:table-cell>
          <table:table-cell table:style-name="ce4" table:formula="of:=0.4*[.A285]" office:value-type="float" office:value="0.0568" calcext:value-type="float">
            <text:p>5.6800E-02</text:p>
          </table:table-cell>
          <table:table-cell table:style-name="ce4" office:value-type="float" office:value="0.035175294" calcext:value-type="float">
            <text:p>3.517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25" calcext:value-type="float">
            <text:p>1.4250E-01</text:p>
          </table:table-cell>
          <table:table-cell table:style-name="ce4" table:formula="of:=0.4*[.A286]" office:value-type="float" office:value="0.057" calcext:value-type="float">
            <text:p>5.7000E-02</text:p>
          </table:table-cell>
          <table:table-cell table:style-name="ce4" office:value-type="float" office:value="0.035857216" calcext:value-type="float">
            <text:p>3.585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300001" calcext:value-type="float">
            <text:p>1.4300E-01</text:p>
          </table:table-cell>
          <table:table-cell table:style-name="ce4" table:formula="of:=0.4*[.A287]" office:value-type="float" office:value="0.057200004" calcext:value-type="float">
            <text:p>5.7200E-02</text:p>
          </table:table-cell>
          <table:table-cell table:style-name="ce4" office:value-type="float" office:value="0.036513869" calcext:value-type="float">
            <text:p>3.651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35" calcext:value-type="float">
            <text:p>1.4350E-01</text:p>
          </table:table-cell>
          <table:table-cell table:style-name="ce4" table:formula="of:=0.4*[.A288]" office:value-type="float" office:value="0.0574" calcext:value-type="float">
            <text:p>5.7400E-02</text:p>
          </table:table-cell>
          <table:table-cell table:style-name="ce4" office:value-type="float" office:value="0.037147749" calcext:value-type="float">
            <text:p>3.714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399999" calcext:value-type="float">
            <text:p>1.4400E-01</text:p>
          </table:table-cell>
          <table:table-cell table:style-name="ce4" table:formula="of:=0.4*[.A289]" office:value-type="float" office:value="0.057599996" calcext:value-type="float">
            <text:p>5.7600E-02</text:p>
          </table:table-cell>
          <table:table-cell table:style-name="ce4" office:value-type="float" office:value="0.037758503" calcext:value-type="float">
            <text:p>3.775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45" calcext:value-type="float">
            <text:p>1.4450E-01</text:p>
          </table:table-cell>
          <table:table-cell table:style-name="ce4" table:formula="of:=0.4*[.A290]" office:value-type="float" office:value="0.0578" calcext:value-type="float">
            <text:p>5.7800E-02</text:p>
          </table:table-cell>
          <table:table-cell table:style-name="ce4" office:value-type="float" office:value="0.038343713" calcext:value-type="float">
            <text:p>3.834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5" calcext:value-type="float">
            <text:p>1.4500E-01</text:p>
          </table:table-cell>
          <table:table-cell table:style-name="ce4" table:formula="of:=0.4*[.A291]" office:value-type="float" office:value="0.058" calcext:value-type="float">
            <text:p>5.8000E-02</text:p>
          </table:table-cell>
          <table:table-cell table:style-name="ce4" office:value-type="float" office:value="0.038915388" calcext:value-type="float">
            <text:p>3.89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55" calcext:value-type="float">
            <text:p>1.4550E-01</text:p>
          </table:table-cell>
          <table:table-cell table:style-name="ce4" table:formula="of:=0.4*[.A292]" office:value-type="float" office:value="0.0582" calcext:value-type="float">
            <text:p>5.8200E-02</text:p>
          </table:table-cell>
          <table:table-cell table:style-name="ce4" office:value-type="float" office:value="0.039460227" calcext:value-type="float">
            <text:p>3.946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6" calcext:value-type="float">
            <text:p>1.4600E-01</text:p>
          </table:table-cell>
          <table:table-cell table:style-name="ce4" table:formula="of:=0.4*[.A293]" office:value-type="float" office:value="0.0584" calcext:value-type="float">
            <text:p>5.8400E-02</text:p>
          </table:table-cell>
          <table:table-cell table:style-name="ce4" office:value-type="float" office:value="0.039983209" calcext:value-type="float">
            <text:p>3.998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650001" calcext:value-type="float">
            <text:p>1.4650E-01</text:p>
          </table:table-cell>
          <table:table-cell table:style-name="ce4" table:formula="of:=0.4*[.A294]" office:value-type="float" office:value="0.058600004" calcext:value-type="float">
            <text:p>5.8600E-02</text:p>
          </table:table-cell>
          <table:table-cell table:style-name="ce4" office:value-type="float" office:value="0.040480327" calcext:value-type="float">
            <text:p>4.048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7" calcext:value-type="float">
            <text:p>1.4700E-01</text:p>
          </table:table-cell>
          <table:table-cell table:style-name="ce4" table:formula="of:=0.4*[.A295]" office:value-type="float" office:value="0.0588" calcext:value-type="float">
            <text:p>5.8800E-02</text:p>
          </table:table-cell>
          <table:table-cell table:style-name="ce4" office:value-type="float" office:value="0.04097655" calcext:value-type="float">
            <text:p>4.097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749999" calcext:value-type="float">
            <text:p>1.4750E-01</text:p>
          </table:table-cell>
          <table:table-cell table:style-name="ce4" table:formula="of:=0.4*[.A296]" office:value-type="float" office:value="0.058999996" calcext:value-type="float">
            <text:p>5.9000E-02</text:p>
          </table:table-cell>
          <table:table-cell table:style-name="ce4" office:value-type="float" office:value="0.041443806" calcext:value-type="float">
            <text:p>4.144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8" calcext:value-type="float">
            <text:p>1.4800E-01</text:p>
          </table:table-cell>
          <table:table-cell table:style-name="ce4" table:formula="of:=0.4*[.A297]" office:value-type="float" office:value="0.0592" calcext:value-type="float">
            <text:p>5.9200E-02</text:p>
          </table:table-cell>
          <table:table-cell table:style-name="ce4" office:value-type="float" office:value="0.041884303" calcext:value-type="float">
            <text:p>4.188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85" calcext:value-type="float">
            <text:p>1.4850E-01</text:p>
          </table:table-cell>
          <table:table-cell table:style-name="ce4" table:formula="of:=0.4*[.A298]" office:value-type="float" office:value="0.0594" calcext:value-type="float">
            <text:p>5.9400E-02</text:p>
          </table:table-cell>
          <table:table-cell table:style-name="ce4" office:value-type="float" office:value="0.042310178" calcext:value-type="float">
            <text:p>4.231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9" calcext:value-type="float">
            <text:p>1.4900E-01</text:p>
          </table:table-cell>
          <table:table-cell table:style-name="ce4" table:formula="of:=0.4*[.A299]" office:value-type="float" office:value="0.0596" calcext:value-type="float">
            <text:p>5.9600E-02</text:p>
          </table:table-cell>
          <table:table-cell table:style-name="ce4" office:value-type="float" office:value="0.042731423" calcext:value-type="float">
            <text:p>4.273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495" calcext:value-type="float">
            <text:p>1.4950E-01</text:p>
          </table:table-cell>
          <table:table-cell table:style-name="ce4" table:formula="of:=0.4*[.A300]" office:value-type="float" office:value="0.0598" calcext:value-type="float">
            <text:p>5.9800E-02</text:p>
          </table:table-cell>
          <table:table-cell table:style-name="ce4" office:value-type="float" office:value="0.043130331" calcext:value-type="float">
            <text:p>4.313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000001" calcext:value-type="float">
            <text:p>1.5000E-01</text:p>
          </table:table-cell>
          <table:table-cell table:style-name="ce4" table:formula="of:=0.4*[.A301]" office:value-type="float" office:value="0.060000004" calcext:value-type="float">
            <text:p>6.0000E-02</text:p>
          </table:table-cell>
          <table:table-cell table:style-name="ce4" office:value-type="float" office:value="0.043517876" calcext:value-type="float">
            <text:p>4.351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05" calcext:value-type="float">
            <text:p>1.5050E-01</text:p>
          </table:table-cell>
          <table:table-cell table:style-name="ce4" table:formula="of:=0.4*[.A302]" office:value-type="float" office:value="0.0602" calcext:value-type="float">
            <text:p>6.0200E-02</text:p>
          </table:table-cell>
          <table:table-cell table:style-name="ce4" office:value-type="float" office:value="0.043873191" calcext:value-type="float">
            <text:p>4.387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099999" calcext:value-type="float">
            <text:p>1.5100E-01</text:p>
          </table:table-cell>
          <table:table-cell table:style-name="ce4" table:formula="of:=0.4*[.A303]" office:value-type="float" office:value="0.060399996" calcext:value-type="float">
            <text:p>6.0400E-02</text:p>
          </table:table-cell>
          <table:table-cell table:style-name="ce4" office:value-type="float" office:value="0.044233073" calcext:value-type="float">
            <text:p>4.423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15" calcext:value-type="float">
            <text:p>1.5150E-01</text:p>
          </table:table-cell>
          <table:table-cell table:style-name="ce4" table:formula="of:=0.4*[.A304]" office:value-type="float" office:value="0.0606" calcext:value-type="float">
            <text:p>6.0600E-02</text:p>
          </table:table-cell>
          <table:table-cell table:style-name="ce4" office:value-type="float" office:value="0.04457891" calcext:value-type="float">
            <text:p>4.457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2" calcext:value-type="float">
            <text:p>1.5200E-01</text:p>
          </table:table-cell>
          <table:table-cell table:style-name="ce4" table:formula="of:=0.4*[.A305]" office:value-type="float" office:value="0.0608" calcext:value-type="float">
            <text:p>6.0800E-02</text:p>
          </table:table-cell>
          <table:table-cell table:style-name="ce4" office:value-type="float" office:value="0.044918604" calcext:value-type="float">
            <text:p>4.491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25" calcext:value-type="float">
            <text:p>1.5250E-01</text:p>
          </table:table-cell>
          <table:table-cell table:style-name="ce4" table:formula="of:=0.4*[.A306]" office:value-type="float" office:value="0.061" calcext:value-type="float">
            <text:p>6.1000E-02</text:p>
          </table:table-cell>
          <table:table-cell table:style-name="ce4" office:value-type="float" office:value="0.045246895" calcext:value-type="float">
            <text:p>4.524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3" calcext:value-type="float">
            <text:p>1.5300E-01</text:p>
          </table:table-cell>
          <table:table-cell table:style-name="ce4" table:formula="of:=0.4*[.A307]" office:value-type="float" office:value="0.0612" calcext:value-type="float">
            <text:p>6.1200E-02</text:p>
          </table:table-cell>
          <table:table-cell table:style-name="ce4" office:value-type="float" office:value="0.045561582" calcext:value-type="float">
            <text:p>4.556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350001" calcext:value-type="float">
            <text:p>1.5350E-01</text:p>
          </table:table-cell>
          <table:table-cell table:style-name="ce4" table:formula="of:=0.4*[.A308]" office:value-type="float" office:value="0.061400004" calcext:value-type="float">
            <text:p>6.1400E-02</text:p>
          </table:table-cell>
          <table:table-cell table:style-name="ce4" office:value-type="float" office:value="0.045867696" calcext:value-type="float">
            <text:p>4.586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4" calcext:value-type="float">
            <text:p>1.5400E-01</text:p>
          </table:table-cell>
          <table:table-cell table:style-name="ce4" table:formula="of:=0.4*[.A309]" office:value-type="float" office:value="0.0616" calcext:value-type="float">
            <text:p>6.1600E-02</text:p>
          </table:table-cell>
          <table:table-cell table:style-name="ce4" office:value-type="float" office:value="0.046170197" calcext:value-type="float">
            <text:p>4.617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449999" calcext:value-type="float">
            <text:p>1.5450E-01</text:p>
          </table:table-cell>
          <table:table-cell table:style-name="ce4" table:formula="of:=0.4*[.A310]" office:value-type="float" office:value="0.061799996" calcext:value-type="float">
            <text:p>6.1800E-02</text:p>
          </table:table-cell>
          <table:table-cell table:style-name="ce4" office:value-type="float" office:value="0.04645839" calcext:value-type="float">
            <text:p>4.645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5" calcext:value-type="float">
            <text:p>1.5500E-01</text:p>
          </table:table-cell>
          <table:table-cell table:style-name="ce4" table:formula="of:=0.4*[.A311]" office:value-type="float" office:value="0.062" calcext:value-type="float">
            <text:p>6.2000E-02</text:p>
          </table:table-cell>
          <table:table-cell table:style-name="ce4" office:value-type="float" office:value="0.046736889" calcext:value-type="float">
            <text:p>4.673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549999" calcext:value-type="float">
            <text:p>1.5550E-01</text:p>
          </table:table-cell>
          <table:table-cell table:style-name="ce4" table:formula="of:=0.4*[.A312]" office:value-type="float" office:value="0.062199996" calcext:value-type="float">
            <text:p>6.2200E-02</text:p>
          </table:table-cell>
          <table:table-cell table:style-name="ce4" office:value-type="float" office:value="0.047006711" calcext:value-type="float">
            <text:p>4.700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6" calcext:value-type="float">
            <text:p>1.5600E-01</text:p>
          </table:table-cell>
          <table:table-cell table:style-name="ce4" table:formula="of:=0.4*[.A313]" office:value-type="float" office:value="0.0624" calcext:value-type="float">
            <text:p>6.2400E-02</text:p>
          </table:table-cell>
          <table:table-cell table:style-name="ce4" office:value-type="float" office:value="0.047272477" calcext:value-type="float">
            <text:p>4.727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65" calcext:value-type="float">
            <text:p>1.5650E-01</text:p>
          </table:table-cell>
          <table:table-cell table:style-name="ce4" table:formula="of:=0.4*[.A314]" office:value-type="float" office:value="0.0626" calcext:value-type="float">
            <text:p>6.2600E-02</text:p>
          </table:table-cell>
          <table:table-cell table:style-name="ce4" office:value-type="float" office:value="0.047525991" calcext:value-type="float">
            <text:p>4.75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700001" calcext:value-type="float">
            <text:p>1.5700E-01</text:p>
          </table:table-cell>
          <table:table-cell table:style-name="ce4" table:formula="of:=0.4*[.A315]" office:value-type="float" office:value="0.062800004" calcext:value-type="float">
            <text:p>6.2800E-02</text:p>
          </table:table-cell>
          <table:table-cell table:style-name="ce4" office:value-type="float" office:value="0.047775157" calcext:value-type="float">
            <text:p>4.777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75" calcext:value-type="float">
            <text:p>1.5750E-01</text:p>
          </table:table-cell>
          <table:table-cell table:style-name="ce4" table:formula="of:=0.4*[.A316]" office:value-type="float" office:value="0.063" calcext:value-type="float">
            <text:p>6.3000E-02</text:p>
          </table:table-cell>
          <table:table-cell table:style-name="ce4" office:value-type="float" office:value="0.048018306" calcext:value-type="float">
            <text:p>4.801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800001" calcext:value-type="float">
            <text:p>1.5800E-01</text:p>
          </table:table-cell>
          <table:table-cell table:style-name="ce4" table:formula="of:=0.4*[.A317]" office:value-type="float" office:value="0.063200004" calcext:value-type="float">
            <text:p>6.3200E-02</text:p>
          </table:table-cell>
          <table:table-cell table:style-name="ce4" office:value-type="float" office:value="0.048254646" calcext:value-type="float">
            <text:p>4.825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85" calcext:value-type="float">
            <text:p>1.5850E-01</text:p>
          </table:table-cell>
          <table:table-cell table:style-name="ce4" table:formula="of:=0.4*[.A318]" office:value-type="float" office:value="0.0634" calcext:value-type="float">
            <text:p>6.3400E-02</text:p>
          </table:table-cell>
          <table:table-cell table:style-name="ce4" office:value-type="float" office:value="0.048486613" calcext:value-type="float">
            <text:p>4.848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899999" calcext:value-type="float">
            <text:p>1.5900E-01</text:p>
          </table:table-cell>
          <table:table-cell table:style-name="ce4" table:formula="of:=0.4*[.A319]" office:value-type="float" office:value="0.063599996" calcext:value-type="float">
            <text:p>6.3600E-02</text:p>
          </table:table-cell>
          <table:table-cell table:style-name="ce4" office:value-type="float" office:value="0.048709981" calcext:value-type="float">
            <text:p>4.871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595" calcext:value-type="float">
            <text:p>1.5950E-01</text:p>
          </table:table-cell>
          <table:table-cell table:style-name="ce4" table:formula="of:=0.4*[.A320]" office:value-type="float" office:value="0.0638" calcext:value-type="float">
            <text:p>6.3800E-02</text:p>
          </table:table-cell>
          <table:table-cell table:style-name="ce4" office:value-type="float" office:value="0.048926242" calcext:value-type="float">
            <text:p>4.89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" calcext:value-type="float">
            <text:p>1.6000E-01</text:p>
          </table:table-cell>
          <table:table-cell table:style-name="ce4" table:formula="of:=0.4*[.A321]" office:value-type="float" office:value="0.064" calcext:value-type="float">
            <text:p>6.4000E-02</text:p>
          </table:table-cell>
          <table:table-cell table:style-name="ce4" office:value-type="float" office:value="0.049136668" calcext:value-type="float">
            <text:p>4.913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05" calcext:value-type="float">
            <text:p>1.6050E-01</text:p>
          </table:table-cell>
          <table:table-cell table:style-name="ce4" table:formula="of:=0.4*[.A322]" office:value-type="float" office:value="0.0642" calcext:value-type="float">
            <text:p>6.4200E-02</text:p>
          </table:table-cell>
          <table:table-cell table:style-name="ce4" office:value-type="float" office:value="0.049337409" calcext:value-type="float">
            <text:p>4.933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1" calcext:value-type="float">
            <text:p>1.6100E-01</text:p>
          </table:table-cell>
          <table:table-cell table:style-name="ce4" table:formula="of:=0.4*[.A323]" office:value-type="float" office:value="0.0644" calcext:value-type="float">
            <text:p>6.4400E-02</text:p>
          </table:table-cell>
          <table:table-cell table:style-name="ce4" office:value-type="float" office:value="0.049537543" calcext:value-type="float">
            <text:p>4.953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150001" calcext:value-type="float">
            <text:p>1.6150E-01</text:p>
          </table:table-cell>
          <table:table-cell table:style-name="ce4" table:formula="of:=0.4*[.A324]" office:value-type="float" office:value="0.064600004" calcext:value-type="float">
            <text:p>6.4600E-02</text:p>
          </table:table-cell>
          <table:table-cell table:style-name="ce4" office:value-type="float" office:value="0.04972963" calcext:value-type="float">
            <text:p>4.973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2" calcext:value-type="float">
            <text:p>1.6200E-01</text:p>
          </table:table-cell>
          <table:table-cell table:style-name="ce4" table:formula="of:=0.4*[.A325]" office:value-type="float" office:value="0.0648" calcext:value-type="float">
            <text:p>6.4800E-02</text:p>
          </table:table-cell>
          <table:table-cell table:style-name="ce4" office:value-type="float" office:value="0.049918648" calcext:value-type="float">
            <text:p>4.991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249999" calcext:value-type="float">
            <text:p>1.6250E-01</text:p>
          </table:table-cell>
          <table:table-cell table:style-name="ce4" table:formula="of:=0.4*[.A326]" office:value-type="float" office:value="0.064999996" calcext:value-type="float">
            <text:p>6.5000E-02</text:p>
          </table:table-cell>
          <table:table-cell table:style-name="ce4" office:value-type="float" office:value="0.0501022" calcext:value-type="float">
            <text:p>5.010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3" calcext:value-type="float">
            <text:p>1.6300E-01</text:p>
          </table:table-cell>
          <table:table-cell table:style-name="ce4" table:formula="of:=0.4*[.A327]" office:value-type="float" office:value="0.0652" calcext:value-type="float">
            <text:p>6.5200E-02</text:p>
          </table:table-cell>
          <table:table-cell table:style-name="ce4" office:value-type="float" office:value="0.050280903" calcext:value-type="float">
            <text:p>5.028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35" calcext:value-type="float">
            <text:p>1.6350E-01</text:p>
          </table:table-cell>
          <table:table-cell table:style-name="ce4" table:formula="of:=0.4*[.A328]" office:value-type="float" office:value="0.0654" calcext:value-type="float">
            <text:p>6.5400E-02</text:p>
          </table:table-cell>
          <table:table-cell table:style-name="ce4" office:value-type="float" office:value="0.0504543" calcext:value-type="float">
            <text:p>5.045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4" calcext:value-type="float">
            <text:p>1.6400E-01</text:p>
          </table:table-cell>
          <table:table-cell table:style-name="ce4" table:formula="of:=0.4*[.A329]" office:value-type="float" office:value="0.0656" calcext:value-type="float">
            <text:p>6.5600E-02</text:p>
          </table:table-cell>
          <table:table-cell table:style-name="ce4" office:value-type="float" office:value="0.050623752" calcext:value-type="float">
            <text:p>5.062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45" calcext:value-type="float">
            <text:p>1.6450E-01</text:p>
          </table:table-cell>
          <table:table-cell table:style-name="ce4" table:formula="of:=0.4*[.A330]" office:value-type="float" office:value="0.0658" calcext:value-type="float">
            <text:p>6.5800E-02</text:p>
          </table:table-cell>
          <table:table-cell table:style-name="ce4" office:value-type="float" office:value="0.050789408" calcext:value-type="float">
            <text:p>5.078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500001" calcext:value-type="float">
            <text:p>1.6500E-01</text:p>
          </table:table-cell>
          <table:table-cell table:style-name="ce4" table:formula="of:=0.4*[.A331]" office:value-type="float" office:value="0.066000004" calcext:value-type="float">
            <text:p>6.6000E-02</text:p>
          </table:table-cell>
          <table:table-cell table:style-name="ce4" office:value-type="float" office:value="0.050951511" calcext:value-type="float">
            <text:p>5.095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55" calcext:value-type="float">
            <text:p>1.6550E-01</text:p>
          </table:table-cell>
          <table:table-cell table:style-name="ce4" table:formula="of:=0.4*[.A332]" office:value-type="float" office:value="0.0662" calcext:value-type="float">
            <text:p>6.6200E-02</text:p>
          </table:table-cell>
          <table:table-cell table:style-name="ce4" office:value-type="float" office:value="0.051107988" calcext:value-type="float">
            <text:p>5.110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599999" calcext:value-type="float">
            <text:p>1.6600E-01</text:p>
          </table:table-cell>
          <table:table-cell table:style-name="ce4" table:formula="of:=0.4*[.A333]" office:value-type="float" office:value="0.066399996" calcext:value-type="float">
            <text:p>6.6400E-02</text:p>
          </table:table-cell>
          <table:table-cell table:style-name="ce4" office:value-type="float" office:value="0.051256757" calcext:value-type="float">
            <text:p>5.125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65" calcext:value-type="float">
            <text:p>1.6650E-01</text:p>
          </table:table-cell>
          <table:table-cell table:style-name="ce4" table:formula="of:=0.4*[.A334]" office:value-type="float" office:value="0.0666" calcext:value-type="float">
            <text:p>6.6600E-02</text:p>
          </table:table-cell>
          <table:table-cell table:style-name="ce4" office:value-type="float" office:value="0.05141402" calcext:value-type="float">
            <text:p>5.141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7" calcext:value-type="float">
            <text:p>1.6700E-01</text:p>
          </table:table-cell>
          <table:table-cell table:style-name="ce4" table:formula="of:=0.4*[.A335]" office:value-type="float" office:value="0.0668" calcext:value-type="float">
            <text:p>6.6800E-02</text:p>
          </table:table-cell>
          <table:table-cell table:style-name="ce4" office:value-type="float" office:value="0.051551092" calcext:value-type="float">
            <text:p>5.155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75" calcext:value-type="float">
            <text:p>1.6750E-01</text:p>
          </table:table-cell>
          <table:table-cell table:style-name="ce4" table:formula="of:=0.4*[.A336]" office:value-type="float" office:value="0.067" calcext:value-type="float">
            <text:p>6.7000E-02</text:p>
          </table:table-cell>
          <table:table-cell table:style-name="ce4" office:value-type="float" office:value="0.051688194" calcext:value-type="float">
            <text:p>5.168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8" calcext:value-type="float">
            <text:p>1.6800E-01</text:p>
          </table:table-cell>
          <table:table-cell table:style-name="ce4" table:formula="of:=0.4*[.A337]" office:value-type="float" office:value="0.0672" calcext:value-type="float">
            <text:p>6.7200E-02</text:p>
          </table:table-cell>
          <table:table-cell table:style-name="ce4" office:value-type="float" office:value="0.051825061" calcext:value-type="float">
            <text:p>5.182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850001" calcext:value-type="float">
            <text:p>1.6850E-01</text:p>
          </table:table-cell>
          <table:table-cell table:style-name="ce4" table:formula="of:=0.4*[.A338]" office:value-type="float" office:value="0.067400004" calcext:value-type="float">
            <text:p>6.7400E-02</text:p>
          </table:table-cell>
          <table:table-cell table:style-name="ce4" office:value-type="float" office:value="0.051958751" calcext:value-type="float">
            <text:p>5.195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9" calcext:value-type="float">
            <text:p>1.6900E-01</text:p>
          </table:table-cell>
          <table:table-cell table:style-name="ce4" table:formula="of:=0.4*[.A339]" office:value-type="float" office:value="0.0676" calcext:value-type="float">
            <text:p>6.7600E-02</text:p>
          </table:table-cell>
          <table:table-cell table:style-name="ce4" office:value-type="float" office:value="0.052088216" calcext:value-type="float">
            <text:p>5.208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6949999" calcext:value-type="float">
            <text:p>1.6950E-01</text:p>
          </table:table-cell>
          <table:table-cell table:style-name="ce4" table:formula="of:=0.4*[.A340]" office:value-type="float" office:value="0.067799996" calcext:value-type="float">
            <text:p>6.7800E-02</text:p>
          </table:table-cell>
          <table:table-cell table:style-name="ce4" office:value-type="float" office:value="0.052215975" calcext:value-type="float">
            <text:p>5.221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" calcext:value-type="float">
            <text:p>1.7000E-01</text:p>
          </table:table-cell>
          <table:table-cell table:style-name="ce4" table:formula="of:=0.4*[.A341]" office:value-type="float" office:value="0.068" calcext:value-type="float">
            <text:p>6.8000E-02</text:p>
          </table:table-cell>
          <table:table-cell table:style-name="ce4" office:value-type="float" office:value="0.052338753" calcext:value-type="float">
            <text:p>5.233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05" calcext:value-type="float">
            <text:p>1.7050E-01</text:p>
          </table:table-cell>
          <table:table-cell table:style-name="ce4" table:formula="of:=0.4*[.A342]" office:value-type="float" office:value="0.0682" calcext:value-type="float">
            <text:p>6.8200E-02</text:p>
          </table:table-cell>
          <table:table-cell table:style-name="ce4" office:value-type="float" office:value="0.052458849" calcext:value-type="float">
            <text:p>5.245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1" calcext:value-type="float">
            <text:p>1.7100E-01</text:p>
          </table:table-cell>
          <table:table-cell table:style-name="ce4" table:formula="of:=0.4*[.A343]" office:value-type="float" office:value="0.0684" calcext:value-type="float">
            <text:p>6.8400E-02</text:p>
          </table:table-cell>
          <table:table-cell table:style-name="ce4" office:value-type="float" office:value="0.052578665" calcext:value-type="float">
            <text:p>5.257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15" calcext:value-type="float">
            <text:p>1.7150E-01</text:p>
          </table:table-cell>
          <table:table-cell table:style-name="ce4" table:formula="of:=0.4*[.A344]" office:value-type="float" office:value="0.0686" calcext:value-type="float">
            <text:p>6.8600E-02</text:p>
          </table:table-cell>
          <table:table-cell table:style-name="ce4" office:value-type="float" office:value="0.052696574" calcext:value-type="float">
            <text:p>5.269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200001" calcext:value-type="float">
            <text:p>1.7200E-01</text:p>
          </table:table-cell>
          <table:table-cell table:style-name="ce4" table:formula="of:=0.4*[.A345]" office:value-type="float" office:value="0.068800004" calcext:value-type="float">
            <text:p>6.8800E-02</text:p>
          </table:table-cell>
          <table:table-cell table:style-name="ce4" office:value-type="float" office:value="0.052807968" calcext:value-type="float">
            <text:p>5.280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25" calcext:value-type="float">
            <text:p>1.7250E-01</text:p>
          </table:table-cell>
          <table:table-cell table:style-name="ce4" table:formula="of:=0.4*[.A346]" office:value-type="float" office:value="0.069" calcext:value-type="float">
            <text:p>6.9000E-02</text:p>
          </table:table-cell>
          <table:table-cell table:style-name="ce4" office:value-type="float" office:value="0.052918777" calcext:value-type="float">
            <text:p>5.291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299999" calcext:value-type="float">
            <text:p>1.7300E-01</text:p>
          </table:table-cell>
          <table:table-cell table:style-name="ce4" table:formula="of:=0.4*[.A347]" office:value-type="float" office:value="0.069199996" calcext:value-type="float">
            <text:p>6.9200E-02</text:p>
          </table:table-cell>
          <table:table-cell table:style-name="ce4" office:value-type="float" office:value="0.053026758" calcext:value-type="float">
            <text:p>5.302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35" calcext:value-type="float">
            <text:p>1.7350E-01</text:p>
          </table:table-cell>
          <table:table-cell table:style-name="ce4" table:formula="of:=0.4*[.A348]" office:value-type="float" office:value="0.0694" calcext:value-type="float">
            <text:p>6.9400E-02</text:p>
          </table:table-cell>
          <table:table-cell table:style-name="ce4" office:value-type="float" office:value="0.053127687" calcext:value-type="float">
            <text:p>5.312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399999" calcext:value-type="float">
            <text:p>1.7400E-01</text:p>
          </table:table-cell>
          <table:table-cell table:style-name="ce4" table:formula="of:=0.4*[.A349]" office:value-type="float" office:value="0.069599996" calcext:value-type="float">
            <text:p>6.9600E-02</text:p>
          </table:table-cell>
          <table:table-cell table:style-name="ce4" office:value-type="float" office:value="0.053228047" calcext:value-type="float">
            <text:p>5.322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45" calcext:value-type="float">
            <text:p>1.7450E-01</text:p>
          </table:table-cell>
          <table:table-cell table:style-name="ce4" table:formula="of:=0.4*[.A350]" office:value-type="float" office:value="0.0698" calcext:value-type="float">
            <text:p>6.9800E-02</text:p>
          </table:table-cell>
          <table:table-cell table:style-name="ce4" office:value-type="float" office:value="0.053325638" calcext:value-type="float">
            <text:p>5.33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5" calcext:value-type="float">
            <text:p>1.7500E-01</text:p>
          </table:table-cell>
          <table:table-cell table:style-name="ce4" table:formula="of:=0.4*[.A351]" office:value-type="float" office:value="0.07" calcext:value-type="float">
            <text:p>7.0000E-02</text:p>
          </table:table-cell>
          <table:table-cell table:style-name="ce4" office:value-type="float" office:value="0.05342079" calcext:value-type="float">
            <text:p>5.342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550001" calcext:value-type="float">
            <text:p>1.7550E-01</text:p>
          </table:table-cell>
          <table:table-cell table:style-name="ce4" table:formula="of:=0.4*[.A352]" office:value-type="float" office:value="0.070200004" calcext:value-type="float">
            <text:p>7.0200E-02</text:p>
          </table:table-cell>
          <table:table-cell table:style-name="ce4" office:value-type="float" office:value="0.053514514" calcext:value-type="float">
            <text:p>5.35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6" calcext:value-type="float">
            <text:p>1.7600E-01</text:p>
          </table:table-cell>
          <table:table-cell table:style-name="ce4" table:formula="of:=0.4*[.A353]" office:value-type="float" office:value="0.0704" calcext:value-type="float">
            <text:p>7.0400E-02</text:p>
          </table:table-cell>
          <table:table-cell table:style-name="ce4" office:value-type="float" office:value="0.05360477" calcext:value-type="float">
            <text:p>5.360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649999" calcext:value-type="float">
            <text:p>1.7650E-01</text:p>
          </table:table-cell>
          <table:table-cell table:style-name="ce4" table:formula="of:=0.4*[.A354]" office:value-type="float" office:value="0.070599996" calcext:value-type="float">
            <text:p>7.0600E-02</text:p>
          </table:table-cell>
          <table:table-cell table:style-name="ce4" office:value-type="float" office:value="0.053691398" calcext:value-type="float">
            <text:p>5.369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7" calcext:value-type="float">
            <text:p>1.7700E-01</text:p>
          </table:table-cell>
          <table:table-cell table:style-name="ce4" table:formula="of:=0.4*[.A355]" office:value-type="float" office:value="0.0708" calcext:value-type="float">
            <text:p>7.0800E-02</text:p>
          </table:table-cell>
          <table:table-cell table:style-name="ce4" office:value-type="float" office:value="0.053775422" calcext:value-type="float">
            <text:p>5.377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749999" calcext:value-type="float">
            <text:p>1.7750E-01</text:p>
          </table:table-cell>
          <table:table-cell table:style-name="ce4" table:formula="of:=0.4*[.A356]" office:value-type="float" office:value="0.070999996" calcext:value-type="float">
            <text:p>7.1000E-02</text:p>
          </table:table-cell>
          <table:table-cell table:style-name="ce4" office:value-type="float" office:value="0.053858284" calcext:value-type="float">
            <text:p>5.385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8" calcext:value-type="float">
            <text:p>1.7800E-01</text:p>
          </table:table-cell>
          <table:table-cell table:style-name="ce4" table:formula="of:=0.4*[.A357]" office:value-type="float" office:value="0.0712" calcext:value-type="float">
            <text:p>7.1200E-02</text:p>
          </table:table-cell>
          <table:table-cell table:style-name="ce4" office:value-type="float" office:value="0.053936355" calcext:value-type="float">
            <text:p>5.393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85" calcext:value-type="float">
            <text:p>1.7850E-01</text:p>
          </table:table-cell>
          <table:table-cell table:style-name="ce4" table:formula="of:=0.4*[.A358]" office:value-type="float" office:value="0.0714" calcext:value-type="float">
            <text:p>7.1400E-02</text:p>
          </table:table-cell>
          <table:table-cell table:style-name="ce4" office:value-type="float" office:value="0.054012749" calcext:value-type="float">
            <text:p>5.401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900001" calcext:value-type="float">
            <text:p>1.7900E-01</text:p>
          </table:table-cell>
          <table:table-cell table:style-name="ce4" table:formula="of:=0.4*[.A359]" office:value-type="float" office:value="0.071600004" calcext:value-type="float">
            <text:p>7.1600E-02</text:p>
          </table:table-cell>
          <table:table-cell table:style-name="ce4" office:value-type="float" office:value="0.054088794" calcext:value-type="float">
            <text:p>5.408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795" calcext:value-type="float">
            <text:p>1.7950E-01</text:p>
          </table:table-cell>
          <table:table-cell table:style-name="ce4" table:formula="of:=0.4*[.A360]" office:value-type="float" office:value="0.0718" calcext:value-type="float">
            <text:p>7.1800E-02</text:p>
          </table:table-cell>
          <table:table-cell table:style-name="ce4" office:value-type="float" office:value="0.054161791" calcext:value-type="float">
            <text:p>5.416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000001" calcext:value-type="float">
            <text:p>1.8000E-01</text:p>
          </table:table-cell>
          <table:table-cell table:style-name="ce4" table:formula="of:=0.4*[.A361]" office:value-type="float" office:value="0.072000004" calcext:value-type="float">
            <text:p>7.2000E-02</text:p>
          </table:table-cell>
          <table:table-cell table:style-name="ce4" office:value-type="float" office:value="0.054233782" calcext:value-type="float">
            <text:p>5.423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05" calcext:value-type="float">
            <text:p>1.8050E-01</text:p>
          </table:table-cell>
          <table:table-cell table:style-name="ce4" table:formula="of:=0.4*[.A362]" office:value-type="float" office:value="0.0722" calcext:value-type="float">
            <text:p>7.2200E-02</text:p>
          </table:table-cell>
          <table:table-cell table:style-name="ce4" office:value-type="float" office:value="0.054304708" calcext:value-type="float">
            <text:p>5.430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099999" calcext:value-type="float">
            <text:p>1.8100E-01</text:p>
          </table:table-cell>
          <table:table-cell table:style-name="ce4" table:formula="of:=0.4*[.A363]" office:value-type="float" office:value="0.072399996" calcext:value-type="float">
            <text:p>7.2400E-02</text:p>
          </table:table-cell>
          <table:table-cell table:style-name="ce4" office:value-type="float" office:value="0.054368883" calcext:value-type="float">
            <text:p>5.4369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15" calcext:value-type="float">
            <text:p>1.8150E-01</text:p>
          </table:table-cell>
          <table:table-cell table:style-name="ce4" table:formula="of:=0.4*[.A364]" office:value-type="float" office:value="0.0726" calcext:value-type="float">
            <text:p>7.2600E-02</text:p>
          </table:table-cell>
          <table:table-cell table:style-name="ce4" office:value-type="float" office:value="0.054433305" calcext:value-type="float">
            <text:p>5.443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2" calcext:value-type="float">
            <text:p>1.8200E-01</text:p>
          </table:table-cell>
          <table:table-cell table:style-name="ce4" table:formula="of:=0.4*[.A365]" office:value-type="float" office:value="0.0728" calcext:value-type="float">
            <text:p>7.2800E-02</text:p>
          </table:table-cell>
          <table:table-cell table:style-name="ce4" office:value-type="float" office:value="0.054495651" calcext:value-type="float">
            <text:p>5.449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25" calcext:value-type="float">
            <text:p>1.8250E-01</text:p>
          </table:table-cell>
          <table:table-cell table:style-name="ce4" table:formula="of:=0.4*[.A366]" office:value-type="float" office:value="0.073" calcext:value-type="float">
            <text:p>7.3000E-02</text:p>
          </table:table-cell>
          <table:table-cell table:style-name="ce4" office:value-type="float" office:value="0.054563072" calcext:value-type="float">
            <text:p>5.456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3" calcext:value-type="float">
            <text:p>1.8300E-01</text:p>
          </table:table-cell>
          <table:table-cell table:style-name="ce4" table:formula="of:=0.4*[.A367]" office:value-type="float" office:value="0.0732" calcext:value-type="float">
            <text:p>7.3200E-02</text:p>
          </table:table-cell>
          <table:table-cell table:style-name="ce4" office:value-type="float" office:value="0.054617886" calcext:value-type="float">
            <text:p>5.461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350001" calcext:value-type="float">
            <text:p>1.8350E-01</text:p>
          </table:table-cell>
          <table:table-cell table:style-name="ce4" table:formula="of:=0.4*[.A368]" office:value-type="float" office:value="0.073400004" calcext:value-type="float">
            <text:p>7.3400E-02</text:p>
          </table:table-cell>
          <table:table-cell table:style-name="ce4" office:value-type="float" office:value="0.054673858" calcext:value-type="float">
            <text:p>5.467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4" calcext:value-type="float">
            <text:p>1.8400E-01</text:p>
          </table:table-cell>
          <table:table-cell table:style-name="ce4" table:formula="of:=0.4*[.A369]" office:value-type="float" office:value="0.0736" calcext:value-type="float">
            <text:p>7.3600E-02</text:p>
          </table:table-cell>
          <table:table-cell table:style-name="ce4" office:value-type="float" office:value="0.054727916" calcext:value-type="float">
            <text:p>5.4728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449999" calcext:value-type="float">
            <text:p>1.8450E-01</text:p>
          </table:table-cell>
          <table:table-cell table:style-name="ce4" table:formula="of:=0.4*[.A370]" office:value-type="float" office:value="0.073799996" calcext:value-type="float">
            <text:p>7.3800E-02</text:p>
          </table:table-cell>
          <table:table-cell table:style-name="ce4" office:value-type="float" office:value="0.054784492" calcext:value-type="float">
            <text:p>5.478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5" calcext:value-type="float">
            <text:p>1.8500E-01</text:p>
          </table:table-cell>
          <table:table-cell table:style-name="ce4" table:formula="of:=0.4*[.A371]" office:value-type="float" office:value="0.074" calcext:value-type="float">
            <text:p>7.4000E-02</text:p>
          </table:table-cell>
          <table:table-cell table:style-name="ce4" office:value-type="float" office:value="0.054837126" calcext:value-type="float">
            <text:p>5.483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55" calcext:value-type="float">
            <text:p>1.8550E-01</text:p>
          </table:table-cell>
          <table:table-cell table:style-name="ce4" table:formula="of:=0.4*[.A372]" office:value-type="float" office:value="0.0742" calcext:value-type="float">
            <text:p>7.4200E-02</text:p>
          </table:table-cell>
          <table:table-cell table:style-name="ce4" office:value-type="float" office:value="0.05488741" calcext:value-type="float">
            <text:p>5.488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6" calcext:value-type="float">
            <text:p>1.8600E-01</text:p>
          </table:table-cell>
          <table:table-cell table:style-name="ce4" table:formula="of:=0.4*[.A373]" office:value-type="float" office:value="0.0744" calcext:value-type="float">
            <text:p>7.4400E-02</text:p>
          </table:table-cell>
          <table:table-cell table:style-name="ce4" office:value-type="float" office:value="0.054936241" calcext:value-type="float">
            <text:p>5.493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65" calcext:value-type="float">
            <text:p>1.8650E-01</text:p>
          </table:table-cell>
          <table:table-cell table:style-name="ce4" table:formula="of:=0.4*[.A374]" office:value-type="float" office:value="0.0746" calcext:value-type="float">
            <text:p>7.4600E-02</text:p>
          </table:table-cell>
          <table:table-cell table:style-name="ce4" office:value-type="float" office:value="0.054980896" calcext:value-type="float">
            <text:p>5.498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700001" calcext:value-type="float">
            <text:p>1.8700E-01</text:p>
          </table:table-cell>
          <table:table-cell table:style-name="ce4" table:formula="of:=0.4*[.A375]" office:value-type="float" office:value="0.074800004" calcext:value-type="float">
            <text:p>7.4800E-02</text:p>
          </table:table-cell>
          <table:table-cell table:style-name="ce4" office:value-type="float" office:value="0.055025592" calcext:value-type="float">
            <text:p>5.50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75" calcext:value-type="float">
            <text:p>1.8750E-01</text:p>
          </table:table-cell>
          <table:table-cell table:style-name="ce4" table:formula="of:=0.4*[.A376]" office:value-type="float" office:value="0.075" calcext:value-type="float">
            <text:p>7.5000E-02</text:p>
          </table:table-cell>
          <table:table-cell table:style-name="ce4" office:value-type="float" office:value="0.055067305" calcext:value-type="float">
            <text:p>5.506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799999" calcext:value-type="float">
            <text:p>1.8800E-01</text:p>
          </table:table-cell>
          <table:table-cell table:style-name="ce4" table:formula="of:=0.4*[.A377]" office:value-type="float" office:value="0.075199996" calcext:value-type="float">
            <text:p>7.5200E-02</text:p>
          </table:table-cell>
          <table:table-cell table:style-name="ce4" office:value-type="float" office:value="0.055113416" calcext:value-type="float">
            <text:p>5.511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85" calcext:value-type="float">
            <text:p>1.8850E-01</text:p>
          </table:table-cell>
          <table:table-cell table:style-name="ce4" table:formula="of:=0.4*[.A378]" office:value-type="float" office:value="0.0754" calcext:value-type="float">
            <text:p>7.5400E-02</text:p>
          </table:table-cell>
          <table:table-cell table:style-name="ce4" office:value-type="float" office:value="0.055152044" calcext:value-type="float">
            <text:p>5.515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9" calcext:value-type="float">
            <text:p>1.8900E-01</text:p>
          </table:table-cell>
          <table:table-cell table:style-name="ce4" table:formula="of:=0.4*[.A379]" office:value-type="float" office:value="0.0756" calcext:value-type="float">
            <text:p>7.5600E-02</text:p>
          </table:table-cell>
          <table:table-cell table:style-name="ce4" office:value-type="float" office:value="0.05518987" calcext:value-type="float">
            <text:p>5.519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895" calcext:value-type="float">
            <text:p>1.8950E-01</text:p>
          </table:table-cell>
          <table:table-cell table:style-name="ce4" table:formula="of:=0.4*[.A380]" office:value-type="float" office:value="0.0758" calcext:value-type="float">
            <text:p>7.5800E-02</text:p>
          </table:table-cell>
          <table:table-cell table:style-name="ce4" office:value-type="float" office:value="0.055226341" calcext:value-type="float">
            <text:p>5.52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" calcext:value-type="float">
            <text:p>1.9000E-01</text:p>
          </table:table-cell>
          <table:table-cell table:style-name="ce4" table:formula="of:=0.4*[.A381]" office:value-type="float" office:value="0.076" calcext:value-type="float">
            <text:p>7.6000E-02</text:p>
          </table:table-cell>
          <table:table-cell table:style-name="ce4" office:value-type="float" office:value="0.055261597" calcext:value-type="float">
            <text:p>5.526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050001" calcext:value-type="float">
            <text:p>1.9050E-01</text:p>
          </table:table-cell>
          <table:table-cell table:style-name="ce4" table:formula="of:=0.4*[.A382]" office:value-type="float" office:value="0.076200004" calcext:value-type="float">
            <text:p>7.6200E-02</text:p>
          </table:table-cell>
          <table:table-cell table:style-name="ce4" office:value-type="float" office:value="0.055294313" calcext:value-type="float">
            <text:p>5.529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1" calcext:value-type="float">
            <text:p>1.9100E-01</text:p>
          </table:table-cell>
          <table:table-cell table:style-name="ce4" table:formula="of:=0.4*[.A383]" office:value-type="float" office:value="0.0764" calcext:value-type="float">
            <text:p>7.6400E-02</text:p>
          </table:table-cell>
          <table:table-cell table:style-name="ce4" office:value-type="float" office:value="0.055326965" calcext:value-type="float">
            <text:p>5.532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149999" calcext:value-type="float">
            <text:p>1.9150E-01</text:p>
          </table:table-cell>
          <table:table-cell table:style-name="ce4" table:formula="of:=0.4*[.A384]" office:value-type="float" office:value="0.076599996" calcext:value-type="float">
            <text:p>7.6600E-02</text:p>
          </table:table-cell>
          <table:table-cell table:style-name="ce4" office:value-type="float" office:value="0.055357188" calcext:value-type="float">
            <text:p>5.535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2" calcext:value-type="float">
            <text:p>1.9200E-01</text:p>
          </table:table-cell>
          <table:table-cell table:style-name="ce4" table:formula="of:=0.4*[.A385]" office:value-type="float" office:value="0.0768" calcext:value-type="float">
            <text:p>7.6800E-02</text:p>
          </table:table-cell>
          <table:table-cell table:style-name="ce4" office:value-type="float" office:value="0.055386443" calcext:value-type="float">
            <text:p>5.5386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25" calcext:value-type="float">
            <text:p>1.9250E-01</text:p>
          </table:table-cell>
          <table:table-cell table:style-name="ce4" table:formula="of:=0.4*[.A386]" office:value-type="float" office:value="0.077" calcext:value-type="float">
            <text:p>7.7000E-02</text:p>
          </table:table-cell>
          <table:table-cell table:style-name="ce4" office:value-type="float" office:value="0.055415109" calcext:value-type="float">
            <text:p>5.54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3" calcext:value-type="float">
            <text:p>1.9300E-01</text:p>
          </table:table-cell>
          <table:table-cell table:style-name="ce4" table:formula="of:=0.4*[.A387]" office:value-type="float" office:value="0.0772" calcext:value-type="float">
            <text:p>7.7200E-02</text:p>
          </table:table-cell>
          <table:table-cell table:style-name="ce4" office:value-type="float" office:value="0.055443473" calcext:value-type="float">
            <text:p>5.544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35" calcext:value-type="float">
            <text:p>1.9350E-01</text:p>
          </table:table-cell>
          <table:table-cell table:style-name="ce4" table:formula="of:=0.4*[.A388]" office:value-type="float" office:value="0.0774" calcext:value-type="float">
            <text:p>7.7400E-02</text:p>
          </table:table-cell>
          <table:table-cell table:style-name="ce4" office:value-type="float" office:value="0.055467349" calcext:value-type="float">
            <text:p>5.5467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400001" calcext:value-type="float">
            <text:p>1.9400E-01</text:p>
          </table:table-cell>
          <table:table-cell table:style-name="ce4" table:formula="of:=0.4*[.A389]" office:value-type="float" office:value="0.077600004" calcext:value-type="float">
            <text:p>7.7600E-02</text:p>
          </table:table-cell>
          <table:table-cell table:style-name="ce4" office:value-type="float" office:value="0.055491019" calcext:value-type="float">
            <text:p>5.549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45" calcext:value-type="float">
            <text:p>1.9450E-01</text:p>
          </table:table-cell>
          <table:table-cell table:style-name="ce4" table:formula="of:=0.4*[.A390]" office:value-type="float" office:value="0.0778" calcext:value-type="float">
            <text:p>7.7800E-02</text:p>
          </table:table-cell>
          <table:table-cell table:style-name="ce4" office:value-type="float" office:value="0.055510011" calcext:value-type="float">
            <text:p>5.551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499999" calcext:value-type="float">
            <text:p>1.9500E-01</text:p>
          </table:table-cell>
          <table:table-cell table:style-name="ce4" table:formula="of:=0.4*[.A391]" office:value-type="float" office:value="0.077999996" calcext:value-type="float">
            <text:p>7.8000E-02</text:p>
          </table:table-cell>
          <table:table-cell table:style-name="ce4" office:value-type="float" office:value="0.055531599" calcext:value-type="float">
            <text:p>5.5532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55" calcext:value-type="float">
            <text:p>1.9550E-01</text:p>
          </table:table-cell>
          <table:table-cell table:style-name="ce4" table:formula="of:=0.4*[.A392]" office:value-type="float" office:value="0.0782" calcext:value-type="float">
            <text:p>7.8200E-02</text:p>
          </table:table-cell>
          <table:table-cell table:style-name="ce4" office:value-type="float" office:value="0.055554096" calcext:value-type="float">
            <text:p>5.555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599999" calcext:value-type="float">
            <text:p>1.9600E-01</text:p>
          </table:table-cell>
          <table:table-cell table:style-name="ce4" table:formula="of:=0.4*[.A393]" office:value-type="float" office:value="0.078399996" calcext:value-type="float">
            <text:p>7.8400E-02</text:p>
          </table:table-cell>
          <table:table-cell table:style-name="ce4" office:value-type="float" office:value="0.055574328" calcext:value-type="float">
            <text:p>5.5574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65" calcext:value-type="float">
            <text:p>1.9650E-01</text:p>
          </table:table-cell>
          <table:table-cell table:style-name="ce4" table:formula="of:=0.4*[.A394]" office:value-type="float" office:value="0.0786" calcext:value-type="float">
            <text:p>7.8600E-02</text:p>
          </table:table-cell>
          <table:table-cell table:style-name="ce4" office:value-type="float" office:value="0.055595472" calcext:value-type="float">
            <text:p>5.559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7" calcext:value-type="float">
            <text:p>1.9700E-01</text:p>
          </table:table-cell>
          <table:table-cell table:style-name="ce4" table:formula="of:=0.4*[.A395]" office:value-type="float" office:value="0.0788" calcext:value-type="float">
            <text:p>7.8800E-02</text:p>
          </table:table-cell>
          <table:table-cell table:style-name="ce4" office:value-type="float" office:value="0.05560958" calcext:value-type="float">
            <text:p>5.5610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750001" calcext:value-type="float">
            <text:p>1.9750E-01</text:p>
          </table:table-cell>
          <table:table-cell table:style-name="ce4" table:formula="of:=0.4*[.A396]" office:value-type="float" office:value="0.079000004" calcext:value-type="float">
            <text:p>7.9000E-02</text:p>
          </table:table-cell>
          <table:table-cell table:style-name="ce4" office:value-type="float" office:value="0.055625122" calcext:value-type="float">
            <text:p>5.562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8" calcext:value-type="float">
            <text:p>1.9800E-01</text:p>
          </table:table-cell>
          <table:table-cell table:style-name="ce4" table:formula="of:=0.4*[.A397]" office:value-type="float" office:value="0.0792" calcext:value-type="float">
            <text:p>7.9200E-02</text:p>
          </table:table-cell>
          <table:table-cell table:style-name="ce4" office:value-type="float" office:value="0.055640552" calcext:value-type="float">
            <text:p>5.5641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850001" calcext:value-type="float">
            <text:p>1.9850E-01</text:p>
          </table:table-cell>
          <table:table-cell table:style-name="ce4" table:formula="of:=0.4*[.A398]" office:value-type="float" office:value="0.079400004" calcext:value-type="float">
            <text:p>7.9400E-02</text:p>
          </table:table-cell>
          <table:table-cell table:style-name="ce4" office:value-type="float" office:value="0.055653285" calcext:value-type="float">
            <text:p>5.5653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9" calcext:value-type="float">
            <text:p>1.9900E-01</text:p>
          </table:table-cell>
          <table:table-cell table:style-name="ce4" table:formula="of:=0.4*[.A399]" office:value-type="float" office:value="0.0796" calcext:value-type="float">
            <text:p>7.9600E-02</text:p>
          </table:table-cell>
          <table:table-cell table:style-name="ce4" office:value-type="float" office:value="0.055665132" calcext:value-type="float">
            <text:p>5.5665E-02</text:p>
          </table:table-cell>
          <table:table-cell table:number-columns-repeated="13"/>
        </table:table-row>
        <table:table-row table:style-name="ro2">
          <table:table-cell table:style-name="ce4" office:value-type="float" office:value="0.19949999" calcext:value-type="float">
            <text:p>1.9950E-01</text:p>
          </table:table-cell>
          <table:table-cell table:style-name="ce4" table:formula="of:=0.4*[.A400]" office:value-type="float" office:value="0.079799996" calcext:value-type="float">
            <text:p>7.9800E-02</text:p>
          </table:table-cell>
          <table:table-cell table:style-name="ce4" office:value-type="float" office:value="0.055675376" calcext:value-type="float">
            <text:p>5.567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" calcext:value-type="float">
            <text:p>2.0000E-01</text:p>
          </table:table-cell>
          <table:table-cell table:style-name="ce4" table:formula="of:=0.4*[.A401]" office:value-type="float" office:value="0.08" calcext:value-type="float">
            <text:p>8.0000E-02</text:p>
          </table:table-cell>
          <table:table-cell table:style-name="ce4" office:value-type="float" office:value="0.05568349" calcext:value-type="float">
            <text:p>5.5683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05" calcext:value-type="float">
            <text:p>2.0050E-01</text:p>
          </table:table-cell>
          <table:table-cell table:style-name="ce4" table:formula="of:=0.4*[.A402]" office:value-type="float" office:value="0.0802" calcext:value-type="float">
            <text:p>8.0200E-02</text:p>
          </table:table-cell>
          <table:table-cell table:style-name="ce4" office:value-type="float" office:value="0.055691328" calcext:value-type="float">
            <text:p>5.569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100001" calcext:value-type="float">
            <text:p>2.0100E-01</text:p>
          </table:table-cell>
          <table:table-cell table:style-name="ce4" table:formula="of:=0.4*[.A403]" office:value-type="float" office:value="0.080400004" calcext:value-type="float">
            <text:p>8.0400E-02</text:p>
          </table:table-cell>
          <table:table-cell table:style-name="ce4" office:value-type="float" office:value="0.055698004" calcext:value-type="float">
            <text:p>5.5698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15" calcext:value-type="float">
            <text:p>2.0150E-01</text:p>
          </table:table-cell>
          <table:table-cell table:style-name="ce4" table:formula="of:=0.4*[.A404]" office:value-type="float" office:value="0.0806" calcext:value-type="float">
            <text:p>8.0600E-02</text:p>
          </table:table-cell>
          <table:table-cell table:style-name="ce4" office:value-type="float" office:value="0.055702876" calcext:value-type="float">
            <text:p>5.5703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200001" calcext:value-type="float">
            <text:p>2.0200E-01</text:p>
          </table:table-cell>
          <table:table-cell table:style-name="ce4" table:formula="of:=0.4*[.A405]" office:value-type="float" office:value="0.080800004" calcext:value-type="float">
            <text:p>8.0800E-02</text:p>
          </table:table-cell>
          <table:table-cell table:style-name="ce4" office:value-type="float" office:value="0.055707131" calcext:value-type="float">
            <text:p>5.570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25" calcext:value-type="float">
            <text:p>2.0250E-01</text:p>
          </table:table-cell>
          <table:table-cell table:style-name="ce4" table:formula="of:=0.4*[.A406]" office:value-type="float" office:value="0.081" calcext:value-type="float">
            <text:p>8.1000E-02</text:p>
          </table:table-cell>
          <table:table-cell table:style-name="ce4" office:value-type="float" office:value="0.055710889" calcext:value-type="float">
            <text:p>5.571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299999" calcext:value-type="float">
            <text:p>2.0300E-01</text:p>
          </table:table-cell>
          <table:table-cell table:style-name="ce4" table:formula="of:=0.4*[.A407]" office:value-type="float" office:value="0.081199996" calcext:value-type="float">
            <text:p>8.1200E-02</text:p>
          </table:table-cell>
          <table:table-cell table:style-name="ce4" office:value-type="float" office:value="0.055714577" calcext:value-type="float">
            <text:p>5.57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35" calcext:value-type="float">
            <text:p>2.0350E-01</text:p>
          </table:table-cell>
          <table:table-cell table:style-name="ce4" table:formula="of:=0.4*[.A408]" office:value-type="float" office:value="0.0814" calcext:value-type="float">
            <text:p>8.1400E-02</text:p>
          </table:table-cell>
          <table:table-cell table:style-name="ce4" office:value-type="float" office:value="0.055716142" calcext:value-type="float">
            <text:p>5.5716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4" calcext:value-type="float">
            <text:p>2.0400E-01</text:p>
          </table:table-cell>
          <table:table-cell table:style-name="ce4" table:formula="of:=0.4*[.A409]" office:value-type="float" office:value="0.0816" calcext:value-type="float">
            <text:p>8.1600E-02</text:p>
          </table:table-cell>
          <table:table-cell table:style-name="ce4" office:value-type="float" office:value="0.055716734" calcext:value-type="float">
            <text:p>5.571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45" calcext:value-type="float">
            <text:p>2.0450E-01</text:p>
          </table:table-cell>
          <table:table-cell table:style-name="ce4" table:formula="of:=0.4*[.A410]" office:value-type="float" office:value="0.0818" calcext:value-type="float">
            <text:p>8.1800E-02</text:p>
          </table:table-cell>
          <table:table-cell table:style-name="ce4" office:value-type="float" office:value="0.055716455" calcext:value-type="float">
            <text:p>5.5716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5" calcext:value-type="float">
            <text:p>2.0500E-01</text:p>
          </table:table-cell>
          <table:table-cell table:style-name="ce4" table:formula="of:=0.4*[.A411]" office:value-type="float" office:value="0.082" calcext:value-type="float">
            <text:p>8.2000E-02</text:p>
          </table:table-cell>
          <table:table-cell table:style-name="ce4" office:value-type="float" office:value="0.055714957" calcext:value-type="float">
            <text:p>5.571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550001" calcext:value-type="float">
            <text:p>2.0550E-01</text:p>
          </table:table-cell>
          <table:table-cell table:style-name="ce4" table:formula="of:=0.4*[.A412]" office:value-type="float" office:value="0.082200004" calcext:value-type="float">
            <text:p>8.2200E-02</text:p>
          </table:table-cell>
          <table:table-cell table:style-name="ce4" office:value-type="float" office:value="0.055714156" calcext:value-type="float">
            <text:p>5.5714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6" calcext:value-type="float">
            <text:p>2.0600E-01</text:p>
          </table:table-cell>
          <table:table-cell table:style-name="ce4" table:formula="of:=0.4*[.A413]" office:value-type="float" office:value="0.0824" calcext:value-type="float">
            <text:p>8.2400E-02</text:p>
          </table:table-cell>
          <table:table-cell table:style-name="ce4" office:value-type="float" office:value="0.055706058" calcext:value-type="float">
            <text:p>5.5706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649999" calcext:value-type="float">
            <text:p>2.0650E-01</text:p>
          </table:table-cell>
          <table:table-cell table:style-name="ce4" table:formula="of:=0.4*[.A414]" office:value-type="float" office:value="0.082599996" calcext:value-type="float">
            <text:p>8.2600E-02</text:p>
          </table:table-cell>
          <table:table-cell table:style-name="ce4" office:value-type="float" office:value="0.055700723" calcext:value-type="float">
            <text:p>5.570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7" calcext:value-type="float">
            <text:p>2.0700E-01</text:p>
          </table:table-cell>
          <table:table-cell table:style-name="ce4" table:formula="of:=0.4*[.A415]" office:value-type="float" office:value="0.0828" calcext:value-type="float">
            <text:p>8.2800E-02</text:p>
          </table:table-cell>
          <table:table-cell table:style-name="ce4" office:value-type="float" office:value="0.055694681" calcext:value-type="float">
            <text:p>5.569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75" calcext:value-type="float">
            <text:p>2.0750E-01</text:p>
          </table:table-cell>
          <table:table-cell table:style-name="ce4" table:formula="of:=0.4*[.A416]" office:value-type="float" office:value="0.083" calcext:value-type="float">
            <text:p>8.3000E-02</text:p>
          </table:table-cell>
          <table:table-cell table:style-name="ce4" office:value-type="float" office:value="0.055684149" calcext:value-type="float">
            <text:p>5.5684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8" calcext:value-type="float">
            <text:p>2.0800E-01</text:p>
          </table:table-cell>
          <table:table-cell table:style-name="ce4" table:formula="of:=0.4*[.A417]" office:value-type="float" office:value="0.0832" calcext:value-type="float">
            <text:p>8.3200E-02</text:p>
          </table:table-cell>
          <table:table-cell table:style-name="ce4" office:value-type="float" office:value="0.055674903" calcext:value-type="float">
            <text:p>5.567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85" calcext:value-type="float">
            <text:p>2.0850E-01</text:p>
          </table:table-cell>
          <table:table-cell table:style-name="ce4" table:formula="of:=0.4*[.A418]" office:value-type="float" office:value="0.0834" calcext:value-type="float">
            <text:p>8.3400E-02</text:p>
          </table:table-cell>
          <table:table-cell table:style-name="ce4" office:value-type="float" office:value="0.055667482" calcext:value-type="float">
            <text:p>5.566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900001" calcext:value-type="float">
            <text:p>2.0900E-01</text:p>
          </table:table-cell>
          <table:table-cell table:style-name="ce4" table:formula="of:=0.4*[.A419]" office:value-type="float" office:value="0.083600004" calcext:value-type="float">
            <text:p>8.3600E-02</text:p>
          </table:table-cell>
          <table:table-cell table:style-name="ce4" office:value-type="float" office:value="0.055661082" calcext:value-type="float">
            <text:p>5.566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95" calcext:value-type="float">
            <text:p>2.0950E-01</text:p>
          </table:table-cell>
          <table:table-cell table:style-name="ce4" table:formula="of:=0.4*[.A420]" office:value-type="float" office:value="0.0838" calcext:value-type="float">
            <text:p>8.3800E-02</text:p>
          </table:table-cell>
          <table:table-cell table:style-name="ce4" office:value-type="float" office:value="0.055650946" calcext:value-type="float">
            <text:p>5.565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0999999" calcext:value-type="float">
            <text:p>2.1000E-01</text:p>
          </table:table-cell>
          <table:table-cell table:style-name="ce4" table:formula="of:=0.4*[.A421]" office:value-type="float" office:value="0.083999996" calcext:value-type="float">
            <text:p>8.4000E-02</text:p>
          </table:table-cell>
          <table:table-cell table:style-name="ce4" office:value-type="float" office:value="0.055640407" calcext:value-type="float">
            <text:p>5.5640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05" calcext:value-type="float">
            <text:p>2.1050E-01</text:p>
          </table:table-cell>
          <table:table-cell table:style-name="ce4" table:formula="of:=0.4*[.A422]" office:value-type="float" office:value="0.0842" calcext:value-type="float">
            <text:p>8.4200E-02</text:p>
          </table:table-cell>
          <table:table-cell table:style-name="ce4" office:value-type="float" office:value="0.055624198" calcext:value-type="float">
            <text:p>5.5624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1" calcext:value-type="float">
            <text:p>2.1100E-01</text:p>
          </table:table-cell>
          <table:table-cell table:style-name="ce4" table:formula="of:=0.4*[.A423]" office:value-type="float" office:value="0.0844" calcext:value-type="float">
            <text:p>8.4400E-02</text:p>
          </table:table-cell>
          <table:table-cell table:style-name="ce4" office:value-type="float" office:value="0.055610351" calcext:value-type="float">
            <text:p>5.5610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15" calcext:value-type="float">
            <text:p>2.1150E-01</text:p>
          </table:table-cell>
          <table:table-cell table:style-name="ce4" table:formula="of:=0.4*[.A424]" office:value-type="float" office:value="0.0846" calcext:value-type="float">
            <text:p>8.4600E-02</text:p>
          </table:table-cell>
          <table:table-cell table:style-name="ce4" office:value-type="float" office:value="0.055596963" calcext:value-type="float">
            <text:p>5.559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2" calcext:value-type="float">
            <text:p>2.1200E-01</text:p>
          </table:table-cell>
          <table:table-cell table:style-name="ce4" table:formula="of:=0.4*[.A425]" office:value-type="float" office:value="0.0848" calcext:value-type="float">
            <text:p>8.4800E-02</text:p>
          </table:table-cell>
          <table:table-cell table:style-name="ce4" office:value-type="float" office:value="0.055583604" calcext:value-type="float">
            <text:p>5.5584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250001" calcext:value-type="float">
            <text:p>2.1250E-01</text:p>
          </table:table-cell>
          <table:table-cell table:style-name="ce4" table:formula="of:=0.4*[.A426]" office:value-type="float" office:value="0.085000004" calcext:value-type="float">
            <text:p>8.5000E-02</text:p>
          </table:table-cell>
          <table:table-cell table:style-name="ce4" office:value-type="float" office:value="0.055564828" calcext:value-type="float">
            <text:p>5.5565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3" calcext:value-type="float">
            <text:p>2.1300E-01</text:p>
          </table:table-cell>
          <table:table-cell table:style-name="ce4" table:formula="of:=0.4*[.A427]" office:value-type="float" office:value="0.0852" calcext:value-type="float">
            <text:p>8.5200E-02</text:p>
          </table:table-cell>
          <table:table-cell table:style-name="ce4" office:value-type="float" office:value="0.055547956" calcext:value-type="float">
            <text:p>5.5548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349999" calcext:value-type="float">
            <text:p>2.1350E-01</text:p>
          </table:table-cell>
          <table:table-cell table:style-name="ce4" table:formula="of:=0.4*[.A428]" office:value-type="float" office:value="0.085399996" calcext:value-type="float">
            <text:p>8.5400E-02</text:p>
          </table:table-cell>
          <table:table-cell table:style-name="ce4" office:value-type="float" office:value="0.055530723" calcext:value-type="float">
            <text:p>5.553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4" calcext:value-type="float">
            <text:p>2.1400E-01</text:p>
          </table:table-cell>
          <table:table-cell table:style-name="ce4" table:formula="of:=0.4*[.A429]" office:value-type="float" office:value="0.0856" calcext:value-type="float">
            <text:p>8.5600E-02</text:p>
          </table:table-cell>
          <table:table-cell table:style-name="ce4" office:value-type="float" office:value="0.055510506" calcext:value-type="float">
            <text:p>5.551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45" calcext:value-type="float">
            <text:p>2.1450E-01</text:p>
          </table:table-cell>
          <table:table-cell table:style-name="ce4" table:formula="of:=0.4*[.A430]" office:value-type="float" office:value="0.0858" calcext:value-type="float">
            <text:p>8.5800E-02</text:p>
          </table:table-cell>
          <table:table-cell table:style-name="ce4" office:value-type="float" office:value="0.055493698" calcext:value-type="float">
            <text:p>5.5494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5" calcext:value-type="float">
            <text:p>2.1500E-01</text:p>
          </table:table-cell>
          <table:table-cell table:style-name="ce4" table:formula="of:=0.4*[.A431]" office:value-type="float" office:value="0.086" calcext:value-type="float">
            <text:p>8.6000E-02</text:p>
          </table:table-cell>
          <table:table-cell table:style-name="ce4" office:value-type="float" office:value="0.055472516" calcext:value-type="float">
            <text:p>5.5473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55" calcext:value-type="float">
            <text:p>2.1550E-01</text:p>
          </table:table-cell>
          <table:table-cell table:style-name="ce4" table:formula="of:=0.4*[.A432]" office:value-type="float" office:value="0.0862" calcext:value-type="float">
            <text:p>8.6200E-02</text:p>
          </table:table-cell>
          <table:table-cell table:style-name="ce4" office:value-type="float" office:value="0.055446956" calcext:value-type="float">
            <text:p>5.544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600001" calcext:value-type="float">
            <text:p>2.1600E-01</text:p>
          </table:table-cell>
          <table:table-cell table:style-name="ce4" table:formula="of:=0.4*[.A433]" office:value-type="float" office:value="0.086400004" calcext:value-type="float">
            <text:p>8.6400E-02</text:p>
          </table:table-cell>
          <table:table-cell table:style-name="ce4" office:value-type="float" office:value="0.055425536" calcext:value-type="float">
            <text:p>5.5426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65" calcext:value-type="float">
            <text:p>2.1650E-01</text:p>
          </table:table-cell>
          <table:table-cell table:style-name="ce4" table:formula="of:=0.4*[.A434]" office:value-type="float" office:value="0.0866" calcext:value-type="float">
            <text:p>8.6600E-02</text:p>
          </table:table-cell>
          <table:table-cell table:style-name="ce4" office:value-type="float" office:value="0.055401258" calcext:value-type="float">
            <text:p>5.540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699999" calcext:value-type="float">
            <text:p>2.1700E-01</text:p>
          </table:table-cell>
          <table:table-cell table:style-name="ce4" table:formula="of:=0.4*[.A435]" office:value-type="float" office:value="0.086799996" calcext:value-type="float">
            <text:p>8.6800E-02</text:p>
          </table:table-cell>
          <table:table-cell table:style-name="ce4" office:value-type="float" office:value="0.055376519" calcext:value-type="float">
            <text:p>5.5377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75" calcext:value-type="float">
            <text:p>2.1750E-01</text:p>
          </table:table-cell>
          <table:table-cell table:style-name="ce4" table:formula="of:=0.4*[.A436]" office:value-type="float" office:value="0.087" calcext:value-type="float">
            <text:p>8.7000E-02</text:p>
          </table:table-cell>
          <table:table-cell table:style-name="ce4" office:value-type="float" office:value="0.055351276" calcext:value-type="float">
            <text:p>5.5351E-02</text:p>
          </table:table-cell>
          <table:table-cell table:number-columns-repeated="13"/>
        </table:table-row>
        <table:table-row table:style-name="ro2">
          <table:table-cell table:style-name="ce4" office:value-type="float" office:value="0.21799999" calcext:value-type="float">
            <text:p>2.1800E-01</text:p>
          </table:table-cell>
          <table:table-cell table:style-name="ce4" table:formula="of:=0.4*[.A437]" office:value-type="float" office:value="0.087199996" calcext:value-type="float">
            <text:p>8.7200E-02</text:p>
          </table:table-cell>
          <table:table-cell table:style-name="ce4" office:value-type="float" office:value="0.055325005" calcext:value-type="float">
            <text:p>5.5325E-02</text:p>
          </table:table-cell>
          <table:table-cell table:number-columns-repeated="13"/>
        </table:table-row>
        <table:table-row table:style-name="ro2" table:number-rows-repeated="1048138">
          <table:table-cell table:number-columns-repeated="16"/>
        </table:table-row>
        <table:table-row table:style-name="ro2">
          <table:table-cell/>
          <table:table-cell table:style-name="ce5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10:52:03.5498900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33:12.746182391</meta:creation-date>
    <dc:date>2017-12-06T12:44:26.078125754</dc:date>
    <meta:editing-duration>PT30M31S</meta:editing-duration>
    <meta:editing-cycles>3</meta:editing-cycles>
    <meta:generator>LibreOffice/5.4.2.2$Linux_X86_64 LibreOffice_project/40m0$Build-2</meta:generator>
    <meta:document-statistic meta:table-count="1" meta:cell-count="1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draw:fill="none" draw:fill-color="#d9d9d9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dash" draw:stroke-dash="Fine_20_Dott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38cm" svg:height="19.303cm" xlink:href=".." xlink:type="simple" chart:class="chart:scatter" chart:style-name="ch1">
        <chart:title svg:x="3.648cm" svg:y="0.522cm" chart:style-name="ch2">
          <text:p>Vertical displacement in the center VS Imposed displacement</text:p>
        </chart:title>
        <chart:legend svg:x="16.715cm" svg:y="17.782cm" style:legend-expansion="custom" chartooo:width="8.36cm" chartooo:height="1.286cm" style:legend-expansion-aspect-ratio="6.50077760497667" chart:style-name="ch3"/>
        <chart:plot-area chart:style-name="ch4" table:cell-range-address="Hoja1.B2:Hoja1.C437 Hoja1.C1:Hoja1.C1 Hoja1.F1:Hoja1.F34" chart:data-source-has-labels="row" svg:x="1.93cm" svg:y="2.161cm" svg:width="24.274cm" svg:height="15.39cm">
          <chartooo:coordinate-region svg:x="4.114cm" svg:y="2.3cm" svg:width="21.177cm" svg:height="14.975cm"/>
          <chart:axis chart:dimension="x" chart:name="primary-x" chart:style-name="ch5">
            <chart:title svg:x="11.204cm" svg:y="17.938cm" chart:style-name="ch6">
              <text:p>Imposed displacement</text:p>
            </chart:title>
            <chart:grid chart:style-name="ch7" chart:class="major"/>
          </chart:axis>
          <chart:axis chart:dimension="y" chart:name="primary-y" chart:style-name="ch5">
            <chart:title svg:x="0.451cm" svg:y="12.567cm" chart:style-name="ch8">
              <text:p>Vertical displacement</text:p>
            </chart:title>
            <chart:grid chart:style-name="ch7" chart:class="major"/>
          </chart:axis>
          <chart:series chart:style-name="ch9" chart:values-cell-range-address="Hoja1.C2:Hoja1.C437" chart:label-cell-address="Hoja1.C1:Hoja1.C1" chart:class="chart:scatter">
            <chart:domain table:cell-range-address="Hoja1.B2:Hoja1.B437"/>
            <chart:data-point chart:repeated="436"/>
          </chart:series>
          <chart:series chart:style-name="ch10" chart:values-cell-range-address="Hoja1.F2:Hoja1.F34" chart:label-cell-address="Hoja1.F1:Hoja1.F1" chart:class="chart:scatter">
            <chart:domain table:cell-range-address="Hoja1.E2:Hoja1.E34"/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olution displacement</text:p>
                <draw:g>
                  <svg:desc>Hoja1.C1:Hoja1.C1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Reference displacement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00000008">
                <text:p>0.000200000008</text:p>
                <draw:g>
                  <svg:desc>Hoja1.B2:Hoja1.B437</svg:desc>
                </draw:g>
              </table:table-cell>
              <table:table-cell office:value-type="float" office:value="-0.00015056069">
                <text:p>-0.00015056069</text:p>
                <draw:g>
                  <svg:desc>Hoja1.C2:Hoja1.C437</svg:desc>
                </draw:g>
              </table:table-cell>
              <table:table-cell office:value-type="float" office:value="0.00530856951199061">
                <text:p>0.00530856951199061</text:p>
                <draw:g>
                  <svg:desc>Hoja1.E2:Hoja1.E34</svg:desc>
                </draw:g>
              </table:table-cell>
              <table:table-cell office:value-type="float" office:value="-0.00273124205345538">
                <text:p>-0.00273124205345538</text:p>
                <draw:g>
                  <svg:desc>Hoja1.F2:Hoja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">
                <text:p>0.0004</text:p>
              </table:table-cell>
              <table:table-cell office:value-type="float" office:value="-0.00029403801">
                <text:p>-0.00029403801</text:p>
              </table:table-cell>
              <table:table-cell office:value-type="float" office:value="0.00706343882513596">
                <text:p>0.00706343882513596</text:p>
              </table:table-cell>
              <table:table-cell office:value-type="float" office:value="-0.00402702377367759">
                <text:p>-0.00402702377367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">
                <text:p>0.0006</text:p>
              </table:table-cell>
              <table:table-cell office:value-type="float" office:value="-0.00043125064">
                <text:p>-0.00043125064</text:p>
              </table:table-cell>
              <table:table-cell office:value-type="float" office:value="0.00938298076232002">
                <text:p>0.00938298076232002</text:p>
              </table:table-cell>
              <table:table-cell office:value-type="float" office:value="-0.00462800576657289">
                <text:p>-0.00462800576657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0000004">
                <text:p>0.00080000004</text:p>
              </table:table-cell>
              <table:table-cell office:value-type="float" office:value="-0.00056573987">
                <text:p>-0.00056573987</text:p>
              </table:table-cell>
              <table:table-cell office:value-type="float" office:value="0.0111352147768381">
                <text:p>0.0111352147768381</text:p>
              </table:table-cell>
              <table:table-cell office:value-type="float" office:value="-0.00497036715231651">
                <text:p>-0.0049703671523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9999996">
                <text:p>0.00099999996</text:p>
              </table:table-cell>
              <table:table-cell office:value-type="float" office:value="-0.00069674256">
                <text:p>-0.00069674256</text:p>
              </table:table-cell>
              <table:table-cell office:value-type="float" office:value="0.0135060252509523">
                <text:p>0.0135060252509523</text:p>
              </table:table-cell>
              <table:table-cell office:value-type="float" office:value="-0.00548454701294707">
                <text:p>-0.00548454701294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">
                <text:p>0.0012</text:p>
              </table:table-cell>
              <table:table-cell office:value-type="float" office:value="-0.00082396396">
                <text:p>-0.00082396396</text:p>
              </table:table-cell>
              <table:table-cell office:value-type="float" office:value="0.0157726216429889">
                <text:p>0.0157726216429889</text:p>
              </table:table-cell>
              <table:table-cell office:value-type="float" office:value="-0.00556560910707526">
                <text:p>-0.0055656091070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0000004">
                <text:p>0.00140000004</text:p>
              </table:table-cell>
              <table:table-cell office:value-type="float" office:value="-0.00095033221">
                <text:p>-0.00095033221</text:p>
              </table:table-cell>
              <table:table-cell office:value-type="float" office:value="0.0185032701660238">
                <text:p>0.0185032701660238</text:p>
              </table:table-cell>
              <table:table-cell office:value-type="float" office:value="-0.00581887234529953">
                <text:p>-0.00581887234529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0000008">
                <text:p>0.00160000008</text:p>
              </table:table-cell>
              <table:table-cell office:value-type="float" office:value="-0.001075009">
                <text:p>-0.001075009</text:p>
              </table:table-cell>
              <table:table-cell office:value-type="float" office:value="0.021388203445054">
                <text:p>0.021388203445054</text:p>
              </table:table-cell>
              <table:table-cell office:value-type="float" office:value="-0.00598507833845299">
                <text:p>-0.00598507833845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9999992">
                <text:p>0.00179999992</text:p>
              </table:table-cell>
              <table:table-cell office:value-type="float" office:value="-0.0011960062">
                <text:p>-0.0011960062</text:p>
              </table:table-cell>
              <table:table-cell office:value-type="float" office:value="0.0251988452600561">
                <text:p>0.0251988452600561</text:p>
              </table:table-cell>
              <table:table-cell office:value-type="float" office:value="-0.00562894086118171">
                <text:p>-0.00562894086118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9999996">
                <text:p>0.00199999996</text:p>
              </table:table-cell>
              <table:table-cell office:value-type="float" office:value="-0.0013159099">
                <text:p>-0.0013159099</text:p>
              </table:table-cell>
              <table:table-cell office:value-type="float" office:value="0.0288036942095302">
                <text:p>0.0288036942095302</text:p>
              </table:table-cell>
              <table:table-cell office:value-type="float" office:value="-0.00535998818538425">
                <text:p>-0.00535998818538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">
                <text:p>0.0022</text:p>
              </table:table-cell>
              <table:table-cell office:value-type="float" office:value="-0.0014344134">
                <text:p>-0.0014344134</text:p>
              </table:table-cell>
              <table:table-cell office:value-type="float" office:value="0.0331289379746532">
                <text:p>0.0331289379746532</text:p>
              </table:table-cell>
              <table:table-cell office:value-type="float" office:value="-0.00482922599235923">
                <text:p>-0.00482922599235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0000004">
                <text:p>0.00240000004</text:p>
              </table:table-cell>
              <table:table-cell office:value-type="float" office:value="-0.001550353">
                <text:p>-0.001550353</text:p>
              </table:table-cell>
              <table:table-cell office:value-type="float" office:value="0.0356518770513404">
                <text:p>0.0356518770513404</text:p>
              </table:table-cell>
              <table:table-cell office:value-type="float" office:value="-0.00447627742516378">
                <text:p>-0.00447627742516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60000004">
                <text:p>0.00260000004</text:p>
              </table:table-cell>
              <table:table-cell office:value-type="float" office:value="-0.0016629878">
                <text:p>-0.0016629878</text:p>
              </table:table-cell>
              <table:table-cell office:value-type="float" office:value="0.0393072758199372">
                <text:p>0.0393072758199372</text:p>
              </table:table-cell>
              <table:table-cell office:value-type="float" office:value="-0.00386049888951652">
                <text:p>-0.00386049888951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0000008">
                <text:p>0.00280000008</text:p>
              </table:table-cell>
              <table:table-cell office:value-type="float" office:value="-0.0017751401">
                <text:p>-0.0017751401</text:p>
              </table:table-cell>
              <table:table-cell office:value-type="float" office:value="0.0434248101387125">
                <text:p>0.0434248101387125</text:p>
              </table:table-cell>
              <table:table-cell office:value-type="float" office:value="-0.0027235248910718">
                <text:p>-0.0027235248910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99999992">
                <text:p>0.00299999992</text:p>
              </table:table-cell>
              <table:table-cell office:value-type="float" office:value="-0.0018867853">
                <text:p>-0.0018867853</text:p>
              </table:table-cell>
              <table:table-cell office:value-type="float" office:value="0.046458997149086">
                <text:p>0.046458997149086</text:p>
              </table:table-cell>
              <table:table-cell office:value-type="float" office:value="-0.000982507546058962">
                <text:p>-0.000982507546058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20000016">
                <text:p>0.00320000016</text:p>
              </table:table-cell>
              <table:table-cell office:value-type="float" office:value="-0.0019959558">
                <text:p>-0.0019959558</text:p>
              </table:table-cell>
              <table:table-cell office:value-type="float" office:value="0.0492818811240747">
                <text:p>0.0492818811240747</text:p>
              </table:table-cell>
              <table:table-cell office:value-type="float" office:value="0.00266484024229895">
                <text:p>0.0026648402422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000002">
                <text:p>0.0034000002</text:p>
              </table:table-cell>
              <table:table-cell office:value-type="float" office:value="-0.0021021396">
                <text:p>-0.0021021396</text:p>
              </table:table-cell>
              <table:table-cell office:value-type="float" office:value="0.0504569847392252">
                <text:p>0.0504569847392252</text:p>
              </table:table-cell>
              <table:table-cell office:value-type="float" office:value="0.00613475707403639">
                <text:p>0.00613475707403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59999984">
                <text:p>0.00359999984</text:p>
              </table:table-cell>
              <table:table-cell office:value-type="float" office:value="-0.0022076347">
                <text:p>-0.0022076347</text:p>
              </table:table-cell>
              <table:table-cell office:value-type="float" office:value="0.0511668383603651">
                <text:p>0.0511668383603651</text:p>
              </table:table-cell>
              <table:table-cell office:value-type="float" office:value="0.0102102479291784">
                <text:p>0.0102102479291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79999988">
                <text:p>0.00379999988</text:p>
              </table:table-cell>
              <table:table-cell office:value-type="float" office:value="-0.0023121731">
                <text:p>-0.0023121731</text:p>
              </table:table-cell>
              <table:table-cell office:value-type="float" office:value="0.0522877985673558">
                <text:p>0.0522877985673558</text:p>
              </table:table-cell>
              <table:table-cell office:value-type="float" office:value="0.0146334575389914">
                <text:p>0.0146334575389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99999992">
                <text:p>0.00399999992</text:p>
              </table:table-cell>
              <table:table-cell office:value-type="float" office:value="-0.0024156424">
                <text:p>-0.0024156424</text:p>
              </table:table-cell>
              <table:table-cell office:value-type="float" office:value="0.0530994705445485">
                <text:p>0.0530994705445485</text:p>
              </table:table-cell>
              <table:table-cell office:value-type="float" office:value="0.0191425763862479">
                <text:p>0.0191425763862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">
                <text:p>0.0042</text:p>
              </table:table-cell>
              <table:table-cell office:value-type="float" office:value="-0.0025161593">
                <text:p>-0.0025161593</text:p>
              </table:table-cell>
              <table:table-cell office:value-type="float" office:value="0.0539128195299586">
                <text:p>0.0539128195299586</text:p>
              </table:table-cell>
              <table:table-cell office:value-type="float" office:value="0.0230449732024725">
                <text:p>0.0230449732024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4">
                <text:p>0.0044</text:p>
              </table:table-cell>
              <table:table-cell office:value-type="float" office:value="-0.0026145682">
                <text:p>-0.0026145682</text:p>
              </table:table-cell>
              <table:table-cell office:value-type="float" office:value="0.0550881627177116">
                <text:p>0.0550881627177116</text:p>
              </table:table-cell>
              <table:table-cell office:value-type="float" office:value="0.0264282154583483">
                <text:p>0.0264282154583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6">
                <text:p>0.0046</text:p>
              </table:table-cell>
              <table:table-cell office:value-type="float" office:value="-0.0027123576">
                <text:p>-0.0027123576</text:p>
              </table:table-cell>
              <table:table-cell office:value-type="float" office:value="0.0560572338947318">
                <text:p>0.0560572338947318</text:p>
              </table:table-cell>
              <table:table-cell office:value-type="float" office:value="0.0298976220644736">
                <text:p>0.0298976220644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8">
                <text:p>0.0048</text:p>
              </table:table-cell>
              <table:table-cell office:value-type="float" office:value="-0.0028095525">
                <text:p>-0.0028095525</text:p>
              </table:table-cell>
              <table:table-cell office:value-type="float" office:value="0.0571321961620469">
                <text:p>0.0571321961620469</text:p>
              </table:table-cell>
              <table:table-cell office:value-type="float" office:value="0.0323271888730646">
                <text:p>0.0323271888730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">
                <text:p>0.005</text:p>
              </table:table-cell>
              <table:table-cell office:value-type="float" office:value="-0.0029054841">
                <text:p>-0.0029054841</text:p>
              </table:table-cell>
              <table:table-cell office:value-type="float" office:value="0.0585669964782827">
                <text:p>0.0585669964782827</text:p>
              </table:table-cell>
              <table:table-cell office:value-type="float" office:value="0.035017672304062">
                <text:p>0.035017672304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2">
                <text:p>0.0052</text:p>
              </table:table-cell>
              <table:table-cell office:value-type="float" office:value="-0.0029986871">
                <text:p>-0.0029986871</text:p>
              </table:table-cell>
              <table:table-cell office:value-type="float" office:value="0.0604629740542872">
                <text:p>0.0604629740542872</text:p>
              </table:table-cell>
              <table:table-cell office:value-type="float" office:value="0.0385760495013036">
                <text:p>0.0385760495013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4">
                <text:p>0.0054</text:p>
              </table:table-cell>
              <table:table-cell office:value-type="float" office:value="-0.0030904473">
                <text:p>-0.0030904473</text:p>
              </table:table-cell>
              <table:table-cell office:value-type="float" office:value="0.0623601494933039">
                <text:p>0.0623601494933039</text:p>
              </table:table-cell>
              <table:table-cell office:value-type="float" office:value="0.0417010538192368">
                <text:p>0.0417010538192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6">
                <text:p>0.0056</text:p>
              </table:table-cell>
              <table:table-cell office:value-type="float" office:value="-0.003181356">
                <text:p>-0.003181356</text:p>
              </table:table-cell>
              <table:table-cell office:value-type="float" office:value="0.0646193191346638">
                <text:p>0.0646193191346638</text:p>
              </table:table-cell>
              <table:table-cell office:value-type="float" office:value="0.044306903576821">
                <text:p>0.044306903576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8">
                <text:p>0.0058</text:p>
              </table:table-cell>
              <table:table-cell office:value-type="float" office:value="-0.003271244">
                <text:p>-0.003271244</text:p>
              </table:table-cell>
              <table:table-cell office:value-type="float" office:value="0.0662618288972473">
                <text:p>0.0662618288972473</text:p>
              </table:table-cell>
              <table:table-cell office:value-type="float" office:value="0.0463911752023987">
                <text:p>0.0463911752023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">
                <text:p>0.006</text:p>
              </table:table-cell>
              <table:table-cell office:value-type="float" office:value="-0.0033597306">
                <text:p>-0.0033597306</text:p>
              </table:table-cell>
              <table:table-cell office:value-type="float" office:value="0.0688329220670324">
                <text:p>0.0688329220670324</text:p>
              </table:table-cell>
              <table:table-cell office:value-type="float" office:value="0.0479576953880609">
                <text:p>0.0479576953880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2">
                <text:p>0.0062</text:p>
              </table:table-cell>
              <table:table-cell office:value-type="float" office:value="-0.0034459271">
                <text:p>-0.0034459271</text:p>
              </table:table-cell>
              <table:table-cell office:value-type="float" office:value="0.0714020986559977">
                <text:p>0.0714020986559977</text:p>
              </table:table-cell>
              <table:table-cell office:value-type="float" office:value="0.0502176121806165">
                <text:p>0.0502176121806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4000004">
                <text:p>0.0064000004</text:p>
              </table:table-cell>
              <table:table-cell office:value-type="float" office:value="-0.0035306336">
                <text:p>-0.0035306336</text:p>
              </table:table-cell>
              <table:table-cell office:value-type="float" office:value="0.072842648714693">
                <text:p>0.072842648714693</text:p>
              </table:table-cell>
              <table:table-cell office:value-type="float" office:value="0.0508279057909333">
                <text:p>0.0508279057909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6">
                <text:p>0.0066</text:p>
              </table:table-cell>
              <table:table-cell office:value-type="float" office:value="-0.0036144776">
                <text:p>-0.0036144776</text:p>
              </table:table-cell>
              <table:table-cell office:value-type="float" office:value="0.0747970820057018">
                <text:p>0.0747970820057018</text:p>
              </table:table-cell>
              <table:table-cell office:value-type="float" office:value="0.0518728478445889">
                <text:p>0.0518728478445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8000004">
                <text:p>0.0068000004</text:p>
              </table:table-cell>
              <table:table-cell office:value-type="float" office:value="-0.003697607">
                <text:p>-0.00369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">
                <text:p>0.007</text:p>
              </table:table-cell>
              <table:table-cell office:value-type="float" office:value="-0.0037795145">
                <text:p>-0.003779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1999996">
                <text:p>0.0071999996</text:p>
              </table:table-cell>
              <table:table-cell office:value-type="float" office:value="-0.0038591204">
                <text:p>-0.003859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4">
                <text:p>0.0074</text:p>
              </table:table-cell>
              <table:table-cell office:value-type="float" office:value="-0.0039371564">
                <text:p>-0.003937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5999996">
                <text:p>0.0075999996</text:p>
              </table:table-cell>
              <table:table-cell office:value-type="float" office:value="-0.004014275">
                <text:p>-0.00401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8">
                <text:p>0.0078</text:p>
              </table:table-cell>
              <table:table-cell office:value-type="float" office:value="-0.0040902453">
                <text:p>-0.004090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">
                <text:p>0.008</text:p>
              </table:table-cell>
              <table:table-cell office:value-type="float" office:value="-0.0041649677">
                <text:p>-0.004164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2000004">
                <text:p>0.0082000004</text:p>
              </table:table-cell>
              <table:table-cell office:value-type="float" office:value="-0.0042380984">
                <text:p>-0.004238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4">
                <text:p>0.0084</text:p>
              </table:table-cell>
              <table:table-cell office:value-type="float" office:value="-0.0043093436">
                <text:p>-0.004309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6000004">
                <text:p>0.0086000004</text:p>
              </table:table-cell>
              <table:table-cell office:value-type="float" office:value="-0.0043793749">
                <text:p>-0.004379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8">
                <text:p>0.0088</text:p>
              </table:table-cell>
              <table:table-cell office:value-type="float" office:value="-0.004448717">
                <text:p>-0.00444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0000004">
                <text:p>0.0090000004</text:p>
              </table:table-cell>
              <table:table-cell office:value-type="float" office:value="-0.0045171995">
                <text:p>-0.004517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">
                <text:p>0.0092</text:p>
              </table:table-cell>
              <table:table-cell office:value-type="float" office:value="-0.0045845164">
                <text:p>-0.004584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3999996">
                <text:p>0.0093999996</text:p>
              </table:table-cell>
              <table:table-cell office:value-type="float" office:value="-0.0046501281">
                <text:p>-0.004650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6">
                <text:p>0.0096</text:p>
              </table:table-cell>
              <table:table-cell office:value-type="float" office:value="-0.0047139828">
                <text:p>-0.004713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7999996">
                <text:p>0.0097999996</text:p>
              </table:table-cell>
              <table:table-cell office:value-type="float" office:value="-0.0047769942">
                <text:p>-0.004776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-0.004839085">
                <text:p>-0.00483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2">
                <text:p>0.0102</text:p>
              </table:table-cell>
              <table:table-cell office:value-type="float" office:value="-0.0048997961">
                <text:p>-0.004899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4000004">
                <text:p>0.0104000004</text:p>
              </table:table-cell>
              <table:table-cell office:value-type="float" office:value="-0.0049593067">
                <text:p>-0.004959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6">
                <text:p>0.0106</text:p>
              </table:table-cell>
              <table:table-cell office:value-type="float" office:value="-0.0050172117">
                <text:p>-0.005017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8000004">
                <text:p>0.0108000004</text:p>
              </table:table-cell>
              <table:table-cell office:value-type="float" office:value="-0.0050736102">
                <text:p>-0.005073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">
                <text:p>0.011</text:p>
              </table:table-cell>
              <table:table-cell office:value-type="float" office:value="-0.0051289937">
                <text:p>-0.005128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2000004">
                <text:p>0.0112000004</text:p>
              </table:table-cell>
              <table:table-cell office:value-type="float" office:value="-0.0051836306">
                <text:p>-0.005183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4">
                <text:p>0.0114</text:p>
              </table:table-cell>
              <table:table-cell office:value-type="float" office:value="-0.0052372687">
                <text:p>-0.005237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5999996">
                <text:p>0.0115999996</text:p>
              </table:table-cell>
              <table:table-cell office:value-type="float" office:value="-0.0052895853">
                <text:p>-0.005289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8">
                <text:p>0.0118</text:p>
              </table:table-cell>
              <table:table-cell office:value-type="float" office:value="-0.0053402721">
                <text:p>-0.005340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9999996">
                <text:p>0.0119999996</text:p>
              </table:table-cell>
              <table:table-cell office:value-type="float" office:value="-0.005389899">
                <text:p>-0.00538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2">
                <text:p>0.0122</text:p>
              </table:table-cell>
              <table:table-cell office:value-type="float" office:value="-0.0054385425">
                <text:p>-0.00543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3999996">
                <text:p>0.0123999996</text:p>
              </table:table-cell>
              <table:table-cell office:value-type="float" office:value="-0.005486236">
                <text:p>-0.00548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6000004">
                <text:p>0.0126000004</text:p>
              </table:table-cell>
              <table:table-cell office:value-type="float" office:value="-0.005532681">
                <text:p>-0.00553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8000008">
                <text:p>0.0128000008</text:p>
              </table:table-cell>
              <table:table-cell office:value-type="float" office:value="-0.0055772946">
                <text:p>-0.005577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9999996">
                <text:p>0.0129999996</text:p>
              </table:table-cell>
              <table:table-cell office:value-type="float" office:value="-0.0056207334">
                <text:p>-0.005620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2">
                <text:p>0.0132</text:p>
              </table:table-cell>
              <table:table-cell office:value-type="float" office:value="-0.0056631914">
                <text:p>-0.005663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4000004">
                <text:p>0.0134000004</text:p>
              </table:table-cell>
              <table:table-cell office:value-type="float" office:value="-0.0057047219">
                <text:p>-0.005704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6000008">
                <text:p>0.0136000008</text:p>
              </table:table-cell>
              <table:table-cell office:value-type="float" office:value="-0.0057453299">
                <text:p>-0.005745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7999996">
                <text:p>0.0137999996</text:p>
              </table:table-cell>
              <table:table-cell office:value-type="float" office:value="-0.0057847979">
                <text:p>-0.005784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">
                <text:p>0.014</text:p>
              </table:table-cell>
              <table:table-cell office:value-type="float" office:value="-0.0058231652">
                <text:p>-0.005823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2000004">
                <text:p>0.0142000004</text:p>
              </table:table-cell>
              <table:table-cell office:value-type="float" office:value="-0.0058601703">
                <text:p>-0.005860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3999992">
                <text:p>0.0143999992</text:p>
              </table:table-cell>
              <table:table-cell office:value-type="float" office:value="-0.0058961823">
                <text:p>-0.005896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45999996">
                <text:p>0.0145999996</text:p>
              </table:table-cell>
              <table:table-cell office:value-type="float" office:value="-0.0059312978">
                <text:p>-0.005931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8">
                <text:p>0.0148</text:p>
              </table:table-cell>
              <table:table-cell office:value-type="float" office:value="-0.0059652748">
                <text:p>-0.005965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0000004">
                <text:p>0.0150000004</text:p>
              </table:table-cell>
              <table:table-cell office:value-type="float" office:value="-0.0059982287">
                <text:p>-0.005998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1999996">
                <text:p>0.0151999996</text:p>
              </table:table-cell>
              <table:table-cell office:value-type="float" office:value="-0.0060298401">
                <text:p>-0.006029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">
                <text:p>0.0154</text:p>
              </table:table-cell>
              <table:table-cell office:value-type="float" office:value="-0.0060602501">
                <text:p>-0.006060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6000004">
                <text:p>0.0156000004</text:p>
              </table:table-cell>
              <table:table-cell office:value-type="float" office:value="-0.0060896864">
                <text:p>-0.006089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8000008">
                <text:p>0.0158000008</text:p>
              </table:table-cell>
              <table:table-cell office:value-type="float" office:value="-0.0061182673">
                <text:p>-0.006118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9999996">
                <text:p>0.0159999996</text:p>
              </table:table-cell>
              <table:table-cell office:value-type="float" office:value="-0.0061458428">
                <text:p>-0.006145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2">
                <text:p>0.0162</text:p>
              </table:table-cell>
              <table:table-cell office:value-type="float" office:value="-0.0061724675">
                <text:p>-0.006172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64000004">
                <text:p>0.0164000004</text:p>
              </table:table-cell>
              <table:table-cell office:value-type="float" office:value="-0.0061977827">
                <text:p>-0.006197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65999992">
                <text:p>0.0165999992</text:p>
              </table:table-cell>
              <table:table-cell office:value-type="float" office:value="-0.0062220781">
                <text:p>-0.006222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999996">
                <text:p>0.0167999996</text:p>
              </table:table-cell>
              <table:table-cell office:value-type="float" office:value="-0.0062454543">
                <text:p>-0.006245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7">
                <text:p>0.017</text:p>
              </table:table-cell>
              <table:table-cell office:value-type="float" office:value="-0.0062679867">
                <text:p>-0.0062679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2000004">
                <text:p>0.0172000004</text:p>
              </table:table-cell>
              <table:table-cell office:value-type="float" office:value="-0.0062895101">
                <text:p>-0.00628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3999996">
                <text:p>0.0173999996</text:p>
              </table:table-cell>
              <table:table-cell office:value-type="float" office:value="-0.0063099805">
                <text:p>-0.006309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76">
                <text:p>0.0176</text:p>
              </table:table-cell>
              <table:table-cell office:value-type="float" office:value="-0.0063294675">
                <text:p>-0.006329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8000004">
                <text:p>0.0178000004</text:p>
              </table:table-cell>
              <table:table-cell office:value-type="float" office:value="-0.0063477266">
                <text:p>-0.006347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0000008">
                <text:p>0.0180000008</text:p>
              </table:table-cell>
              <table:table-cell office:value-type="float" office:value="-0.0063651786">
                <text:p>-0.006365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1999996">
                <text:p>0.0181999996</text:p>
              </table:table-cell>
              <table:table-cell office:value-type="float" office:value="-0.0063817496">
                <text:p>-0.006381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84">
                <text:p>0.0184</text:p>
              </table:table-cell>
              <table:table-cell office:value-type="float" office:value="-0.0063973945">
                <text:p>-0.006397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6000004">
                <text:p>0.0186000004</text:p>
              </table:table-cell>
              <table:table-cell office:value-type="float" office:value="-0.0064121494">
                <text:p>-0.006412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7999992">
                <text:p>0.0187999992</text:p>
              </table:table-cell>
              <table:table-cell office:value-type="float" office:value="-0.0064257528">
                <text:p>-0.006425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9999996">
                <text:p>0.0189999996</text:p>
              </table:table-cell>
              <table:table-cell office:value-type="float" office:value="-0.0064384332">
                <text:p>-0.006438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92">
                <text:p>0.0192</text:p>
              </table:table-cell>
              <table:table-cell office:value-type="float" office:value="-0.0064501911">
                <text:p>-0.006450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4000004">
                <text:p>0.0194000004</text:p>
              </table:table-cell>
              <table:table-cell office:value-type="float" office:value="-0.0064610606">
                <text:p>-0.006461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5999996">
                <text:p>0.0195999996</text:p>
              </table:table-cell>
              <table:table-cell office:value-type="float" office:value="-0.0064711249">
                <text:p>-0.006471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8">
                <text:p>0.0198</text:p>
              </table:table-cell>
              <table:table-cell office:value-type="float" office:value="-0.0064802603">
                <text:p>-0.006480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00000004">
                <text:p>0.0200000004</text:p>
              </table:table-cell>
              <table:table-cell office:value-type="float" office:value="-0.0064883991">
                <text:p>-0.006488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02000008">
                <text:p>0.0202000008</text:p>
              </table:table-cell>
              <table:table-cell office:value-type="float" office:value="-0.0064956294">
                <text:p>-0.006495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03999996">
                <text:p>0.0203999996</text:p>
              </table:table-cell>
              <table:table-cell office:value-type="float" office:value="-0.006501853">
                <text:p>-0.00650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6">
                <text:p>0.0206</text:p>
              </table:table-cell>
              <table:table-cell office:value-type="float" office:value="-0.0065073064">
                <text:p>-0.006507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8000004">
                <text:p>0.0208000004</text:p>
              </table:table-cell>
              <table:table-cell office:value-type="float" office:value="-0.0065118787">
                <text:p>-0.006511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9999992">
                <text:p>0.0209999992</text:p>
              </table:table-cell>
              <table:table-cell office:value-type="float" office:value="-0.0065156296">
                <text:p>-0.006515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1999996">
                <text:p>0.0211999996</text:p>
              </table:table-cell>
              <table:table-cell office:value-type="float" office:value="-0.0065185493">
                <text:p>-0.006518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14">
                <text:p>0.0214</text:p>
              </table:table-cell>
              <table:table-cell office:value-type="float" office:value="-0.0065205186">
                <text:p>-0.006520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16000004">
                <text:p>0.0216000004</text:p>
              </table:table-cell>
              <table:table-cell office:value-type="float" office:value="-0.0065216674">
                <text:p>-0.006521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17999996">
                <text:p>0.0217999996</text:p>
              </table:table-cell>
              <table:table-cell office:value-type="float" office:value="-0.0065218494">
                <text:p>-0.006521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2">
                <text:p>0.022</text:p>
              </table:table-cell>
              <table:table-cell office:value-type="float" office:value="-0.0065213214">
                <text:p>-0.006521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2000004">
                <text:p>0.0222000004</text:p>
              </table:table-cell>
              <table:table-cell office:value-type="float" office:value="-0.0065198992">
                <text:p>-0.006519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4000008">
                <text:p>0.0224000008</text:p>
              </table:table-cell>
              <table:table-cell office:value-type="float" office:value="-0.0065176534">
                <text:p>-0.00651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5999996">
                <text:p>0.0225999996</text:p>
              </table:table-cell>
              <table:table-cell office:value-type="float" office:value="-0.0065145944">
                <text:p>-0.006514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28">
                <text:p>0.0228</text:p>
              </table:table-cell>
              <table:table-cell office:value-type="float" office:value="-0.0065107266">
                <text:p>-0.006510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30000004">
                <text:p>0.0230000004</text:p>
              </table:table-cell>
              <table:table-cell office:value-type="float" office:value="-0.00650588">
                <text:p>-0.0065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31999992">
                <text:p>0.0231999992</text:p>
              </table:table-cell>
              <table:table-cell office:value-type="float" office:value="-0.0065002604">
                <text:p>-0.006500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33999996">
                <text:p>0.0233999996</text:p>
              </table:table-cell>
              <table:table-cell office:value-type="float" office:value="-0.0064938664">
                <text:p>-0.00649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36">
                <text:p>0.0236</text:p>
              </table:table-cell>
              <table:table-cell office:value-type="float" office:value="-0.006486658">
                <text:p>-0.006486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38000004">
                <text:p>0.0238000004</text:p>
              </table:table-cell>
              <table:table-cell office:value-type="float" office:value="-0.0064786789">
                <text:p>-0.006478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9999996">
                <text:p>0.0239999996</text:p>
              </table:table-cell>
              <table:table-cell office:value-type="float" office:value="-0.0064698919">
                <text:p>-0.006469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2">
                <text:p>0.0242</text:p>
              </table:table-cell>
              <table:table-cell office:value-type="float" office:value="-0.0064603188">
                <text:p>-0.006460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4000004">
                <text:p>0.0244000004</text:p>
              </table:table-cell>
              <table:table-cell office:value-type="float" office:value="-0.0064499089">
                <text:p>-0.006449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6000008">
                <text:p>0.0246000008</text:p>
              </table:table-cell>
              <table:table-cell office:value-type="float" office:value="-0.0064387056">
                <text:p>-0.006438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47999996">
                <text:p>0.0247999996</text:p>
              </table:table-cell>
              <table:table-cell office:value-type="float" office:value="-0.0064267432">
                <text:p>-0.006426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5">
                <text:p>0.025</text:p>
              </table:table-cell>
              <table:table-cell office:value-type="float" office:value="-0.0064139934">
                <text:p>-0.006413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2000004">
                <text:p>0.0252000004</text:p>
              </table:table-cell>
              <table:table-cell office:value-type="float" office:value="-0.006400506">
                <text:p>-0.00640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54000008">
                <text:p>0.0254000008</text:p>
              </table:table-cell>
              <table:table-cell office:value-type="float" office:value="-0.0063862572">
                <text:p>-0.006386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56000012">
                <text:p>0.0256000012</text:p>
              </table:table-cell>
              <table:table-cell office:value-type="float" office:value="-0.006371248">
                <text:p>-0.00637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7999988">
                <text:p>0.0257999988</text:p>
              </table:table-cell>
              <table:table-cell office:value-type="float" office:value="-0.0063554584">
                <text:p>-0.006355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59999992">
                <text:p>0.0259999992</text:p>
              </table:table-cell>
              <table:table-cell office:value-type="float" office:value="-0.0063388934">
                <text:p>-0.006338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61999996">
                <text:p>0.0261999996</text:p>
              </table:table-cell>
              <table:table-cell office:value-type="float" office:value="-0.0063215643">
                <text:p>-0.006321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4">
                <text:p>0.0264</text:p>
              </table:table-cell>
              <table:table-cell office:value-type="float" office:value="-0.0063034082">
                <text:p>-0.0063034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6000004">
                <text:p>0.0266000004</text:p>
              </table:table-cell>
              <table:table-cell office:value-type="float" office:value="-0.0062845517">
                <text:p>-0.006284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68000008">
                <text:p>0.0268000008</text:p>
              </table:table-cell>
              <table:table-cell office:value-type="float" office:value="-0.0062649646">
                <text:p>-0.006264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70000012">
                <text:p>0.0270000012</text:p>
              </table:table-cell>
              <table:table-cell office:value-type="float" office:value="-0.0062446455">
                <text:p>-0.006244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72000016">
                <text:p>0.0272000016</text:p>
              </table:table-cell>
              <table:table-cell office:value-type="float" office:value="-0.0062235873">
                <text:p>-0.006223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3999988">
                <text:p>0.0273999988</text:p>
              </table:table-cell>
              <table:table-cell office:value-type="float" office:value="-0.0062017543">
                <text:p>-0.006201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75999992">
                <text:p>0.0275999992</text:p>
              </table:table-cell>
              <table:table-cell office:value-type="float" office:value="-0.006179186">
                <text:p>-0.00617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77999996">
                <text:p>0.0277999996</text:p>
              </table:table-cell>
              <table:table-cell office:value-type="float" office:value="-0.0061558457">
                <text:p>-0.006155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8">
                <text:p>0.028</text:p>
              </table:table-cell>
              <table:table-cell office:value-type="float" office:value="-0.0061317836">
                <text:p>-0.006131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82000004">
                <text:p>0.0282000004</text:p>
              </table:table-cell>
              <table:table-cell office:value-type="float" office:value="-0.0061070458">
                <text:p>-0.006107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4000008">
                <text:p>0.0284000008</text:p>
              </table:table-cell>
              <table:table-cell office:value-type="float" office:value="-0.0060815522">
                <text:p>-0.006081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86000012">
                <text:p>0.0286000012</text:p>
              </table:table-cell>
              <table:table-cell office:value-type="float" office:value="-0.0060553728">
                <text:p>-0.006055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87999988">
                <text:p>0.0287999988</text:p>
              </table:table-cell>
              <table:table-cell office:value-type="float" office:value="-0.0060284543">
                <text:p>-0.006028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89999992">
                <text:p>0.0289999992</text:p>
              </table:table-cell>
              <table:table-cell office:value-type="float" office:value="-0.0060007917">
                <text:p>-0.006000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1999996">
                <text:p>0.0291999996</text:p>
              </table:table-cell>
              <table:table-cell office:value-type="float" office:value="-0.0059724264">
                <text:p>-0.005972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94">
                <text:p>0.0294</text:p>
              </table:table-cell>
              <table:table-cell office:value-type="float" office:value="-0.0059433468">
                <text:p>-0.005943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6000004">
                <text:p>0.0296000004</text:p>
              </table:table-cell>
              <table:table-cell office:value-type="float" office:value="-0.0059135454">
                <text:p>-0.005913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98000008">
                <text:p>0.0298000008</text:p>
              </table:table-cell>
              <table:table-cell office:value-type="float" office:value="-0.0058829803">
                <text:p>-0.005882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00000012">
                <text:p>0.0300000012</text:p>
              </table:table-cell>
              <table:table-cell office:value-type="float" office:value="-0.0058517237">
                <text:p>-0.005851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01999988">
                <text:p>0.0301999988</text:p>
              </table:table-cell>
              <table:table-cell office:value-type="float" office:value="-0.0058197975">
                <text:p>-0.005819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03999992">
                <text:p>0.0303999992</text:p>
              </table:table-cell>
              <table:table-cell office:value-type="float" office:value="-0.0057871751">
                <text:p>-0.005787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05999996">
                <text:p>0.0305999996</text:p>
              </table:table-cell>
              <table:table-cell office:value-type="float" office:value="-0.0057538389">
                <text:p>-0.005753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08">
                <text:p>0.0308</text:p>
              </table:table-cell>
              <table:table-cell office:value-type="float" office:value="-0.0057197493">
                <text:p>-0.005719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000004">
                <text:p>0.0310000004</text:p>
              </table:table-cell>
              <table:table-cell office:value-type="float" office:value="-0.005684936">
                <text:p>-0.00568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12000008">
                <text:p>0.0312000008</text:p>
              </table:table-cell>
              <table:table-cell office:value-type="float" office:value="-0.0056493976">
                <text:p>-0.005649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14000012">
                <text:p>0.0314000012</text:p>
              </table:table-cell>
              <table:table-cell office:value-type="float" office:value="-0.0056131925">
                <text:p>-0.005613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16000016">
                <text:p>0.0316000016</text:p>
              </table:table-cell>
              <table:table-cell office:value-type="float" office:value="-0.0055763149">
                <text:p>-0.005576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17999988">
                <text:p>0.0317999988</text:p>
              </table:table-cell>
              <table:table-cell office:value-type="float" office:value="-0.0055387514">
                <text:p>-0.005538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19999992">
                <text:p>0.0319999992</text:p>
              </table:table-cell>
              <table:table-cell office:value-type="float" office:value="-0.0055004614">
                <text:p>-0.005500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21999996">
                <text:p>0.0321999996</text:p>
              </table:table-cell>
              <table:table-cell office:value-type="float" office:value="-0.0054614907">
                <text:p>-0.005461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4">
                <text:p>0.0324</text:p>
              </table:table-cell>
              <table:table-cell office:value-type="float" office:value="-0.0054217731">
                <text:p>-0.005421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6000004">
                <text:p>0.0326000004</text:p>
              </table:table-cell>
              <table:table-cell office:value-type="float" office:value="-0.0053813295">
                <text:p>-0.005381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8000008">
                <text:p>0.0328000008</text:p>
              </table:table-cell>
              <table:table-cell office:value-type="float" office:value="-0.0053402204">
                <text:p>-0.005340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30000012">
                <text:p>0.0330000012</text:p>
              </table:table-cell>
              <table:table-cell office:value-type="float" office:value="-0.0052984096">
                <text:p>-0.005298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31999988">
                <text:p>0.0331999988</text:p>
              </table:table-cell>
              <table:table-cell office:value-type="float" office:value="-0.0052558626">
                <text:p>-0.005255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33999992">
                <text:p>0.0333999992</text:p>
              </table:table-cell>
              <table:table-cell office:value-type="float" office:value="-0.0052126213">
                <text:p>-0.005212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35999996">
                <text:p>0.0335999996</text:p>
              </table:table-cell>
              <table:table-cell office:value-type="float" office:value="-0.0051686699">
                <text:p>-0.005168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38">
                <text:p>0.0338</text:p>
              </table:table-cell>
              <table:table-cell office:value-type="float" office:value="-0.0051240609">
                <text:p>-0.005124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0000004">
                <text:p>0.0340000004</text:p>
              </table:table-cell>
              <table:table-cell office:value-type="float" office:value="-0.0050787507">
                <text:p>-0.005078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42000008">
                <text:p>0.0342000008</text:p>
              </table:table-cell>
              <table:table-cell office:value-type="float" office:value="-0.005032707">
                <text:p>-0.00503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44000012">
                <text:p>0.0344000012</text:p>
              </table:table-cell>
              <table:table-cell office:value-type="float" office:value="-0.0049859635">
                <text:p>-0.004985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45999984">
                <text:p>0.0345999984</text:p>
              </table:table-cell>
              <table:table-cell office:value-type="float" office:value="-0.0049384707">
                <text:p>-0.00493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47999988">
                <text:p>0.0347999988</text:p>
              </table:table-cell>
              <table:table-cell office:value-type="float" office:value="-0.0048902561">
                <text:p>-0.004890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49999996">
                <text:p>0.0349999996</text:p>
              </table:table-cell>
              <table:table-cell office:value-type="float" office:value="-0.004841411">
                <text:p>-0.0048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2">
                <text:p>0.0352</text:p>
              </table:table-cell>
              <table:table-cell office:value-type="float" office:value="-0.0047918521">
                <text:p>-0.004791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54000004">
                <text:p>0.0354000004</text:p>
              </table:table-cell>
              <table:table-cell office:value-type="float" office:value="-0.0047415826">
                <text:p>-0.004741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6000008">
                <text:p>0.0356000008</text:p>
              </table:table-cell>
              <table:table-cell office:value-type="float" office:value="-0.0046905782">
                <text:p>-0.00469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58000012">
                <text:p>0.0358000012</text:p>
              </table:table-cell>
              <table:table-cell office:value-type="float" office:value="-0.0046388763">
                <text:p>-0.004638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60000016">
                <text:p>0.0360000016</text:p>
              </table:table-cell>
              <table:table-cell office:value-type="float" office:value="-0.0045864526">
                <text:p>-0.004586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61999988">
                <text:p>0.0361999988</text:p>
              </table:table-cell>
              <table:table-cell office:value-type="float" office:value="-0.0045333356">
                <text:p>-0.00453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63999992">
                <text:p>0.0363999992</text:p>
              </table:table-cell>
              <table:table-cell office:value-type="float" office:value="-0.0044795186">
                <text:p>-0.004479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5999996">
                <text:p>0.0365999996</text:p>
              </table:table-cell>
              <table:table-cell office:value-type="float" office:value="-0.0044249194">
                <text:p>-0.004424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68">
                <text:p>0.0368</text:p>
              </table:table-cell>
              <table:table-cell office:value-type="float" office:value="-0.0043696463">
                <text:p>-0.004369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70000004">
                <text:p>0.0370000004</text:p>
              </table:table-cell>
              <table:table-cell office:value-type="float" office:value="-0.0043136012">
                <text:p>-0.0043136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72000008">
                <text:p>0.0372000008</text:p>
              </table:table-cell>
              <table:table-cell office:value-type="float" office:value="-0.0042568911">
                <text:p>-0.004256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74000012">
                <text:p>0.0374000012</text:p>
              </table:table-cell>
              <table:table-cell office:value-type="float" office:value="-0.0041994494">
                <text:p>-0.004199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75999988">
                <text:p>0.0375999988</text:p>
              </table:table-cell>
              <table:table-cell office:value-type="float" office:value="-0.0041412469">
                <text:p>-0.004141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77999992">
                <text:p>0.0377999992</text:p>
              </table:table-cell>
              <table:table-cell office:value-type="float" office:value="-0.00408229">
                <text:p>-0.0040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79999996">
                <text:p>0.0379999996</text:p>
              </table:table-cell>
              <table:table-cell office:value-type="float" office:value="-0.004022595">
                <text:p>-0.00402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2">
                <text:p>0.0382</text:p>
              </table:table-cell>
              <table:table-cell office:value-type="float" office:value="-0.0039622434">
                <text:p>-0.003962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84000004">
                <text:p>0.0384000004</text:p>
              </table:table-cell>
              <table:table-cell office:value-type="float" office:value="-0.0039011268">
                <text:p>-0.003901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86000008">
                <text:p>0.0386000008</text:p>
              </table:table-cell>
              <table:table-cell office:value-type="float" office:value="-0.0038391983">
                <text:p>-0.003839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88000012">
                <text:p>0.0388000012</text:p>
              </table:table-cell>
              <table:table-cell office:value-type="float" office:value="-0.0037766129">
                <text:p>-0.003776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89999984">
                <text:p>0.0389999984</text:p>
              </table:table-cell>
              <table:table-cell office:value-type="float" office:value="-0.0037132201">
                <text:p>-0.003713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91999988">
                <text:p>0.0391999988</text:p>
              </table:table-cell>
              <table:table-cell office:value-type="float" office:value="-0.0036490974">
                <text:p>-0.003649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93999992">
                <text:p>0.0393999992</text:p>
              </table:table-cell>
              <table:table-cell office:value-type="float" office:value="-0.0035841698">
                <text:p>-0.003584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95999996">
                <text:p>0.0395999996</text:p>
              </table:table-cell>
              <table:table-cell office:value-type="float" office:value="-0.0035185267">
                <text:p>-0.003518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98">
                <text:p>0.0398</text:p>
              </table:table-cell>
              <table:table-cell office:value-type="float" office:value="-0.0034521197">
                <text:p>-0.003452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">
                <text:p>0.04</text:p>
              </table:table-cell>
              <table:table-cell office:value-type="float" office:value="-0.0033849431">
                <text:p>-0.003384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02">
                <text:p>0.0402</text:p>
              </table:table-cell>
              <table:table-cell office:value-type="float" office:value="-0.0033168867">
                <text:p>-0.003316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04">
                <text:p>0.0404</text:p>
              </table:table-cell>
              <table:table-cell office:value-type="float" office:value="-0.0032482236">
                <text:p>-0.003248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06">
                <text:p>0.0406</text:p>
              </table:table-cell>
              <table:table-cell office:value-type="float" office:value="-0.0031787567">
                <text:p>-0.003178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08">
                <text:p>0.0408</text:p>
              </table:table-cell>
              <table:table-cell office:value-type="float" office:value="-0.0031082707">
                <text:p>-0.003108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1">
                <text:p>0.041</text:p>
              </table:table-cell>
              <table:table-cell office:value-type="float" office:value="-0.0030371207">
                <text:p>-0.003037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12">
                <text:p>0.0412</text:p>
              </table:table-cell>
              <table:table-cell office:value-type="float" office:value="-0.0029652508">
                <text:p>-0.002965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14">
                <text:p>0.0414</text:p>
              </table:table-cell>
              <table:table-cell office:value-type="float" office:value="-0.0028925505">
                <text:p>-0.002892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16">
                <text:p>0.0416</text:p>
              </table:table-cell>
              <table:table-cell office:value-type="float" office:value="-0.0028190049">
                <text:p>-0.002819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18">
                <text:p>0.0418</text:p>
              </table:table-cell>
              <table:table-cell office:value-type="float" office:value="-0.0027446696">
                <text:p>-0.002744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2">
                <text:p>0.042</text:p>
              </table:table-cell>
              <table:table-cell office:value-type="float" office:value="-0.0026693137">
                <text:p>-0.002669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22">
                <text:p>0.0422</text:p>
              </table:table-cell>
              <table:table-cell office:value-type="float" office:value="-0.002593135">
                <text:p>-0.00259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24">
                <text:p>0.0424</text:p>
              </table:table-cell>
              <table:table-cell office:value-type="float" office:value="-0.0025160867">
                <text:p>-0.002516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26">
                <text:p>0.0426</text:p>
              </table:table-cell>
              <table:table-cell office:value-type="float" office:value="-0.0024381953">
                <text:p>-0.002438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28">
                <text:p>0.0428</text:p>
              </table:table-cell>
              <table:table-cell office:value-type="float" office:value="-0.0023591458">
                <text:p>-0.002359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3">
                <text:p>0.043</text:p>
              </table:table-cell>
              <table:table-cell office:value-type="float" office:value="-0.0022787054">
                <text:p>-0.0022787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32">
                <text:p>0.0432</text:p>
              </table:table-cell>
              <table:table-cell office:value-type="float" office:value="-0.0021971052">
                <text:p>-0.002197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34">
                <text:p>0.0434</text:p>
              </table:table-cell>
              <table:table-cell office:value-type="float" office:value="-0.0021138417">
                <text:p>-0.0021138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6">
                <text:p>0.0436</text:p>
              </table:table-cell>
              <table:table-cell office:value-type="float" office:value="-0.0020298983">
                <text:p>-0.002029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38">
                <text:p>0.0438</text:p>
              </table:table-cell>
              <table:table-cell office:value-type="float" office:value="-0.0019436048">
                <text:p>-0.001943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4">
                <text:p>0.044</text:p>
              </table:table-cell>
              <table:table-cell office:value-type="float" office:value="-0.0018551161">
                <text:p>-0.001855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42">
                <text:p>0.0442</text:p>
              </table:table-cell>
              <table:table-cell office:value-type="float" office:value="-0.0017653228">
                <text:p>-0.001765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44">
                <text:p>0.0444</text:p>
              </table:table-cell>
              <table:table-cell office:value-type="float" office:value="-0.0016740949">
                <text:p>-0.001674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46">
                <text:p>0.0446</text:p>
              </table:table-cell>
              <table:table-cell office:value-type="float" office:value="-0.001580787">
                <text:p>-0.00158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48">
                <text:p>0.0448</text:p>
              </table:table-cell>
              <table:table-cell office:value-type="float" office:value="-0.0014855383">
                <text:p>-0.001485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5">
                <text:p>0.045</text:p>
              </table:table-cell>
              <table:table-cell office:value-type="float" office:value="-0.0013885982">
                <text:p>-0.001388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52">
                <text:p>0.0452</text:p>
              </table:table-cell>
              <table:table-cell office:value-type="float" office:value="-0.0012867643">
                <text:p>-0.001286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54">
                <text:p>0.0454</text:p>
              </table:table-cell>
              <table:table-cell office:value-type="float" office:value="-0.0011792548">
                <text:p>-0.001179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56">
                <text:p>0.0456</text:p>
              </table:table-cell>
              <table:table-cell office:value-type="float" office:value="-0.0010687053">
                <text:p>-0.001068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58">
                <text:p>0.0458</text:p>
              </table:table-cell>
              <table:table-cell office:value-type="float" office:value="-0.0009520707">
                <text:p>-0.000952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6">
                <text:p>0.046</text:p>
              </table:table-cell>
              <table:table-cell office:value-type="float" office:value="-0.00082630554">
                <text:p>-0.0008263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62">
                <text:p>0.0462</text:p>
              </table:table-cell>
              <table:table-cell office:value-type="float" office:value="-0.00069421995">
                <text:p>-0.0006942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64">
                <text:p>0.0464</text:p>
              </table:table-cell>
              <table:table-cell office:value-type="float" office:value="-0.00055345154">
                <text:p>-0.0005534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66">
                <text:p>0.0466</text:p>
              </table:table-cell>
              <table:table-cell office:value-type="float" office:value="-0.0004049218">
                <text:p>-0.000404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68">
                <text:p>0.0468</text:p>
              </table:table-cell>
              <table:table-cell office:value-type="float" office:value="-0.0002505185">
                <text:p>-0.000250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7">
                <text:p>0.047</text:p>
              </table:table-cell>
              <table:table-cell office:value-type="float" office:value="-0.000088166715">
                <text:p>-0.00008816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72">
                <text:p>0.0472</text:p>
              </table:table-cell>
              <table:table-cell office:value-type="float" office:value="0.000086145592">
                <text:p>0.00008614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74">
                <text:p>0.0474</text:p>
              </table:table-cell>
              <table:table-cell office:value-type="float" office:value="0.00027153516">
                <text:p>0.0002715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76">
                <text:p>0.0476</text:p>
              </table:table-cell>
              <table:table-cell office:value-type="float" office:value="0.00047058865">
                <text:p>0.0004705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78">
                <text:p>0.0478</text:p>
              </table:table-cell>
              <table:table-cell office:value-type="float" office:value="0.00068339403">
                <text:p>0.0006833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8">
                <text:p>0.048</text:p>
              </table:table-cell>
              <table:table-cell office:value-type="float" office:value="0.00090664055">
                <text:p>0.0009066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82">
                <text:p>0.0482</text:p>
              </table:table-cell>
              <table:table-cell office:value-type="float" office:value="0.0011371979">
                <text:p>0.001137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84">
                <text:p>0.0484</text:p>
              </table:table-cell>
              <table:table-cell office:value-type="float" office:value="0.0013846621">
                <text:p>0.001384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86">
                <text:p>0.0486</text:p>
              </table:table-cell>
              <table:table-cell office:value-type="float" office:value="0.0016541269">
                <text:p>0.001654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88">
                <text:p>0.0488</text:p>
              </table:table-cell>
              <table:table-cell office:value-type="float" office:value="0.0019357231">
                <text:p>0.001935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9">
                <text:p>0.049</text:p>
              </table:table-cell>
              <table:table-cell office:value-type="float" office:value="0.0022133114">
                <text:p>0.002213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92">
                <text:p>0.0492</text:p>
              </table:table-cell>
              <table:table-cell office:value-type="float" office:value="0.0025310966">
                <text:p>0.002531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94">
                <text:p>0.0494</text:p>
              </table:table-cell>
              <table:table-cell office:value-type="float" office:value="0.0028653403">
                <text:p>0.002865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96">
                <text:p>0.0496</text:p>
              </table:table-cell>
              <table:table-cell office:value-type="float" office:value="0.0032185959">
                <text:p>0.003218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98">
                <text:p>0.0498</text:p>
              </table:table-cell>
              <table:table-cell office:value-type="float" office:value="0.0036302127">
                <text:p>0.003630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">
                <text:p>0.05</text:p>
              </table:table-cell>
              <table:table-cell office:value-type="float" office:value="0.0040171873">
                <text:p>0.004017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0199996">
                <text:p>0.050199996</text:p>
              </table:table-cell>
              <table:table-cell office:value-type="float" office:value="0.0044588246">
                <text:p>0.004458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04">
                <text:p>0.0504</text:p>
              </table:table-cell>
              <table:table-cell office:value-type="float" office:value="0.0049095093">
                <text:p>0.004909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06">
                <text:p>0.0506</text:p>
              </table:table-cell>
              <table:table-cell office:value-type="float" office:value="0.0054335194">
                <text:p>0.005433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08">
                <text:p>0.0508</text:p>
              </table:table-cell>
              <table:table-cell office:value-type="float" office:value="0.0060239774">
                <text:p>0.006023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1">
                <text:p>0.051</text:p>
              </table:table-cell>
              <table:table-cell office:value-type="float" office:value="0.0066079334">
                <text:p>0.006607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1200004">
                <text:p>0.051200004</text:p>
              </table:table-cell>
              <table:table-cell office:value-type="float" office:value="0.0072441581">
                <text:p>0.007244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14">
                <text:p>0.0514</text:p>
              </table:table-cell>
              <table:table-cell office:value-type="float" office:value="0.0079398537">
                <text:p>0.007939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1599996">
                <text:p>0.051599996</text:p>
              </table:table-cell>
              <table:table-cell office:value-type="float" office:value="0.0087012751">
                <text:p>0.008701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18">
                <text:p>0.0518</text:p>
              </table:table-cell>
              <table:table-cell office:value-type="float" office:value="0.009597064">
                <text:p>0.00959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2">
                <text:p>0.052</text:p>
              </table:table-cell>
              <table:table-cell office:value-type="float" office:value="0.010514517">
                <text:p>0.01051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2">
                <text:p>0.0522</text:p>
              </table:table-cell>
              <table:table-cell office:value-type="float" office:value="0.011471787">
                <text:p>0.01147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24">
                <text:p>0.0524</text:p>
              </table:table-cell>
              <table:table-cell office:value-type="float" office:value="0.0125563">
                <text:p>0.01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2600004">
                <text:p>0.052600004</text:p>
              </table:table-cell>
              <table:table-cell office:value-type="float" office:value="0.01369358">
                <text:p>0.0136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28">
                <text:p>0.0528</text:p>
              </table:table-cell>
              <table:table-cell office:value-type="float" office:value="0.014922262">
                <text:p>0.01492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2999996">
                <text:p>0.052999996</text:p>
              </table:table-cell>
              <table:table-cell office:value-type="float" office:value="0.016126378">
                <text:p>0.01612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32">
                <text:p>0.0532</text:p>
              </table:table-cell>
              <table:table-cell office:value-type="float" office:value="0.017395632">
                <text:p>0.01739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3399996">
                <text:p>0.053399996</text:p>
              </table:table-cell>
              <table:table-cell office:value-type="float" office:value="0.018632805">
                <text:p>0.01863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36">
                <text:p>0.0536</text:p>
              </table:table-cell>
              <table:table-cell office:value-type="float" office:value="0.019902604">
                <text:p>0.01990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38">
                <text:p>0.0538</text:p>
              </table:table-cell>
              <table:table-cell office:value-type="float" office:value="0.021126553">
                <text:p>0.02112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4000004">
                <text:p>0.054000004</text:p>
              </table:table-cell>
              <table:table-cell office:value-type="float" office:value="0.022367707">
                <text:p>0.0223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42">
                <text:p>0.0542</text:p>
              </table:table-cell>
              <table:table-cell office:value-type="float" office:value="0.023539685">
                <text:p>0.02353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4400004">
                <text:p>0.054400004</text:p>
              </table:table-cell>
              <table:table-cell office:value-type="float" office:value="0.024725195">
                <text:p>0.02472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46">
                <text:p>0.0546</text:p>
              </table:table-cell>
              <table:table-cell office:value-type="float" office:value="0.025809336">
                <text:p>0.02580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4799996">
                <text:p>0.054799996</text:p>
              </table:table-cell>
              <table:table-cell office:value-type="float" office:value="0.02681317">
                <text:p>0.0268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5">
                <text:p>0.055</text:p>
              </table:table-cell>
              <table:table-cell office:value-type="float" office:value="0.027797544">
                <text:p>0.02779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52">
                <text:p>0.0552</text:p>
              </table:table-cell>
              <table:table-cell office:value-type="float" office:value="0.028762715">
                <text:p>0.02876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5400004">
                <text:p>0.055400004</text:p>
              </table:table-cell>
              <table:table-cell office:value-type="float" office:value="0.029689746">
                <text:p>0.02968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56">
                <text:p>0.0556</text:p>
              </table:table-cell>
              <table:table-cell office:value-type="float" office:value="0.030555306">
                <text:p>0.03055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5800004">
                <text:p>0.055800004</text:p>
              </table:table-cell>
              <table:table-cell office:value-type="float" office:value="0.031407207">
                <text:p>0.03140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6">
                <text:p>0.056</text:p>
              </table:table-cell>
              <table:table-cell office:value-type="float" office:value="0.032225356">
                <text:p>0.03222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6199996">
                <text:p>0.056199996</text:p>
              </table:table-cell>
              <table:table-cell office:value-type="float" office:value="0.032995123">
                <text:p>0.03299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64">
                <text:p>0.0564</text:p>
              </table:table-cell>
              <table:table-cell office:value-type="float" office:value="0.03374932">
                <text:p>0.0337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66">
                <text:p>0.0566</text:p>
              </table:table-cell>
              <table:table-cell office:value-type="float" office:value="0.03447694">
                <text:p>0.0344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68">
                <text:p>0.0568</text:p>
              </table:table-cell>
              <table:table-cell office:value-type="float" office:value="0.035175294">
                <text:p>0.03517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7">
                <text:p>0.057</text:p>
              </table:table-cell>
              <table:table-cell office:value-type="float" office:value="0.035857216">
                <text:p>0.03585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7200004">
                <text:p>0.057200004</text:p>
              </table:table-cell>
              <table:table-cell office:value-type="float" office:value="0.036513869">
                <text:p>0.03651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74">
                <text:p>0.0574</text:p>
              </table:table-cell>
              <table:table-cell office:value-type="float" office:value="0.037147749">
                <text:p>0.03714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7599996">
                <text:p>0.057599996</text:p>
              </table:table-cell>
              <table:table-cell office:value-type="float" office:value="0.037758503">
                <text:p>0.03775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78">
                <text:p>0.0578</text:p>
              </table:table-cell>
              <table:table-cell office:value-type="float" office:value="0.038343713">
                <text:p>0.03834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8">
                <text:p>0.058</text:p>
              </table:table-cell>
              <table:table-cell office:value-type="float" office:value="0.038915388">
                <text:p>0.03891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82">
                <text:p>0.0582</text:p>
              </table:table-cell>
              <table:table-cell office:value-type="float" office:value="0.039460227">
                <text:p>0.0394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84">
                <text:p>0.0584</text:p>
              </table:table-cell>
              <table:table-cell office:value-type="float" office:value="0.039983209">
                <text:p>0.03998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8600004">
                <text:p>0.058600004</text:p>
              </table:table-cell>
              <table:table-cell office:value-type="float" office:value="0.040480327">
                <text:p>0.04048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88">
                <text:p>0.0588</text:p>
              </table:table-cell>
              <table:table-cell office:value-type="float" office:value="0.04097655">
                <text:p>0.0409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8999996">
                <text:p>0.058999996</text:p>
              </table:table-cell>
              <table:table-cell office:value-type="float" office:value="0.041443806">
                <text:p>0.04144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92">
                <text:p>0.0592</text:p>
              </table:table-cell>
              <table:table-cell office:value-type="float" office:value="0.041884303">
                <text:p>0.04188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94">
                <text:p>0.0594</text:p>
              </table:table-cell>
              <table:table-cell office:value-type="float" office:value="0.042310178">
                <text:p>0.04231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96">
                <text:p>0.0596</text:p>
              </table:table-cell>
              <table:table-cell office:value-type="float" office:value="0.042731423">
                <text:p>0.04273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98">
                <text:p>0.0598</text:p>
              </table:table-cell>
              <table:table-cell office:value-type="float" office:value="0.043130331">
                <text:p>0.0431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60000004">
                <text:p>0.060000004</text:p>
              </table:table-cell>
              <table:table-cell office:value-type="float" office:value="0.043517876">
                <text:p>0.04351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02">
                <text:p>0.0602</text:p>
              </table:table-cell>
              <table:table-cell office:value-type="float" office:value="0.043873191">
                <text:p>0.04387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0399996">
                <text:p>0.060399996</text:p>
              </table:table-cell>
              <table:table-cell office:value-type="float" office:value="0.044233073">
                <text:p>0.04423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06">
                <text:p>0.0606</text:p>
              </table:table-cell>
              <table:table-cell office:value-type="float" office:value="0.04457891">
                <text:p>0.0445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08">
                <text:p>0.0608</text:p>
              </table:table-cell>
              <table:table-cell office:value-type="float" office:value="0.044918604">
                <text:p>0.04491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61">
                <text:p>0.061</text:p>
              </table:table-cell>
              <table:table-cell office:value-type="float" office:value="0.045246895">
                <text:p>0.04524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12">
                <text:p>0.0612</text:p>
              </table:table-cell>
              <table:table-cell office:value-type="float" office:value="0.045561582">
                <text:p>0.04556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1400004">
                <text:p>0.061400004</text:p>
              </table:table-cell>
              <table:table-cell office:value-type="float" office:value="0.045867696">
                <text:p>0.04586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616">
                <text:p>0.0616</text:p>
              </table:table-cell>
              <table:table-cell office:value-type="float" office:value="0.046170197">
                <text:p>0.04617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1799996">
                <text:p>0.061799996</text:p>
              </table:table-cell>
              <table:table-cell office:value-type="float" office:value="0.04645839">
                <text:p>0.0464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2">
                <text:p>0.062</text:p>
              </table:table-cell>
              <table:table-cell office:value-type="float" office:value="0.046736889">
                <text:p>0.04673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2199996">
                <text:p>0.062199996</text:p>
              </table:table-cell>
              <table:table-cell office:value-type="float" office:value="0.047006711">
                <text:p>0.04700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24">
                <text:p>0.0624</text:p>
              </table:table-cell>
              <table:table-cell office:value-type="float" office:value="0.047272477">
                <text:p>0.04727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26">
                <text:p>0.0626</text:p>
              </table:table-cell>
              <table:table-cell office:value-type="float" office:value="0.047525991">
                <text:p>0.04752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2800004">
                <text:p>0.062800004</text:p>
              </table:table-cell>
              <table:table-cell office:value-type="float" office:value="0.047775157">
                <text:p>0.04777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3">
                <text:p>0.063</text:p>
              </table:table-cell>
              <table:table-cell office:value-type="float" office:value="0.048018306">
                <text:p>0.04801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63200004">
                <text:p>0.063200004</text:p>
              </table:table-cell>
              <table:table-cell office:value-type="float" office:value="0.048254646">
                <text:p>0.04825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34">
                <text:p>0.0634</text:p>
              </table:table-cell>
              <table:table-cell office:value-type="float" office:value="0.048486613">
                <text:p>0.04848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3599996">
                <text:p>0.063599996</text:p>
              </table:table-cell>
              <table:table-cell office:value-type="float" office:value="0.048709981">
                <text:p>0.04870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38">
                <text:p>0.0638</text:p>
              </table:table-cell>
              <table:table-cell office:value-type="float" office:value="0.048926242">
                <text:p>0.04892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4">
                <text:p>0.064</text:p>
              </table:table-cell>
              <table:table-cell office:value-type="float" office:value="0.049136668">
                <text:p>0.04913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42">
                <text:p>0.0642</text:p>
              </table:table-cell>
              <table:table-cell office:value-type="float" office:value="0.049337409">
                <text:p>0.04933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44">
                <text:p>0.0644</text:p>
              </table:table-cell>
              <table:table-cell office:value-type="float" office:value="0.049537543">
                <text:p>0.04953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4600004">
                <text:p>0.064600004</text:p>
              </table:table-cell>
              <table:table-cell office:value-type="float" office:value="0.04972963">
                <text:p>0.0497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648">
                <text:p>0.0648</text:p>
              </table:table-cell>
              <table:table-cell office:value-type="float" office:value="0.049918648">
                <text:p>0.04991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4999996">
                <text:p>0.064999996</text:p>
              </table:table-cell>
              <table:table-cell office:value-type="float" office:value="0.0501022">
                <text:p>0.050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52">
                <text:p>0.0652</text:p>
              </table:table-cell>
              <table:table-cell office:value-type="float" office:value="0.050280903">
                <text:p>0.05028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54">
                <text:p>0.0654</text:p>
              </table:table-cell>
              <table:table-cell office:value-type="float" office:value="0.0504543">
                <text:p>0.050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656">
                <text:p>0.0656</text:p>
              </table:table-cell>
              <table:table-cell office:value-type="float" office:value="0.050623752">
                <text:p>0.05062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58">
                <text:p>0.0658</text:p>
              </table:table-cell>
              <table:table-cell office:value-type="float" office:value="0.050789408">
                <text:p>0.05078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6000004">
                <text:p>0.066000004</text:p>
              </table:table-cell>
              <table:table-cell office:value-type="float" office:value="0.050951511">
                <text:p>0.05095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62">
                <text:p>0.0662</text:p>
              </table:table-cell>
              <table:table-cell office:value-type="float" office:value="0.051107988">
                <text:p>0.05110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6399996">
                <text:p>0.066399996</text:p>
              </table:table-cell>
              <table:table-cell office:value-type="float" office:value="0.051256757">
                <text:p>0.05125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66">
                <text:p>0.0666</text:p>
              </table:table-cell>
              <table:table-cell office:value-type="float" office:value="0.05141402">
                <text:p>0.0514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68">
                <text:p>0.0668</text:p>
              </table:table-cell>
              <table:table-cell office:value-type="float" office:value="0.051551092">
                <text:p>0.05155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7">
                <text:p>0.067</text:p>
              </table:table-cell>
              <table:table-cell office:value-type="float" office:value="0.051688194">
                <text:p>0.05168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72">
                <text:p>0.0672</text:p>
              </table:table-cell>
              <table:table-cell office:value-type="float" office:value="0.051825061">
                <text:p>0.05182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7400004">
                <text:p>0.067400004</text:p>
              </table:table-cell>
              <table:table-cell office:value-type="float" office:value="0.051958751">
                <text:p>0.051958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76">
                <text:p>0.0676</text:p>
              </table:table-cell>
              <table:table-cell office:value-type="float" office:value="0.052088216">
                <text:p>0.05208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7799996">
                <text:p>0.067799996</text:p>
              </table:table-cell>
              <table:table-cell office:value-type="float" office:value="0.052215975">
                <text:p>0.05221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8">
                <text:p>0.068</text:p>
              </table:table-cell>
              <table:table-cell office:value-type="float" office:value="0.052338753">
                <text:p>0.05233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82">
                <text:p>0.0682</text:p>
              </table:table-cell>
              <table:table-cell office:value-type="float" office:value="0.052458849">
                <text:p>0.05245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84">
                <text:p>0.0684</text:p>
              </table:table-cell>
              <table:table-cell office:value-type="float" office:value="0.052578665">
                <text:p>0.05257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86">
                <text:p>0.0686</text:p>
              </table:table-cell>
              <table:table-cell office:value-type="float" office:value="0.052696574">
                <text:p>0.05269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8800004">
                <text:p>0.068800004</text:p>
              </table:table-cell>
              <table:table-cell office:value-type="float" office:value="0.052807968">
                <text:p>0.05280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9">
                <text:p>0.069</text:p>
              </table:table-cell>
              <table:table-cell office:value-type="float" office:value="0.052918777">
                <text:p>0.05291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9199996">
                <text:p>0.069199996</text:p>
              </table:table-cell>
              <table:table-cell office:value-type="float" office:value="0.053026758">
                <text:p>0.05302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94">
                <text:p>0.0694</text:p>
              </table:table-cell>
              <table:table-cell office:value-type="float" office:value="0.053127687">
                <text:p>0.05312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9599996">
                <text:p>0.069599996</text:p>
              </table:table-cell>
              <table:table-cell office:value-type="float" office:value="0.053228047">
                <text:p>0.05322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98">
                <text:p>0.0698</text:p>
              </table:table-cell>
              <table:table-cell office:value-type="float" office:value="0.053325638">
                <text:p>0.05332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">
                <text:p>0.07</text:p>
              </table:table-cell>
              <table:table-cell office:value-type="float" office:value="0.05342079">
                <text:p>0.0534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0200004">
                <text:p>0.070200004</text:p>
              </table:table-cell>
              <table:table-cell office:value-type="float" office:value="0.053514514">
                <text:p>0.05351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704">
                <text:p>0.0704</text:p>
              </table:table-cell>
              <table:table-cell office:value-type="float" office:value="0.05360477">
                <text:p>0.0536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0599996">
                <text:p>0.070599996</text:p>
              </table:table-cell>
              <table:table-cell office:value-type="float" office:value="0.053691398">
                <text:p>0.05369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08">
                <text:p>0.0708</text:p>
              </table:table-cell>
              <table:table-cell office:value-type="float" office:value="0.053775422">
                <text:p>0.05377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0999996">
                <text:p>0.070999996</text:p>
              </table:table-cell>
              <table:table-cell office:value-type="float" office:value="0.053858284">
                <text:p>0.05385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12">
                <text:p>0.0712</text:p>
              </table:table-cell>
              <table:table-cell office:value-type="float" office:value="0.053936355">
                <text:p>0.05393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14">
                <text:p>0.0714</text:p>
              </table:table-cell>
              <table:table-cell office:value-type="float" office:value="0.054012749">
                <text:p>0.05401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1600004">
                <text:p>0.071600004</text:p>
              </table:table-cell>
              <table:table-cell office:value-type="float" office:value="0.054088794">
                <text:p>0.05408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18">
                <text:p>0.0718</text:p>
              </table:table-cell>
              <table:table-cell office:value-type="float" office:value="0.054161791">
                <text:p>0.05416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2000004">
                <text:p>0.072000004</text:p>
              </table:table-cell>
              <table:table-cell office:value-type="float" office:value="0.054233782">
                <text:p>0.05423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22">
                <text:p>0.0722</text:p>
              </table:table-cell>
              <table:table-cell office:value-type="float" office:value="0.054304708">
                <text:p>0.05430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2399996">
                <text:p>0.072399996</text:p>
              </table:table-cell>
              <table:table-cell office:value-type="float" office:value="0.054368883">
                <text:p>0.05436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26">
                <text:p>0.0726</text:p>
              </table:table-cell>
              <table:table-cell office:value-type="float" office:value="0.054433305">
                <text:p>0.05443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28">
                <text:p>0.0728</text:p>
              </table:table-cell>
              <table:table-cell office:value-type="float" office:value="0.054495651">
                <text:p>0.05449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3">
                <text:p>0.073</text:p>
              </table:table-cell>
              <table:table-cell office:value-type="float" office:value="0.054563072">
                <text:p>0.05456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32">
                <text:p>0.0732</text:p>
              </table:table-cell>
              <table:table-cell office:value-type="float" office:value="0.054617886">
                <text:p>0.05461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3400004">
                <text:p>0.073400004</text:p>
              </table:table-cell>
              <table:table-cell office:value-type="float" office:value="0.054673858">
                <text:p>0.05467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36">
                <text:p>0.0736</text:p>
              </table:table-cell>
              <table:table-cell office:value-type="float" office:value="0.054727916">
                <text:p>0.054727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3799996">
                <text:p>0.073799996</text:p>
              </table:table-cell>
              <table:table-cell office:value-type="float" office:value="0.054784492">
                <text:p>0.05478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4">
                <text:p>0.074</text:p>
              </table:table-cell>
              <table:table-cell office:value-type="float" office:value="0.054837126">
                <text:p>0.05483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42">
                <text:p>0.0742</text:p>
              </table:table-cell>
              <table:table-cell office:value-type="float" office:value="0.05488741">
                <text:p>0.0548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44">
                <text:p>0.0744</text:p>
              </table:table-cell>
              <table:table-cell office:value-type="float" office:value="0.054936241">
                <text:p>0.05493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46">
                <text:p>0.0746</text:p>
              </table:table-cell>
              <table:table-cell office:value-type="float" office:value="0.054980896">
                <text:p>0.05498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4800004">
                <text:p>0.074800004</text:p>
              </table:table-cell>
              <table:table-cell office:value-type="float" office:value="0.055025592">
                <text:p>0.05502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5">
                <text:p>0.075</text:p>
              </table:table-cell>
              <table:table-cell office:value-type="float" office:value="0.055067305">
                <text:p>0.05506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5199996">
                <text:p>0.075199996</text:p>
              </table:table-cell>
              <table:table-cell office:value-type="float" office:value="0.055113416">
                <text:p>0.05511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54">
                <text:p>0.0754</text:p>
              </table:table-cell>
              <table:table-cell office:value-type="float" office:value="0.055152044">
                <text:p>0.05515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56">
                <text:p>0.0756</text:p>
              </table:table-cell>
              <table:table-cell office:value-type="float" office:value="0.05518987">
                <text:p>0.0551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58">
                <text:p>0.0758</text:p>
              </table:table-cell>
              <table:table-cell office:value-type="float" office:value="0.055226341">
                <text:p>0.05522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6">
                <text:p>0.076</text:p>
              </table:table-cell>
              <table:table-cell office:value-type="float" office:value="0.055261597">
                <text:p>0.05526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6200004">
                <text:p>0.076200004</text:p>
              </table:table-cell>
              <table:table-cell office:value-type="float" office:value="0.055294313">
                <text:p>0.05529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64">
                <text:p>0.0764</text:p>
              </table:table-cell>
              <table:table-cell office:value-type="float" office:value="0.055326965">
                <text:p>0.05532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6599996">
                <text:p>0.076599996</text:p>
              </table:table-cell>
              <table:table-cell office:value-type="float" office:value="0.055357188">
                <text:p>0.05535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68">
                <text:p>0.0768</text:p>
              </table:table-cell>
              <table:table-cell office:value-type="float" office:value="0.055386443">
                <text:p>0.05538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7">
                <text:p>0.077</text:p>
              </table:table-cell>
              <table:table-cell office:value-type="float" office:value="0.055415109">
                <text:p>0.05541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72">
                <text:p>0.0772</text:p>
              </table:table-cell>
              <table:table-cell office:value-type="float" office:value="0.055443473">
                <text:p>0.05544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74">
                <text:p>0.0774</text:p>
              </table:table-cell>
              <table:table-cell office:value-type="float" office:value="0.055467349">
                <text:p>0.05546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7600004">
                <text:p>0.077600004</text:p>
              </table:table-cell>
              <table:table-cell office:value-type="float" office:value="0.055491019">
                <text:p>0.05549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78">
                <text:p>0.0778</text:p>
              </table:table-cell>
              <table:table-cell office:value-type="float" office:value="0.055510011">
                <text:p>0.05551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7999996">
                <text:p>0.077999996</text:p>
              </table:table-cell>
              <table:table-cell office:value-type="float" office:value="0.055531599">
                <text:p>0.05553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82">
                <text:p>0.0782</text:p>
              </table:table-cell>
              <table:table-cell office:value-type="float" office:value="0.055554096">
                <text:p>0.05555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8399996">
                <text:p>0.078399996</text:p>
              </table:table-cell>
              <table:table-cell office:value-type="float" office:value="0.055574328">
                <text:p>0.05557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86">
                <text:p>0.0786</text:p>
              </table:table-cell>
              <table:table-cell office:value-type="float" office:value="0.055595472">
                <text:p>0.055595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88">
                <text:p>0.0788</text:p>
              </table:table-cell>
              <table:table-cell office:value-type="float" office:value="0.05560958">
                <text:p>0.0556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9000004">
                <text:p>0.079000004</text:p>
              </table:table-cell>
              <table:table-cell office:value-type="float" office:value="0.055625122">
                <text:p>0.05562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92">
                <text:p>0.0792</text:p>
              </table:table-cell>
              <table:table-cell office:value-type="float" office:value="0.055640552">
                <text:p>0.05564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9400004">
                <text:p>0.079400004</text:p>
              </table:table-cell>
              <table:table-cell office:value-type="float" office:value="0.055653285">
                <text:p>0.05565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96">
                <text:p>0.0796</text:p>
              </table:table-cell>
              <table:table-cell office:value-type="float" office:value="0.055665132">
                <text:p>0.05566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9799996">
                <text:p>0.079799996</text:p>
              </table:table-cell>
              <table:table-cell office:value-type="float" office:value="0.055675376">
                <text:p>0.05567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">
                <text:p>0.08</text:p>
              </table:table-cell>
              <table:table-cell office:value-type="float" office:value="0.05568349">
                <text:p>0.0556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02">
                <text:p>0.0802</text:p>
              </table:table-cell>
              <table:table-cell office:value-type="float" office:value="0.055691328">
                <text:p>0.05569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0400004">
                <text:p>0.080400004</text:p>
              </table:table-cell>
              <table:table-cell office:value-type="float" office:value="0.055698004">
                <text:p>0.05569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06">
                <text:p>0.0806</text:p>
              </table:table-cell>
              <table:table-cell office:value-type="float" office:value="0.055702876">
                <text:p>0.05570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0800004">
                <text:p>0.080800004</text:p>
              </table:table-cell>
              <table:table-cell office:value-type="float" office:value="0.055707131">
                <text:p>0.05570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81">
                <text:p>0.081</text:p>
              </table:table-cell>
              <table:table-cell office:value-type="float" office:value="0.055710889">
                <text:p>0.055710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1199996">
                <text:p>0.081199996</text:p>
              </table:table-cell>
              <table:table-cell office:value-type="float" office:value="0.055714577">
                <text:p>0.05571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14">
                <text:p>0.0814</text:p>
              </table:table-cell>
              <table:table-cell office:value-type="float" office:value="0.055716142">
                <text:p>0.05571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16">
                <text:p>0.0816</text:p>
              </table:table-cell>
              <table:table-cell office:value-type="float" office:value="0.055716734">
                <text:p>0.05571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18">
                <text:p>0.0818</text:p>
              </table:table-cell>
              <table:table-cell office:value-type="float" office:value="0.055716455">
                <text:p>0.05571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2">
                <text:p>0.082</text:p>
              </table:table-cell>
              <table:table-cell office:value-type="float" office:value="0.055714957">
                <text:p>0.05571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2200004">
                <text:p>0.082200004</text:p>
              </table:table-cell>
              <table:table-cell office:value-type="float" office:value="0.055714156">
                <text:p>0.0557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24">
                <text:p>0.0824</text:p>
              </table:table-cell>
              <table:table-cell office:value-type="float" office:value="0.055706058">
                <text:p>0.05570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2599996">
                <text:p>0.082599996</text:p>
              </table:table-cell>
              <table:table-cell office:value-type="float" office:value="0.055700723">
                <text:p>0.05570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28">
                <text:p>0.0828</text:p>
              </table:table-cell>
              <table:table-cell office:value-type="float" office:value="0.055694681">
                <text:p>0.05569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3">
                <text:p>0.083</text:p>
              </table:table-cell>
              <table:table-cell office:value-type="float" office:value="0.055684149">
                <text:p>0.05568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32">
                <text:p>0.0832</text:p>
              </table:table-cell>
              <table:table-cell office:value-type="float" office:value="0.055674903">
                <text:p>0.05567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34">
                <text:p>0.0834</text:p>
              </table:table-cell>
              <table:table-cell office:value-type="float" office:value="0.055667482">
                <text:p>0.05566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3600004">
                <text:p>0.083600004</text:p>
              </table:table-cell>
              <table:table-cell office:value-type="float" office:value="0.055661082">
                <text:p>0.05566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38">
                <text:p>0.0838</text:p>
              </table:table-cell>
              <table:table-cell office:value-type="float" office:value="0.055650946">
                <text:p>0.05565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3999996">
                <text:p>0.083999996</text:p>
              </table:table-cell>
              <table:table-cell office:value-type="float" office:value="0.055640407">
                <text:p>0.05564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42">
                <text:p>0.0842</text:p>
              </table:table-cell>
              <table:table-cell office:value-type="float" office:value="0.055624198">
                <text:p>0.05562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4">
                <text:p>0.0844</text:p>
              </table:table-cell>
              <table:table-cell office:value-type="float" office:value="0.055610351">
                <text:p>0.05561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46">
                <text:p>0.0846</text:p>
              </table:table-cell>
              <table:table-cell office:value-type="float" office:value="0.055596963">
                <text:p>0.05559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48">
                <text:p>0.0848</text:p>
              </table:table-cell>
              <table:table-cell office:value-type="float" office:value="0.055583604">
                <text:p>0.05558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5000004">
                <text:p>0.085000004</text:p>
              </table:table-cell>
              <table:table-cell office:value-type="float" office:value="0.055564828">
                <text:p>0.05556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2">
                <text:p>0.0852</text:p>
              </table:table-cell>
              <table:table-cell office:value-type="float" office:value="0.055547956">
                <text:p>0.05554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399996">
                <text:p>0.085399996</text:p>
              </table:table-cell>
              <table:table-cell office:value-type="float" office:value="0.055530723">
                <text:p>0.05553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6">
                <text:p>0.0856</text:p>
              </table:table-cell>
              <table:table-cell office:value-type="float" office:value="0.055510506">
                <text:p>0.05551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58">
                <text:p>0.0858</text:p>
              </table:table-cell>
              <table:table-cell office:value-type="float" office:value="0.055493698">
                <text:p>0.05549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6">
                <text:p>0.086</text:p>
              </table:table-cell>
              <table:table-cell office:value-type="float" office:value="0.055472516">
                <text:p>0.05547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62">
                <text:p>0.0862</text:p>
              </table:table-cell>
              <table:table-cell office:value-type="float" office:value="0.055446956">
                <text:p>0.05544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6400004">
                <text:p>0.086400004</text:p>
              </table:table-cell>
              <table:table-cell office:value-type="float" office:value="0.055425536">
                <text:p>0.05542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66">
                <text:p>0.0866</text:p>
              </table:table-cell>
              <table:table-cell office:value-type="float" office:value="0.055401258">
                <text:p>0.05540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6799996">
                <text:p>0.086799996</text:p>
              </table:table-cell>
              <table:table-cell office:value-type="float" office:value="0.055376519">
                <text:p>0.05537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7">
                <text:p>0.087</text:p>
              </table:table-cell>
              <table:table-cell office:value-type="float" office:value="0.055351276">
                <text:p>0.05535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7199996">
                <text:p>0.087199996</text:p>
              </table:table-cell>
              <table:table-cell office:value-type="float" office:value="0.055325005">
                <text:p>0.05532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